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_Harsh</text:p>
          </table:table-cell>
          <table:table-cell office:value-type="string" calcext:value-type="string">
            <text:p>Time_Andy</text:p>
          </table:table-cell>
          <table:table-cell office:value-type="string" calcext:value-type="string">
            <text:p>Lat_Harsh</text:p>
          </table:table-cell>
          <table:table-cell office:value-type="string" calcext:value-type="string">
            <text:p>Long_Harsh</text:p>
          </table:table-cell>
          <table:table-cell office:value-type="string" calcext:value-type="string">
            <text:p>Electron_Temp</text:p>
          </table:table-cell>
          <table:table-cell office:value-type="string" calcext:value-type="string">
            <text:p>Ion temp</text:p>
          </table:table-cell>
        </table:table-row>
        <table:table-row table:style-name="ro1">
          <table:table-cell office:value-type="float" office:value="1416478067.197" calcext:value-type="float">
            <text:p>1416478067.197</text:p>
          </table:table-cell>
          <table:table-cell office:value-type="float" office:value="1416476519" calcext:value-type="float">
            <text:p>1416476519</text:p>
          </table:table-cell>
          <table:table-cell office:value-type="float" office:value="67.3202042" calcext:value-type="float">
            <text:p>67.3202042</text:p>
          </table:table-cell>
          <table:table-cell office:value-type="float" office:value="-152.9090027" calcext:value-type="float">
            <text:p>-152.9090027</text:p>
          </table:table-cell>
          <table:table-cell office:value-type="float" office:value="3843.7550277774" calcext:value-type="float">
            <text:p>3843.7550277774</text:p>
          </table:table-cell>
          <table:table-cell office:value-type="float" office:value="2492.7124151819" calcext:value-type="float">
            <text:p>2492.7124151819</text:p>
          </table:table-cell>
        </table:table-row>
        <table:table-row table:style-name="ro1">
          <table:table-cell office:value-type="float" office:value="1396803478.197" calcext:value-type="float">
            <text:p>1396803478.197</text:p>
          </table:table-cell>
          <table:table-cell office:value-type="float" office:value="1396803788" calcext:value-type="float">
            <text:p>1396803788</text:p>
          </table:table-cell>
          <table:table-cell office:value-type="float" office:value="67.6043845" calcext:value-type="float">
            <text:p>67.6043845</text:p>
          </table:table-cell>
          <table:table-cell office:value-type="float" office:value="-147.6416406" calcext:value-type="float">
            <text:p>-147.6416406</text:p>
          </table:table-cell>
          <table:table-cell office:value-type="float" office:value="4870.03056770429" calcext:value-type="float">
            <text:p>4870.03056770429</text:p>
          </table:table-cell>
          <table:table-cell office:value-type="float" office:value="1246.36983485375" calcext:value-type="float">
            <text:p>1246.36983485375</text:p>
          </table:table-cell>
        </table:table-row>
        <table:table-row table:style-name="ro1">
          <table:table-cell office:value-type="float" office:value="1419620337.197" calcext:value-type="float">
            <text:p>1419620337.197</text:p>
          </table:table-cell>
          <table:table-cell office:value-type="float" office:value="1419618707" calcext:value-type="float">
            <text:p>1419618707</text:p>
          </table:table-cell>
          <table:table-cell office:value-type="float" office:value="65.6265126" calcext:value-type="float">
            <text:p>65.6265126</text:p>
          </table:table-cell>
          <table:table-cell office:value-type="float" office:value="-142.0104312" calcext:value-type="float">
            <text:p>-142.0104312</text:p>
          </table:table-cell>
          <table:table-cell office:value-type="float" office:value="3916.43709305947" calcext:value-type="float">
            <text:p>3916.43709305947</text:p>
          </table:table-cell>
          <table:table-cell office:value-type="float" office:value="2128.74389459344" calcext:value-type="float">
            <text:p>2128.74389459344</text:p>
          </table:table-cell>
        </table:table-row>
        <table:table-row table:style-name="ro1">
          <table:table-cell office:value-type="float" office:value="1419620337.197" calcext:value-type="float">
            <text:p>1419620337.197</text:p>
          </table:table-cell>
          <table:table-cell office:value-type="float" office:value="1419620524" calcext:value-type="float">
            <text:p>1419620524</text:p>
          </table:table-cell>
          <table:table-cell office:value-type="float" office:value="65.6265126" calcext:value-type="float">
            <text:p>65.6265126</text:p>
          </table:table-cell>
          <table:table-cell office:value-type="float" office:value="-142.0104312" calcext:value-type="float">
            <text:p>-142.0104312</text:p>
          </table:table-cell>
          <table:table-cell office:value-type="float" office:value="3916.43709305947" calcext:value-type="float">
            <text:p>3916.43709305947</text:p>
          </table:table-cell>
          <table:table-cell office:value-type="float" office:value="1686.9563378092" calcext:value-type="float">
            <text:p>1686.9563378092</text:p>
          </table:table-cell>
        </table:table-row>
        <table:table-row table:style-name="ro1">
          <table:table-cell office:value-type="float" office:value="1419660909.696" calcext:value-type="float">
            <text:p>1419660909.696</text:p>
          </table:table-cell>
          <table:table-cell office:value-type="float" office:value="1419660802" calcext:value-type="float">
            <text:p>1419660802</text:p>
          </table:table-cell>
          <table:table-cell office:value-type="float" office:value="68.5507351" calcext:value-type="float">
            <text:p>68.5507351</text:p>
          </table:table-cell>
          <table:table-cell office:value-type="float" office:value="-142.3563504" calcext:value-type="float">
            <text:p>-142.3563504</text:p>
          </table:table-cell>
          <table:table-cell office:value-type="float" office:value="3637.71822362713" calcext:value-type="float">
            <text:p>3637.71822362713</text:p>
          </table:table-cell>
          <table:table-cell office:value-type="float" office:value="1590.54295298811" calcext:value-type="float">
            <text:p>1590.54295298811</text:p>
          </table:table-cell>
        </table:table-row>
        <table:table-row table:style-name="ro1">
          <table:table-cell office:value-type="float" office:value="1398007277.696" calcext:value-type="float">
            <text:p>1398007277.696</text:p>
          </table:table-cell>
          <table:table-cell office:value-type="float" office:value="1398006751" calcext:value-type="float">
            <text:p>1398006751</text:p>
          </table:table-cell>
          <table:table-cell office:value-type="float" office:value="63.2871999" calcext:value-type="float">
            <text:p>63.2871999</text:p>
          </table:table-cell>
          <table:table-cell office:value-type="float" office:value="-143.8426902" calcext:value-type="float">
            <text:p>-143.8426902</text:p>
          </table:table-cell>
          <table:table-cell office:value-type="float" office:value="4029.19701071741" calcext:value-type="float">
            <text:p>4029.19701071741</text:p>
          </table:table-cell>
          <table:table-cell office:value-type="float" office:value="7218.21173832382" calcext:value-type="float">
            <text:p>7218.21173832382</text:p>
          </table:table-cell>
        </table:table-row>
        <table:table-row table:style-name="ro1">
          <table:table-cell office:value-type="float" office:value="1411220266.197" calcext:value-type="float">
            <text:p>1411220266.197</text:p>
          </table:table-cell>
          <table:table-cell office:value-type="float" office:value="1411219070" calcext:value-type="float">
            <text:p>1411219070</text:p>
          </table:table-cell>
          <table:table-cell office:value-type="float" office:value="67.5194012" calcext:value-type="float">
            <text:p>67.5194012</text:p>
          </table:table-cell>
          <table:table-cell office:value-type="float" office:value="-155.2232911" calcext:value-type="float">
            <text:p>-155.2232911</text:p>
          </table:table-cell>
          <table:table-cell office:value-type="float" office:value="3322.57362406488" calcext:value-type="float">
            <text:p>3322.57362406488</text:p>
          </table:table-cell>
          <table:table-cell office:value-type="float" office:value="1385.74325763168" calcext:value-type="float">
            <text:p>1385.74325763168</text:p>
          </table:table-cell>
        </table:table-row>
        <table:table-row table:style-name="ro1">
          <table:table-cell office:value-type="float" office:value="1389271937.696" calcext:value-type="float">
            <text:p>1389271937.696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9.4235996" calcext:value-type="float">
            <text:p>69.4235996</text:p>
          </table:table-cell>
          <table:table-cell office:value-type="float" office:value="-149.7124538" calcext:value-type="float">
            <text:p>-149.7124538</text:p>
          </table:table-cell>
          <table:table-cell office:value-type="float" office:value="3755.88295433026" calcext:value-type="float">
            <text:p>3755.88295433026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2000.197" calcext:value-type="float">
            <text:p>1389272000.197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5.4774518" calcext:value-type="float">
            <text:p>65.4774518</text:p>
          </table:table-cell>
          <table:table-cell office:value-type="float" office:value="-148.8119643" calcext:value-type="float">
            <text:p>-148.8119643</text:p>
          </table:table-cell>
          <table:table-cell office:value-type="float" office:value="3032.28620614007" calcext:value-type="float">
            <text:p>3032.28620614007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1862.197" calcext:value-type="float">
            <text:p>1389271862.197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9.4090287" calcext:value-type="float">
            <text:p>69.4090287</text:p>
          </table:table-cell>
          <table:table-cell office:value-type="float" office:value="-149.3929527" calcext:value-type="float">
            <text:p>-149.3929527</text:p>
          </table:table-cell>
          <table:table-cell office:value-type="float" office:value="3247.58670379586" calcext:value-type="float">
            <text:p>3247.58670379586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1924.197" calcext:value-type="float">
            <text:p>1389271924.197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5.494467" calcext:value-type="float">
            <text:p>65.494467</text:p>
          </table:table-cell>
          <table:table-cell office:value-type="float" office:value="-148.4996747" calcext:value-type="float">
            <text:p>-148.4996747</text:p>
          </table:table-cell>
          <table:table-cell office:value-type="float" office:value="3530.40082535419" calcext:value-type="float">
            <text:p>3530.40082535419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2081.696" calcext:value-type="float">
            <text:p>1389272081.696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9.0873658" calcext:value-type="float">
            <text:p>69.0873658</text:p>
          </table:table-cell>
          <table:table-cell office:value-type="float" office:value="-150.1962675" calcext:value-type="float">
            <text:p>-150.1962675</text:p>
          </table:table-cell>
          <table:table-cell office:value-type="float" office:value="3678.97363571995" calcext:value-type="float">
            <text:p>3678.97363571995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2140.696" calcext:value-type="float">
            <text:p>1389272140.696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5.3620822" calcext:value-type="float">
            <text:p>65.3620822</text:p>
          </table:table-cell>
          <table:table-cell office:value-type="float" office:value="-149.3678959" calcext:value-type="float">
            <text:p>-149.3678959</text:p>
          </table:table-cell>
          <table:table-cell office:value-type="float" office:value="3374.64377402881" calcext:value-type="float">
            <text:p>3374.64377402881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1937.696" calcext:value-type="float">
            <text:p>1389271937.696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9.4235996" calcext:value-type="float">
            <text:p>69.4235996</text:p>
          </table:table-cell>
          <table:table-cell office:value-type="float" office:value="-149.7124538" calcext:value-type="float">
            <text:p>-149.7124538</text:p>
          </table:table-cell>
          <table:table-cell office:value-type="float" office:value="3755.88295433026" calcext:value-type="float">
            <text:p>3755.88295433026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2000.197" calcext:value-type="float">
            <text:p>1389272000.197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5.4774518" calcext:value-type="float">
            <text:p>65.4774518</text:p>
          </table:table-cell>
          <table:table-cell office:value-type="float" office:value="-148.8119643" calcext:value-type="float">
            <text:p>-148.8119643</text:p>
          </table:table-cell>
          <table:table-cell office:value-type="float" office:value="3032.28620614007" calcext:value-type="float">
            <text:p>3032.28620614007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1862.197" calcext:value-type="float">
            <text:p>1389271862.197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9.4090287" calcext:value-type="float">
            <text:p>69.4090287</text:p>
          </table:table-cell>
          <table:table-cell office:value-type="float" office:value="-149.3929527" calcext:value-type="float">
            <text:p>-149.3929527</text:p>
          </table:table-cell>
          <table:table-cell office:value-type="float" office:value="3247.58670379586" calcext:value-type="float">
            <text:p>3247.58670379586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1924.197" calcext:value-type="float">
            <text:p>1389271924.197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5.494467" calcext:value-type="float">
            <text:p>65.494467</text:p>
          </table:table-cell>
          <table:table-cell office:value-type="float" office:value="-148.4996747" calcext:value-type="float">
            <text:p>-148.4996747</text:p>
          </table:table-cell>
          <table:table-cell office:value-type="float" office:value="3530.40082535419" calcext:value-type="float">
            <text:p>3530.40082535419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2081.696" calcext:value-type="float">
            <text:p>1389272081.696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9.0873658" calcext:value-type="float">
            <text:p>69.0873658</text:p>
          </table:table-cell>
          <table:table-cell office:value-type="float" office:value="-150.1962675" calcext:value-type="float">
            <text:p>-150.1962675</text:p>
          </table:table-cell>
          <table:table-cell office:value-type="float" office:value="3678.97363571995" calcext:value-type="float">
            <text:p>3678.97363571995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2140.696" calcext:value-type="float">
            <text:p>1389272140.696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5.3620822" calcext:value-type="float">
            <text:p>65.3620822</text:p>
          </table:table-cell>
          <table:table-cell office:value-type="float" office:value="-149.3678959" calcext:value-type="float">
            <text:p>-149.3678959</text:p>
          </table:table-cell>
          <table:table-cell office:value-type="float" office:value="3374.64377402881" calcext:value-type="float">
            <text:p>3374.64377402881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419278759.197" calcext:value-type="float">
            <text:p>1419278759.197</text:p>
          </table:table-cell>
          <table:table-cell office:value-type="float" office:value="1419278505" calcext:value-type="float">
            <text:p>1419278505</text:p>
          </table:table-cell>
          <table:table-cell office:value-type="float" office:value="67.033014" calcext:value-type="float">
            <text:p>67.033014</text:p>
          </table:table-cell>
          <table:table-cell office:value-type="float" office:value="-153.3495515" calcext:value-type="float">
            <text:p>-153.3495515</text:p>
          </table:table-cell>
          <table:table-cell office:value-type="float" office:value="4757.68628525873" calcext:value-type="float">
            <text:p>4757.68628525873</text:p>
          </table:table-cell>
          <table:table-cell office:value-type="float" office:value="1553.47923554116" calcext:value-type="float">
            <text:p>1553.47923554116</text:p>
          </table:table-cell>
        </table:table-row>
        <table:table-row table:style-name="ro1">
          <table:table-cell office:value-type="float" office:value="1417594157.197" calcext:value-type="float">
            <text:p>1417594157.197</text:p>
          </table:table-cell>
          <table:table-cell office:value-type="float" office:value="1417593991" calcext:value-type="float">
            <text:p>1417593991</text:p>
          </table:table-cell>
          <table:table-cell office:value-type="float" office:value="65.6004037" calcext:value-type="float">
            <text:p>65.6004037</text:p>
          </table:table-cell>
          <table:table-cell office:value-type="float" office:value="-139.4332535" calcext:value-type="float">
            <text:p>-139.4332535</text:p>
          </table:table-cell>
          <table:table-cell office:value-type="float" office:value="4544.29304643207" calcext:value-type="float">
            <text:p>4544.29304643207</text:p>
          </table:table-cell>
          <table:table-cell office:value-type="float" office:value="1454.45141357139" calcext:value-type="float">
            <text:p>1454.45141357139</text:p>
          </table:table-cell>
        </table:table-row>
        <table:table-row table:style-name="ro1">
          <table:table-cell office:value-type="float" office:value="1417594157.197" calcext:value-type="float">
            <text:p>1417594157.197</text:p>
          </table:table-cell>
          <table:table-cell office:value-type="float" office:value="1417594899" calcext:value-type="float">
            <text:p>1417594899</text:p>
          </table:table-cell>
          <table:table-cell office:value-type="float" office:value="65.6004037" calcext:value-type="float">
            <text:p>65.6004037</text:p>
          </table:table-cell>
          <table:table-cell office:value-type="float" office:value="-139.4332535" calcext:value-type="float">
            <text:p>-139.4332535</text:p>
          </table:table-cell>
          <table:table-cell office:value-type="float" office:value="4544.29304643207" calcext:value-type="float">
            <text:p>4544.29304643207</text:p>
          </table:table-cell>
          <table:table-cell office:value-type="float" office:value="1520.4123704404" calcext:value-type="float">
            <text:p>1520.4123704404</text:p>
          </table:table-cell>
        </table:table-row>
        <table:table-row table:style-name="ro1">
          <table:table-cell office:value-type="float" office:value="1398954596.696" calcext:value-type="float">
            <text:p>1398954596.696</text:p>
          </table:table-cell>
          <table:table-cell office:value-type="float" office:value="1398955434" calcext:value-type="float">
            <text:p>1398955434</text:p>
          </table:table-cell>
          <table:table-cell office:value-type="float" office:value="64.2993171" calcext:value-type="float">
            <text:p>64.2993171</text:p>
          </table:table-cell>
          <table:table-cell office:value-type="float" office:value="-146.9035891" calcext:value-type="float">
            <text:p>-146.9035891</text:p>
          </table:table-cell>
          <table:table-cell office:value-type="float" office:value="3430.46581949806" calcext:value-type="float">
            <text:p>3430.46581949806</text:p>
          </table:table-cell>
          <table:table-cell office:value-type="float" office:value="2113.59180444988" calcext:value-type="float">
            <text:p>2113.59180444988</text:p>
          </table:table-cell>
        </table:table-row>
        <table:table-row table:style-name="ro1">
          <table:table-cell office:value-type="float" office:value="1411992163.197" calcext:value-type="float">
            <text:p>1411992163.197</text:p>
          </table:table-cell>
          <table:table-cell office:value-type="float" office:value="1411993434" calcext:value-type="float">
            <text:p>1411993434</text:p>
          </table:table-cell>
          <table:table-cell office:value-type="float" office:value="67.3553447" calcext:value-type="float">
            <text:p>67.3553447</text:p>
          </table:table-cell>
          <table:table-cell office:value-type="float" office:value="-144.822374" calcext:value-type="float">
            <text:p>-144.822374</text:p>
          </table:table-cell>
          <table:table-cell office:value-type="float" office:value="3163.94954759596" calcext:value-type="float">
            <text:p>3163.94954759596</text:p>
          </table:table-cell>
          <table:table-cell office:value-type="float" office:value="2426.81445143804" calcext:value-type="float">
            <text:p>2426.81445143804</text:p>
          </table:table-cell>
        </table:table-row>
        <table:table-row table:style-name="ro1">
          <table:table-cell office:value-type="float" office:value="1411992229.197" calcext:value-type="float">
            <text:p>1411992229.197</text:p>
          </table:table-cell>
          <table:table-cell office:value-type="float" office:value="1411993434" calcext:value-type="float">
            <text:p>1411993434</text:p>
          </table:table-cell>
          <table:table-cell office:value-type="float" office:value="63.154115" calcext:value-type="float">
            <text:p>63.154115</text:p>
          </table:table-cell>
          <table:table-cell office:value-type="float" office:value="-143.9777641" calcext:value-type="float">
            <text:p>-143.9777641</text:p>
          </table:table-cell>
          <table:table-cell office:value-type="float" office:value="3111.46432646796" calcext:value-type="float">
            <text:p>3111.46432646796</text:p>
          </table:table-cell>
          <table:table-cell office:value-type="float" office:value="2426.81445143804" calcext:value-type="float">
            <text:p>2426.81445143804</text:p>
          </table:table-cell>
        </table:table-row>
        <table:table-row table:style-name="ro1">
          <table:table-cell office:value-type="float" office:value="1419490102.696" calcext:value-type="float">
            <text:p>1419490102.696</text:p>
          </table:table-cell>
          <table:table-cell office:value-type="float" office:value="1419488913" calcext:value-type="float">
            <text:p>1419488913</text:p>
          </table:table-cell>
          <table:table-cell office:value-type="float" office:value="69.0871415" calcext:value-type="float">
            <text:p>69.0871415</text:p>
          </table:table-cell>
          <table:table-cell office:value-type="float" office:value="-148.2867475" calcext:value-type="float">
            <text:p>-148.2867475</text:p>
          </table:table-cell>
          <table:table-cell office:value-type="float" office:value="4029.41616508905" calcext:value-type="float">
            <text:p>4029.41616508905</text:p>
          </table:table-cell>
          <table:table-cell office:value-type="float" office:value="1572.47278058933" calcext:value-type="float">
            <text:p>1572.47278058933</text:p>
          </table:table-cell>
        </table:table-row>
        <table:table-row table:style-name="ro1">
          <table:table-cell office:value-type="float" office:value="1419490102.696" calcext:value-type="float">
            <text:p>1419490102.696</text:p>
          </table:table-cell>
          <table:table-cell office:value-type="float" office:value="1419490124" calcext:value-type="float">
            <text:p>1419490124</text:p>
          </table:table-cell>
          <table:table-cell office:value-type="float" office:value="69.0871415" calcext:value-type="float">
            <text:p>69.0871415</text:p>
          </table:table-cell>
          <table:table-cell office:value-type="float" office:value="-148.2867475" calcext:value-type="float">
            <text:p>-148.2867475</text:p>
          </table:table-cell>
          <table:table-cell office:value-type="float" office:value="4029.41616508905" calcext:value-type="float">
            <text:p>4029.41616508905</text:p>
          </table:table-cell>
          <table:table-cell office:value-type="float" office:value="1562.36548323428" calcext:value-type="float">
            <text:p>1562.36548323428</text:p>
          </table:table-cell>
        </table:table-row>
        <table:table-row table:style-name="ro1">
          <table:table-cell office:value-type="float" office:value="1419490102.696" calcext:value-type="float">
            <text:p>1419490102.696</text:p>
          </table:table-cell>
          <table:table-cell office:value-type="float" office:value="1419491335" calcext:value-type="float">
            <text:p>1419491335</text:p>
          </table:table-cell>
          <table:table-cell office:value-type="float" office:value="69.0871415" calcext:value-type="float">
            <text:p>69.0871415</text:p>
          </table:table-cell>
          <table:table-cell office:value-type="float" office:value="-148.2867475" calcext:value-type="float">
            <text:p>-148.2867475</text:p>
          </table:table-cell>
          <table:table-cell office:value-type="float" office:value="4029.41616508905" calcext:value-type="float">
            <text:p>4029.41616508905</text:p>
          </table:table-cell>
          <table:table-cell office:value-type="float" office:value="1558.23970445383" calcext:value-type="float">
            <text:p>1558.23970445383</text:p>
          </table:table-cell>
        </table:table-row>
        <table:table-row table:style-name="ro1">
          <table:table-cell office:value-type="float" office:value="1396717945.696" calcext:value-type="float">
            <text:p>1396717945.696</text:p>
          </table:table-cell>
          <table:table-cell office:value-type="float" office:value="1396717612" calcext:value-type="float">
            <text:p>1396717612</text:p>
          </table:table-cell>
          <table:table-cell office:value-type="float" office:value="64.2221604" calcext:value-type="float">
            <text:p>64.2221604</text:p>
          </table:table-cell>
          <table:table-cell office:value-type="float" office:value="-150.7896538" calcext:value-type="float">
            <text:p>-150.7896538</text:p>
          </table:table-cell>
          <table:table-cell office:value-type="float" office:value="3963.09445432175" calcext:value-type="float">
            <text:p>3963.09445432175</text:p>
          </table:table-cell>
          <table:table-cell office:value-type="float" office:value="1950.70953812406" calcext:value-type="float">
            <text:p>1950.70953812406</text:p>
          </table:table-cell>
        </table:table-row>
        <table:table-row table:style-name="ro1">
          <table:table-cell office:value-type="float" office:value="1396718022.197" calcext:value-type="float">
            <text:p>1396718022.197</text:p>
          </table:table-cell>
          <table:table-cell office:value-type="float" office:value="1396717612" calcext:value-type="float">
            <text:p>1396717612</text:p>
          </table:table-cell>
          <table:table-cell office:value-type="float" office:value="69.0425896" calcext:value-type="float">
            <text:p>69.0425896</text:p>
          </table:table-cell>
          <table:table-cell office:value-type="float" office:value="-149.8901536" calcext:value-type="float">
            <text:p>-149.8901536</text:p>
          </table:table-cell>
          <table:table-cell office:value-type="float" office:value="4379.93780295347" calcext:value-type="float">
            <text:p>4379.93780295347</text:p>
          </table:table-cell>
          <table:table-cell office:value-type="float" office:value="1950.70953812406" calcext:value-type="float">
            <text:p>1950.70953812406</text:p>
          </table:table-cell>
        </table:table-row>
        <table:table-row table:style-name="ro1">
          <table:table-cell office:value-type="float" office:value="1419186793.696" calcext:value-type="float">
            <text:p>1419186793.696</text:p>
          </table:table-cell>
          <table:table-cell office:value-type="float" office:value="1419186619" calcext:value-type="float">
            <text:p>1419186619</text:p>
          </table:table-cell>
          <table:table-cell office:value-type="float" office:value="64.8546887" calcext:value-type="float">
            <text:p>64.8546887</text:p>
          </table:table-cell>
          <table:table-cell office:value-type="float" office:value="-147.4010802" calcext:value-type="float">
            <text:p>-147.4010802</text:p>
          </table:table-cell>
          <table:table-cell office:value-type="float" office:value="3750.64893966758" calcext:value-type="float">
            <text:p>3750.64893966758</text:p>
          </table:table-cell>
          <table:table-cell office:value-type="float" office:value="5017.83515906582" calcext:value-type="float">
            <text:p>5017.83515906582</text:p>
          </table:table-cell>
        </table:table-row>
        <table:table-row table:style-name="ro1">
          <table:table-cell office:value-type="float" office:value="1419271236.197" calcext:value-type="float">
            <text:p>1419271236.197</text:p>
          </table:table-cell>
          <table:table-cell office:value-type="float" office:value="1419269708" calcext:value-type="float">
            <text:p>1419269708</text:p>
          </table:table-cell>
          <table:table-cell office:value-type="float" office:value="65.1360574" calcext:value-type="float">
            <text:p>65.1360574</text:p>
          </table:table-cell>
          <table:table-cell office:value-type="float" office:value="-140.4873497" calcext:value-type="float">
            <text:p>-140.4873497</text:p>
          </table:table-cell>
          <table:table-cell office:value-type="float" office:value="3705.3082964715" calcext:value-type="float">
            <text:p>3705.3082964715</text:p>
          </table:table-cell>
          <table:table-cell office:value-type="float" office:value="3405.72237471943" calcext:value-type="float">
            <text:p>3405.72237471943</text:p>
          </table:table-cell>
        </table:table-row>
        <table:table-row table:style-name="ro1">
          <table:table-cell office:value-type="float" office:value="1419271236.197" calcext:value-type="float">
            <text:p>1419271236.197</text:p>
          </table:table-cell>
          <table:table-cell office:value-type="float" office:value="1419272887" calcext:value-type="float">
            <text:p>1419272887</text:p>
          </table:table-cell>
          <table:table-cell office:value-type="float" office:value="65.1360574" calcext:value-type="float">
            <text:p>65.1360574</text:p>
          </table:table-cell>
          <table:table-cell office:value-type="float" office:value="-140.4873497" calcext:value-type="float">
            <text:p>-140.4873497</text:p>
          </table:table-cell>
          <table:table-cell office:value-type="float" office:value="3705.3082964715" calcext:value-type="float">
            <text:p>3705.3082964715</text:p>
          </table:table-cell>
          <table:table-cell office:value-type="float" office:value="4043.04716907876" calcext:value-type="float">
            <text:p>4043.04716907876</text:p>
          </table:table-cell>
        </table:table-row>
        <table:table-row table:style-name="ro1">
          <table:table-cell office:value-type="float" office:value="1410358164.696" calcext:value-type="float">
            <text:p>1410358164.696</text:p>
          </table:table-cell>
          <table:table-cell office:value-type="float" office:value="1410357735" calcext:value-type="float">
            <text:p>1410357735</text:p>
          </table:table-cell>
          <table:table-cell office:value-type="float" office:value="67.9398125" calcext:value-type="float">
            <text:p>67.9398125</text:p>
          </table:table-cell>
          <table:table-cell office:value-type="float" office:value="-151.2560237" calcext:value-type="float">
            <text:p>-151.2560237</text:p>
          </table:table-cell>
          <table:table-cell office:value-type="float" office:value="3607.44425357812" calcext:value-type="float">
            <text:p>3607.44425357812</text:p>
          </table:table-cell>
          <table:table-cell office:value-type="float" office:value="1621.03400897408" calcext:value-type="float">
            <text:p>1621.03400897408</text:p>
          </table:table-cell>
        </table:table-row>
        <table:table-row table:style-name="ro1">
          <table:table-cell office:value-type="float" office:value="1410358166.197" calcext:value-type="float">
            <text:p>1410358166.197</text:p>
          </table:table-cell>
          <table:table-cell office:value-type="float" office:value="1410357735" calcext:value-type="float">
            <text:p>1410357735</text:p>
          </table:table-cell>
          <table:table-cell office:value-type="float" office:value="67.610037" calcext:value-type="float">
            <text:p>67.610037</text:p>
          </table:table-cell>
          <table:table-cell office:value-type="float" office:value="-149.7555344" calcext:value-type="float">
            <text:p>-149.7555344</text:p>
          </table:table-cell>
          <table:table-cell office:value-type="float" office:value="3749.1466780876" calcext:value-type="float">
            <text:p>3749.1466780876</text:p>
          </table:table-cell>
          <table:table-cell office:value-type="float" office:value="1621.03400897408" calcext:value-type="float">
            <text:p>1621.03400897408</text:p>
          </table:table-cell>
        </table:table-row>
        <table:table-row table:style-name="ro1">
          <table:table-cell office:value-type="float" office:value="1410442714.197" calcext:value-type="float">
            <text:p>1410442714.197</text:p>
          </table:table-cell>
          <table:table-cell office:value-type="float" office:value="1410444156" calcext:value-type="float">
            <text:p>1410444156</text:p>
          </table:table-cell>
          <table:table-cell office:value-type="float" office:value="66.2320889" calcext:value-type="float">
            <text:p>66.2320889</text:p>
          </table:table-cell>
          <table:table-cell office:value-type="float" office:value="-144.3378272" calcext:value-type="float">
            <text:p>-144.3378272</text:p>
          </table:table-cell>
          <table:table-cell office:value-type="float" office:value="3919.38554637494" calcext:value-type="float">
            <text:p>3919.38554637494</text:p>
          </table:table-cell>
          <table:table-cell office:value-type="float" office:value="3268.55062354559" calcext:value-type="float">
            <text:p>3268.55062354559</text:p>
          </table:table-cell>
        </table:table-row>
        <table:table-row table:style-name="ro1">
          <table:table-cell office:value-type="float" office:value="1410442669.197" calcext:value-type="float">
            <text:p>1410442669.197</text:p>
          </table:table-cell>
          <table:table-cell office:value-type="float" office:value="1410444156" calcext:value-type="float">
            <text:p>1410444156</text:p>
          </table:table-cell>
          <table:table-cell office:value-type="float" office:value="68.8587739" calcext:value-type="float">
            <text:p>68.8587739</text:p>
          </table:table-cell>
          <table:table-cell office:value-type="float" office:value="-143.5893162" calcext:value-type="float">
            <text:p>-143.5893162</text:p>
          </table:table-cell>
          <table:table-cell office:value-type="float" office:value="3916.28518822973" calcext:value-type="float">
            <text:p>3916.28518822973</text:p>
          </table:table-cell>
          <table:table-cell office:value-type="float" office:value="3268.55062354559" calcext:value-type="float">
            <text:p>3268.55062354559</text:p>
          </table:table-cell>
        </table:table-row>
        <table:table-row table:style-name="ro1">
          <table:table-cell office:value-type="float" office:value="1416478067.197" calcext:value-type="float">
            <text:p>1416478067.197</text:p>
          </table:table-cell>
          <table:table-cell office:value-type="float" office:value="1416476519" calcext:value-type="float">
            <text:p>1416476519</text:p>
          </table:table-cell>
          <table:table-cell office:value-type="float" office:value="67.3202042" calcext:value-type="float">
            <text:p>67.3202042</text:p>
          </table:table-cell>
          <table:table-cell office:value-type="float" office:value="-152.9090027" calcext:value-type="float">
            <text:p>-152.9090027</text:p>
          </table:table-cell>
          <table:table-cell office:value-type="float" office:value="3843.7550277774" calcext:value-type="float">
            <text:p>3843.7550277774</text:p>
          </table:table-cell>
          <table:table-cell office:value-type="float" office:value="2492.7124151819" calcext:value-type="float">
            <text:p>2492.7124151819</text:p>
          </table:table-cell>
        </table:table-row>
        <table:table-row table:style-name="ro1">
          <table:table-cell office:value-type="float" office:value="1396803478.197" calcext:value-type="float">
            <text:p>1396803478.197</text:p>
          </table:table-cell>
          <table:table-cell office:value-type="float" office:value="1396803788" calcext:value-type="float">
            <text:p>1396803788</text:p>
          </table:table-cell>
          <table:table-cell office:value-type="float" office:value="67.6043845" calcext:value-type="float">
            <text:p>67.6043845</text:p>
          </table:table-cell>
          <table:table-cell office:value-type="float" office:value="-147.6416406" calcext:value-type="float">
            <text:p>-147.6416406</text:p>
          </table:table-cell>
          <table:table-cell office:value-type="float" office:value="4870.03056770429" calcext:value-type="float">
            <text:p>4870.03056770429</text:p>
          </table:table-cell>
          <table:table-cell office:value-type="float" office:value="1246.36983485375" calcext:value-type="float">
            <text:p>1246.36983485375</text:p>
          </table:table-cell>
        </table:table-row>
        <table:table-row table:style-name="ro1">
          <table:table-cell office:value-type="float" office:value="1419620337.197" calcext:value-type="float">
            <text:p>1419620337.197</text:p>
          </table:table-cell>
          <table:table-cell office:value-type="float" office:value="1419618707" calcext:value-type="float">
            <text:p>1419618707</text:p>
          </table:table-cell>
          <table:table-cell office:value-type="float" office:value="65.6265126" calcext:value-type="float">
            <text:p>65.6265126</text:p>
          </table:table-cell>
          <table:table-cell office:value-type="float" office:value="-142.0104312" calcext:value-type="float">
            <text:p>-142.0104312</text:p>
          </table:table-cell>
          <table:table-cell office:value-type="float" office:value="3916.43709305947" calcext:value-type="float">
            <text:p>3916.43709305947</text:p>
          </table:table-cell>
          <table:table-cell office:value-type="float" office:value="2128.74389459344" calcext:value-type="float">
            <text:p>2128.74389459344</text:p>
          </table:table-cell>
        </table:table-row>
        <table:table-row table:style-name="ro1">
          <table:table-cell office:value-type="float" office:value="1419620337.197" calcext:value-type="float">
            <text:p>1419620337.197</text:p>
          </table:table-cell>
          <table:table-cell office:value-type="float" office:value="1419620524" calcext:value-type="float">
            <text:p>1419620524</text:p>
          </table:table-cell>
          <table:table-cell office:value-type="float" office:value="65.6265126" calcext:value-type="float">
            <text:p>65.6265126</text:p>
          </table:table-cell>
          <table:table-cell office:value-type="float" office:value="-142.0104312" calcext:value-type="float">
            <text:p>-142.0104312</text:p>
          </table:table-cell>
          <table:table-cell office:value-type="float" office:value="3916.43709305947" calcext:value-type="float">
            <text:p>3916.43709305947</text:p>
          </table:table-cell>
          <table:table-cell office:value-type="float" office:value="1686.9563378092" calcext:value-type="float">
            <text:p>1686.9563378092</text:p>
          </table:table-cell>
        </table:table-row>
        <table:table-row table:style-name="ro1">
          <table:table-cell office:value-type="float" office:value="1419660909.696" calcext:value-type="float">
            <text:p>1419660909.696</text:p>
          </table:table-cell>
          <table:table-cell office:value-type="float" office:value="1419660802" calcext:value-type="float">
            <text:p>1419660802</text:p>
          </table:table-cell>
          <table:table-cell office:value-type="float" office:value="68.5507351" calcext:value-type="float">
            <text:p>68.5507351</text:p>
          </table:table-cell>
          <table:table-cell office:value-type="float" office:value="-142.3563504" calcext:value-type="float">
            <text:p>-142.3563504</text:p>
          </table:table-cell>
          <table:table-cell office:value-type="float" office:value="3637.71822362713" calcext:value-type="float">
            <text:p>3637.71822362713</text:p>
          </table:table-cell>
          <table:table-cell office:value-type="float" office:value="1590.54295298811" calcext:value-type="float">
            <text:p>1590.54295298811</text:p>
          </table:table-cell>
        </table:table-row>
        <table:table-row table:style-name="ro1">
          <table:table-cell office:value-type="float" office:value="1398007277.696" calcext:value-type="float">
            <text:p>1398007277.696</text:p>
          </table:table-cell>
          <table:table-cell office:value-type="float" office:value="1398006751" calcext:value-type="float">
            <text:p>1398006751</text:p>
          </table:table-cell>
          <table:table-cell office:value-type="float" office:value="63.2871999" calcext:value-type="float">
            <text:p>63.2871999</text:p>
          </table:table-cell>
          <table:table-cell office:value-type="float" office:value="-143.8426902" calcext:value-type="float">
            <text:p>-143.8426902</text:p>
          </table:table-cell>
          <table:table-cell office:value-type="float" office:value="4029.19701071741" calcext:value-type="float">
            <text:p>4029.19701071741</text:p>
          </table:table-cell>
          <table:table-cell office:value-type="float" office:value="7218.21173832382" calcext:value-type="float">
            <text:p>7218.21173832382</text:p>
          </table:table-cell>
        </table:table-row>
        <table:table-row table:style-name="ro1">
          <table:table-cell office:value-type="float" office:value="1411220266.197" calcext:value-type="float">
            <text:p>1411220266.197</text:p>
          </table:table-cell>
          <table:table-cell office:value-type="float" office:value="1411219070" calcext:value-type="float">
            <text:p>1411219070</text:p>
          </table:table-cell>
          <table:table-cell office:value-type="float" office:value="67.5194012" calcext:value-type="float">
            <text:p>67.5194012</text:p>
          </table:table-cell>
          <table:table-cell office:value-type="float" office:value="-155.2232911" calcext:value-type="float">
            <text:p>-155.2232911</text:p>
          </table:table-cell>
          <table:table-cell office:value-type="float" office:value="3322.57362406488" calcext:value-type="float">
            <text:p>3322.57362406488</text:p>
          </table:table-cell>
          <table:table-cell office:value-type="float" office:value="1385.74325763168" calcext:value-type="float">
            <text:p>1385.74325763168</text:p>
          </table:table-cell>
        </table:table-row>
        <table:table-row table:style-name="ro1">
          <table:table-cell office:value-type="float" office:value="1389271937.696" calcext:value-type="float">
            <text:p>1389271937.696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9.4235996" calcext:value-type="float">
            <text:p>69.4235996</text:p>
          </table:table-cell>
          <table:table-cell office:value-type="float" office:value="-149.7124538" calcext:value-type="float">
            <text:p>-149.7124538</text:p>
          </table:table-cell>
          <table:table-cell office:value-type="float" office:value="3755.88295433026" calcext:value-type="float">
            <text:p>3755.88295433026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2000.197" calcext:value-type="float">
            <text:p>1389272000.197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5.4774518" calcext:value-type="float">
            <text:p>65.4774518</text:p>
          </table:table-cell>
          <table:table-cell office:value-type="float" office:value="-148.8119643" calcext:value-type="float">
            <text:p>-148.8119643</text:p>
          </table:table-cell>
          <table:table-cell office:value-type="float" office:value="3032.28620614007" calcext:value-type="float">
            <text:p>3032.28620614007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1862.197" calcext:value-type="float">
            <text:p>1389271862.197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9.4090287" calcext:value-type="float">
            <text:p>69.4090287</text:p>
          </table:table-cell>
          <table:table-cell office:value-type="float" office:value="-149.3929527" calcext:value-type="float">
            <text:p>-149.3929527</text:p>
          </table:table-cell>
          <table:table-cell office:value-type="float" office:value="3247.58670379586" calcext:value-type="float">
            <text:p>3247.58670379586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1924.197" calcext:value-type="float">
            <text:p>1389271924.197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5.494467" calcext:value-type="float">
            <text:p>65.494467</text:p>
          </table:table-cell>
          <table:table-cell office:value-type="float" office:value="-148.4996747" calcext:value-type="float">
            <text:p>-148.4996747</text:p>
          </table:table-cell>
          <table:table-cell office:value-type="float" office:value="3530.40082535419" calcext:value-type="float">
            <text:p>3530.40082535419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2081.696" calcext:value-type="float">
            <text:p>1389272081.696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9.0873658" calcext:value-type="float">
            <text:p>69.0873658</text:p>
          </table:table-cell>
          <table:table-cell office:value-type="float" office:value="-150.1962675" calcext:value-type="float">
            <text:p>-150.1962675</text:p>
          </table:table-cell>
          <table:table-cell office:value-type="float" office:value="3678.97363571995" calcext:value-type="float">
            <text:p>3678.97363571995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2140.696" calcext:value-type="float">
            <text:p>1389272140.696</text:p>
          </table:table-cell>
          <table:table-cell office:value-type="float" office:value="1389271892" calcext:value-type="float">
            <text:p>1389271892</text:p>
          </table:table-cell>
          <table:table-cell office:value-type="float" office:value="65.3620822" calcext:value-type="float">
            <text:p>65.3620822</text:p>
          </table:table-cell>
          <table:table-cell office:value-type="float" office:value="-149.3678959" calcext:value-type="float">
            <text:p>-149.3678959</text:p>
          </table:table-cell>
          <table:table-cell office:value-type="float" office:value="3374.64377402881" calcext:value-type="float">
            <text:p>3374.64377402881</text:p>
          </table:table-cell>
          <table:table-cell office:value-type="float" office:value="1496.64244858251" calcext:value-type="float">
            <text:p>1496.64244858251</text:p>
          </table:table-cell>
        </table:table-row>
        <table:table-row table:style-name="ro1">
          <table:table-cell office:value-type="float" office:value="1389271937.696" calcext:value-type="float">
            <text:p>1389271937.696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9.4235996" calcext:value-type="float">
            <text:p>69.4235996</text:p>
          </table:table-cell>
          <table:table-cell office:value-type="float" office:value="-149.7124538" calcext:value-type="float">
            <text:p>-149.7124538</text:p>
          </table:table-cell>
          <table:table-cell office:value-type="float" office:value="3755.88295433026" calcext:value-type="float">
            <text:p>3755.88295433026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2000.197" calcext:value-type="float">
            <text:p>1389272000.197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5.4774518" calcext:value-type="float">
            <text:p>65.4774518</text:p>
          </table:table-cell>
          <table:table-cell office:value-type="float" office:value="-148.8119643" calcext:value-type="float">
            <text:p>-148.8119643</text:p>
          </table:table-cell>
          <table:table-cell office:value-type="float" office:value="3032.28620614007" calcext:value-type="float">
            <text:p>3032.28620614007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1862.197" calcext:value-type="float">
            <text:p>1389271862.197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9.4090287" calcext:value-type="float">
            <text:p>69.4090287</text:p>
          </table:table-cell>
          <table:table-cell office:value-type="float" office:value="-149.3929527" calcext:value-type="float">
            <text:p>-149.3929527</text:p>
          </table:table-cell>
          <table:table-cell office:value-type="float" office:value="3247.58670379586" calcext:value-type="float">
            <text:p>3247.58670379586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1924.197" calcext:value-type="float">
            <text:p>1389271924.197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5.494467" calcext:value-type="float">
            <text:p>65.494467</text:p>
          </table:table-cell>
          <table:table-cell office:value-type="float" office:value="-148.4996747" calcext:value-type="float">
            <text:p>-148.4996747</text:p>
          </table:table-cell>
          <table:table-cell office:value-type="float" office:value="3530.40082535419" calcext:value-type="float">
            <text:p>3530.40082535419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2081.696" calcext:value-type="float">
            <text:p>1389272081.696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9.0873658" calcext:value-type="float">
            <text:p>69.0873658</text:p>
          </table:table-cell>
          <table:table-cell office:value-type="float" office:value="-150.1962675" calcext:value-type="float">
            <text:p>-150.1962675</text:p>
          </table:table-cell>
          <table:table-cell office:value-type="float" office:value="3678.97363571995" calcext:value-type="float">
            <text:p>3678.97363571995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389272140.696" calcext:value-type="float">
            <text:p>1389272140.696</text:p>
          </table:table-cell>
          <table:table-cell office:value-type="float" office:value="1389273050" calcext:value-type="float">
            <text:p>1389273050</text:p>
          </table:table-cell>
          <table:table-cell office:value-type="float" office:value="65.3620822" calcext:value-type="float">
            <text:p>65.3620822</text:p>
          </table:table-cell>
          <table:table-cell office:value-type="float" office:value="-149.3678959" calcext:value-type="float">
            <text:p>-149.3678959</text:p>
          </table:table-cell>
          <table:table-cell office:value-type="float" office:value="3374.64377402881" calcext:value-type="float">
            <text:p>3374.64377402881</text:p>
          </table:table-cell>
          <table:table-cell office:value-type="float" office:value="1445.24203148083" calcext:value-type="float">
            <text:p>1445.24203148083</text:p>
          </table:table-cell>
        </table:table-row>
        <table:table-row table:style-name="ro1">
          <table:table-cell office:value-type="float" office:value="1419278759.197" calcext:value-type="float">
            <text:p>1419278759.197</text:p>
          </table:table-cell>
          <table:table-cell office:value-type="float" office:value="1419278505" calcext:value-type="float">
            <text:p>1419278505</text:p>
          </table:table-cell>
          <table:table-cell office:value-type="float" office:value="67.033014" calcext:value-type="float">
            <text:p>67.033014</text:p>
          </table:table-cell>
          <table:table-cell office:value-type="float" office:value="-153.3495515" calcext:value-type="float">
            <text:p>-153.3495515</text:p>
          </table:table-cell>
          <table:table-cell office:value-type="float" office:value="4757.68628525873" calcext:value-type="float">
            <text:p>4757.68628525873</text:p>
          </table:table-cell>
          <table:table-cell office:value-type="float" office:value="1553.47923554116" calcext:value-type="float">
            <text:p>1553.47923554116</text:p>
          </table:table-cell>
        </table:table-row>
        <table:table-row table:style-name="ro1">
          <table:table-cell office:value-type="float" office:value="1417594157.197" calcext:value-type="float">
            <text:p>1417594157.197</text:p>
          </table:table-cell>
          <table:table-cell office:value-type="float" office:value="1417593991" calcext:value-type="float">
            <text:p>1417593991</text:p>
          </table:table-cell>
          <table:table-cell office:value-type="float" office:value="65.6004037" calcext:value-type="float">
            <text:p>65.6004037</text:p>
          </table:table-cell>
          <table:table-cell office:value-type="float" office:value="-139.4332535" calcext:value-type="float">
            <text:p>-139.4332535</text:p>
          </table:table-cell>
          <table:table-cell office:value-type="float" office:value="4544.29304643207" calcext:value-type="float">
            <text:p>4544.29304643207</text:p>
          </table:table-cell>
          <table:table-cell office:value-type="float" office:value="1454.45141357139" calcext:value-type="float">
            <text:p>1454.45141357139</text:p>
          </table:table-cell>
        </table:table-row>
        <table:table-row table:style-name="ro1">
          <table:table-cell office:value-type="float" office:value="1417594157.197" calcext:value-type="float">
            <text:p>1417594157.197</text:p>
          </table:table-cell>
          <table:table-cell office:value-type="float" office:value="1417594899" calcext:value-type="float">
            <text:p>1417594899</text:p>
          </table:table-cell>
          <table:table-cell office:value-type="float" office:value="65.6004037" calcext:value-type="float">
            <text:p>65.6004037</text:p>
          </table:table-cell>
          <table:table-cell office:value-type="float" office:value="-139.4332535" calcext:value-type="float">
            <text:p>-139.4332535</text:p>
          </table:table-cell>
          <table:table-cell office:value-type="float" office:value="4544.29304643207" calcext:value-type="float">
            <text:p>4544.29304643207</text:p>
          </table:table-cell>
          <table:table-cell office:value-type="float" office:value="1520.4123704404" calcext:value-type="float">
            <text:p>1520.4123704404</text:p>
          </table:table-cell>
        </table:table-row>
        <table:table-row table:style-name="ro1">
          <table:table-cell office:value-type="float" office:value="1398954596.696" calcext:value-type="float">
            <text:p>1398954596.696</text:p>
          </table:table-cell>
          <table:table-cell office:value-type="float" office:value="1398955434" calcext:value-type="float">
            <text:p>1398955434</text:p>
          </table:table-cell>
          <table:table-cell office:value-type="float" office:value="64.2993171" calcext:value-type="float">
            <text:p>64.2993171</text:p>
          </table:table-cell>
          <table:table-cell office:value-type="float" office:value="-146.9035891" calcext:value-type="float">
            <text:p>-146.9035891</text:p>
          </table:table-cell>
          <table:table-cell office:value-type="float" office:value="3430.46581949806" calcext:value-type="float">
            <text:p>3430.46581949806</text:p>
          </table:table-cell>
          <table:table-cell office:value-type="float" office:value="2113.59180444988" calcext:value-type="float">
            <text:p>2113.59180444988</text:p>
          </table:table-cell>
        </table:table-row>
        <table:table-row table:style-name="ro1">
          <table:table-cell office:value-type="float" office:value="1411992163.197" calcext:value-type="float">
            <text:p>1411992163.197</text:p>
          </table:table-cell>
          <table:table-cell office:value-type="float" office:value="1411993434" calcext:value-type="float">
            <text:p>1411993434</text:p>
          </table:table-cell>
          <table:table-cell office:value-type="float" office:value="67.3553447" calcext:value-type="float">
            <text:p>67.3553447</text:p>
          </table:table-cell>
          <table:table-cell office:value-type="float" office:value="-144.822374" calcext:value-type="float">
            <text:p>-144.822374</text:p>
          </table:table-cell>
          <table:table-cell office:value-type="float" office:value="3163.94954759596" calcext:value-type="float">
            <text:p>3163.94954759596</text:p>
          </table:table-cell>
          <table:table-cell office:value-type="float" office:value="2426.81445143804" calcext:value-type="float">
            <text:p>2426.81445143804</text:p>
          </table:table-cell>
        </table:table-row>
        <table:table-row table:style-name="ro1">
          <table:table-cell office:value-type="float" office:value="1411992229.197" calcext:value-type="float">
            <text:p>1411992229.197</text:p>
          </table:table-cell>
          <table:table-cell office:value-type="float" office:value="1411993434" calcext:value-type="float">
            <text:p>1411993434</text:p>
          </table:table-cell>
          <table:table-cell office:value-type="float" office:value="63.154115" calcext:value-type="float">
            <text:p>63.154115</text:p>
          </table:table-cell>
          <table:table-cell office:value-type="float" office:value="-143.9777641" calcext:value-type="float">
            <text:p>-143.9777641</text:p>
          </table:table-cell>
          <table:table-cell office:value-type="float" office:value="3111.46432646796" calcext:value-type="float">
            <text:p>3111.46432646796</text:p>
          </table:table-cell>
          <table:table-cell office:value-type="float" office:value="2426.81445143804" calcext:value-type="float">
            <text:p>2426.81445143804</text:p>
          </table:table-cell>
        </table:table-row>
        <table:table-row table:style-name="ro1">
          <table:table-cell office:value-type="float" office:value="1419490102.696" calcext:value-type="float">
            <text:p>1419490102.696</text:p>
          </table:table-cell>
          <table:table-cell office:value-type="float" office:value="1419488913" calcext:value-type="float">
            <text:p>1419488913</text:p>
          </table:table-cell>
          <table:table-cell office:value-type="float" office:value="69.0871415" calcext:value-type="float">
            <text:p>69.0871415</text:p>
          </table:table-cell>
          <table:table-cell office:value-type="float" office:value="-148.2867475" calcext:value-type="float">
            <text:p>-148.2867475</text:p>
          </table:table-cell>
          <table:table-cell office:value-type="float" office:value="4029.41616508905" calcext:value-type="float">
            <text:p>4029.41616508905</text:p>
          </table:table-cell>
          <table:table-cell office:value-type="float" office:value="1572.47278058933" calcext:value-type="float">
            <text:p>1572.47278058933</text:p>
          </table:table-cell>
        </table:table-row>
        <table:table-row table:style-name="ro1">
          <table:table-cell office:value-type="float" office:value="1419490102.696" calcext:value-type="float">
            <text:p>1419490102.696</text:p>
          </table:table-cell>
          <table:table-cell office:value-type="float" office:value="1419490124" calcext:value-type="float">
            <text:p>1419490124</text:p>
          </table:table-cell>
          <table:table-cell office:value-type="float" office:value="69.0871415" calcext:value-type="float">
            <text:p>69.0871415</text:p>
          </table:table-cell>
          <table:table-cell office:value-type="float" office:value="-148.2867475" calcext:value-type="float">
            <text:p>-148.2867475</text:p>
          </table:table-cell>
          <table:table-cell office:value-type="float" office:value="4029.41616508905" calcext:value-type="float">
            <text:p>4029.41616508905</text:p>
          </table:table-cell>
          <table:table-cell office:value-type="float" office:value="1562.36548323428" calcext:value-type="float">
            <text:p>1562.36548323428</text:p>
          </table:table-cell>
        </table:table-row>
        <table:table-row table:style-name="ro1">
          <table:table-cell office:value-type="float" office:value="1419490102.696" calcext:value-type="float">
            <text:p>1419490102.696</text:p>
          </table:table-cell>
          <table:table-cell office:value-type="float" office:value="1419491335" calcext:value-type="float">
            <text:p>1419491335</text:p>
          </table:table-cell>
          <table:table-cell office:value-type="float" office:value="69.0871415" calcext:value-type="float">
            <text:p>69.0871415</text:p>
          </table:table-cell>
          <table:table-cell office:value-type="float" office:value="-148.2867475" calcext:value-type="float">
            <text:p>-148.2867475</text:p>
          </table:table-cell>
          <table:table-cell office:value-type="float" office:value="4029.41616508905" calcext:value-type="float">
            <text:p>4029.41616508905</text:p>
          </table:table-cell>
          <table:table-cell office:value-type="float" office:value="1558.23970445383" calcext:value-type="float">
            <text:p>1558.23970445383</text:p>
          </table:table-cell>
        </table:table-row>
        <table:table-row table:style-name="ro1">
          <table:table-cell office:value-type="float" office:value="1396717945.696" calcext:value-type="float">
            <text:p>1396717945.696</text:p>
          </table:table-cell>
          <table:table-cell office:value-type="float" office:value="1396717612" calcext:value-type="float">
            <text:p>1396717612</text:p>
          </table:table-cell>
          <table:table-cell office:value-type="float" office:value="64.2221604" calcext:value-type="float">
            <text:p>64.2221604</text:p>
          </table:table-cell>
          <table:table-cell office:value-type="float" office:value="-150.7896538" calcext:value-type="float">
            <text:p>-150.7896538</text:p>
          </table:table-cell>
          <table:table-cell office:value-type="float" office:value="3963.09445432175" calcext:value-type="float">
            <text:p>3963.09445432175</text:p>
          </table:table-cell>
          <table:table-cell office:value-type="float" office:value="1950.70953812406" calcext:value-type="float">
            <text:p>1950.70953812406</text:p>
          </table:table-cell>
        </table:table-row>
        <table:table-row table:style-name="ro1">
          <table:table-cell office:value-type="float" office:value="1396718022.197" calcext:value-type="float">
            <text:p>1396718022.197</text:p>
          </table:table-cell>
          <table:table-cell office:value-type="float" office:value="1396717612" calcext:value-type="float">
            <text:p>1396717612</text:p>
          </table:table-cell>
          <table:table-cell office:value-type="float" office:value="69.0425896" calcext:value-type="float">
            <text:p>69.0425896</text:p>
          </table:table-cell>
          <table:table-cell office:value-type="float" office:value="-149.8901536" calcext:value-type="float">
            <text:p>-149.8901536</text:p>
          </table:table-cell>
          <table:table-cell office:value-type="float" office:value="4379.93780295347" calcext:value-type="float">
            <text:p>4379.93780295347</text:p>
          </table:table-cell>
          <table:table-cell office:value-type="float" office:value="1950.70953812406" calcext:value-type="float">
            <text:p>1950.70953812406</text:p>
          </table:table-cell>
        </table:table-row>
        <table:table-row table:style-name="ro1">
          <table:table-cell office:value-type="float" office:value="1419186793.696" calcext:value-type="float">
            <text:p>1419186793.696</text:p>
          </table:table-cell>
          <table:table-cell office:value-type="float" office:value="1419186619" calcext:value-type="float">
            <text:p>1419186619</text:p>
          </table:table-cell>
          <table:table-cell office:value-type="float" office:value="64.8546887" calcext:value-type="float">
            <text:p>64.8546887</text:p>
          </table:table-cell>
          <table:table-cell office:value-type="float" office:value="-147.4010802" calcext:value-type="float">
            <text:p>-147.4010802</text:p>
          </table:table-cell>
          <table:table-cell office:value-type="float" office:value="3750.64893966758" calcext:value-type="float">
            <text:p>3750.64893966758</text:p>
          </table:table-cell>
          <table:table-cell office:value-type="float" office:value="5017.83515906582" calcext:value-type="float">
            <text:p>5017.83515906582</text:p>
          </table:table-cell>
        </table:table-row>
        <table:table-row table:style-name="ro1">
          <table:table-cell office:value-type="float" office:value="1419271236.197" calcext:value-type="float">
            <text:p>1419271236.197</text:p>
          </table:table-cell>
          <table:table-cell office:value-type="float" office:value="1419269708" calcext:value-type="float">
            <text:p>1419269708</text:p>
          </table:table-cell>
          <table:table-cell office:value-type="float" office:value="65.1360574" calcext:value-type="float">
            <text:p>65.1360574</text:p>
          </table:table-cell>
          <table:table-cell office:value-type="float" office:value="-140.4873497" calcext:value-type="float">
            <text:p>-140.4873497</text:p>
          </table:table-cell>
          <table:table-cell office:value-type="float" office:value="3705.3082964715" calcext:value-type="float">
            <text:p>3705.3082964715</text:p>
          </table:table-cell>
          <table:table-cell office:value-type="float" office:value="3405.72237471943" calcext:value-type="float">
            <text:p>3405.72237471943</text:p>
          </table:table-cell>
        </table:table-row>
        <table:table-row table:style-name="ro1">
          <table:table-cell office:value-type="float" office:value="1419271236.197" calcext:value-type="float">
            <text:p>1419271236.197</text:p>
          </table:table-cell>
          <table:table-cell office:value-type="float" office:value="1419272887" calcext:value-type="float">
            <text:p>1419272887</text:p>
          </table:table-cell>
          <table:table-cell office:value-type="float" office:value="65.1360574" calcext:value-type="float">
            <text:p>65.1360574</text:p>
          </table:table-cell>
          <table:table-cell office:value-type="float" office:value="-140.4873497" calcext:value-type="float">
            <text:p>-140.4873497</text:p>
          </table:table-cell>
          <table:table-cell office:value-type="float" office:value="3705.3082964715" calcext:value-type="float">
            <text:p>3705.3082964715</text:p>
          </table:table-cell>
          <table:table-cell office:value-type="float" office:value="4043.04716907876" calcext:value-type="float">
            <text:p>4043.04716907876</text:p>
          </table:table-cell>
        </table:table-row>
        <table:table-row table:style-name="ro1">
          <table:table-cell office:value-type="float" office:value="1410358164.696" calcext:value-type="float">
            <text:p>1410358164.696</text:p>
          </table:table-cell>
          <table:table-cell office:value-type="float" office:value="1410357735" calcext:value-type="float">
            <text:p>1410357735</text:p>
          </table:table-cell>
          <table:table-cell office:value-type="float" office:value="67.9398125" calcext:value-type="float">
            <text:p>67.9398125</text:p>
          </table:table-cell>
          <table:table-cell office:value-type="float" office:value="-151.2560237" calcext:value-type="float">
            <text:p>-151.2560237</text:p>
          </table:table-cell>
          <table:table-cell office:value-type="float" office:value="3607.44425357812" calcext:value-type="float">
            <text:p>3607.44425357812</text:p>
          </table:table-cell>
          <table:table-cell office:value-type="float" office:value="1621.03400897408" calcext:value-type="float">
            <text:p>1621.03400897408</text:p>
          </table:table-cell>
        </table:table-row>
        <table:table-row table:style-name="ro1">
          <table:table-cell office:value-type="float" office:value="1410358166.197" calcext:value-type="float">
            <text:p>1410358166.197</text:p>
          </table:table-cell>
          <table:table-cell office:value-type="float" office:value="1410357735" calcext:value-type="float">
            <text:p>1410357735</text:p>
          </table:table-cell>
          <table:table-cell office:value-type="float" office:value="67.610037" calcext:value-type="float">
            <text:p>67.610037</text:p>
          </table:table-cell>
          <table:table-cell office:value-type="float" office:value="-149.7555344" calcext:value-type="float">
            <text:p>-149.7555344</text:p>
          </table:table-cell>
          <table:table-cell office:value-type="float" office:value="3749.1466780876" calcext:value-type="float">
            <text:p>3749.1466780876</text:p>
          </table:table-cell>
          <table:table-cell office:value-type="float" office:value="1621.03400897408" calcext:value-type="float">
            <text:p>1621.03400897408</text:p>
          </table:table-cell>
        </table:table-row>
        <table:table-row table:style-name="ro1">
          <table:table-cell office:value-type="float" office:value="1410442714.197" calcext:value-type="float">
            <text:p>1410442714.197</text:p>
          </table:table-cell>
          <table:table-cell office:value-type="float" office:value="1410444156" calcext:value-type="float">
            <text:p>1410444156</text:p>
          </table:table-cell>
          <table:table-cell office:value-type="float" office:value="66.2320889" calcext:value-type="float">
            <text:p>66.2320889</text:p>
          </table:table-cell>
          <table:table-cell office:value-type="float" office:value="-144.3378272" calcext:value-type="float">
            <text:p>-144.3378272</text:p>
          </table:table-cell>
          <table:table-cell office:value-type="float" office:value="3919.38554637494" calcext:value-type="float">
            <text:p>3919.38554637494</text:p>
          </table:table-cell>
          <table:table-cell office:value-type="float" office:value="3268.55062354559" calcext:value-type="float">
            <text:p>3268.55062354559</text:p>
          </table:table-cell>
        </table:table-row>
        <table:table-row table:style-name="ro1">
          <table:table-cell office:value-type="float" office:value="1410442669.197" calcext:value-type="float">
            <text:p>1410442669.197</text:p>
          </table:table-cell>
          <table:table-cell office:value-type="float" office:value="1410444156" calcext:value-type="float">
            <text:p>1410444156</text:p>
          </table:table-cell>
          <table:table-cell office:value-type="float" office:value="68.8587739" calcext:value-type="float">
            <text:p>68.8587739</text:p>
          </table:table-cell>
          <table:table-cell office:value-type="float" office:value="-143.5893162" calcext:value-type="float">
            <text:p>-143.5893162</text:p>
          </table:table-cell>
          <table:table-cell office:value-type="float" office:value="3916.28518822973" calcext:value-type="float">
            <text:p>3916.28518822973</text:p>
          </table:table-cell>
          <table:table-cell office:value-type="float" office:value="3268.55062354559" calcext:value-type="float">
            <text:p>3268.55062354559</text:p>
          </table:table-cell>
        </table:table-row>
        <table:table-row table:style-name="ro1">
          <table:table-cell office:value-type="float" office:value="1430930512.696" calcext:value-type="float">
            <text:p>1430930512.696</text:p>
          </table:table-cell>
          <table:table-cell office:value-type="float" office:value="1430929374" calcext:value-type="float">
            <text:p>1430929374</text:p>
          </table:table-cell>
          <table:table-cell office:value-type="float" office:value="65.8652869" calcext:value-type="float">
            <text:p>65.8652869</text:p>
          </table:table-cell>
          <table:table-cell office:value-type="float" office:value="-147.8512345" calcext:value-type="float">
            <text:p>-147.8512345</text:p>
          </table:table-cell>
          <table:table-cell office:value-type="float" office:value="4404.43722502083" calcext:value-type="float">
            <text:p>4404.43722502083</text:p>
          </table:table-cell>
          <table:table-cell office:value-type="float" office:value="4306.21917314142" calcext:value-type="float">
            <text:p>4306.21917314142</text:p>
          </table:table-cell>
        </table:table-row>
        <table:table-row table:style-name="ro1">
          <table:table-cell office:value-type="float" office:value="1451594159.696" calcext:value-type="float">
            <text:p>1451594159.696</text:p>
          </table:table-cell>
          <table:table-cell office:value-type="float" office:value="1451595094" calcext:value-type="float">
            <text:p>1451595094</text:p>
          </table:table-cell>
          <table:table-cell office:value-type="float" office:value="65.9166129" calcext:value-type="float">
            <text:p>65.9166129</text:p>
          </table:table-cell>
          <table:table-cell office:value-type="float" office:value="-155.1450718" calcext:value-type="float">
            <text:p>-155.1450718</text:p>
          </table:table-cell>
          <table:table-cell office:value-type="float" office:value="5952.16837748989" calcext:value-type="float">
            <text:p>5952.16837748989</text:p>
          </table:table-cell>
          <table:table-cell office:value-type="float" office:value="14172.3691381537" calcext:value-type="float">
            <text:p>14172.3691381537</text:p>
          </table:table-cell>
        </table:table-row>
        <table:table-row table:style-name="ro1">
          <table:table-cell office:value-type="float" office:value="1422890015.197" calcext:value-type="float">
            <text:p>1422890015.197</text:p>
          </table:table-cell>
          <table:table-cell office:value-type="float" office:value="1422891710" calcext:value-type="float">
            <text:p>1422891710</text:p>
          </table:table-cell>
          <table:table-cell office:value-type="float" office:value="63.3999232" calcext:value-type="float">
            <text:p>63.3999232</text:p>
          </table:table-cell>
          <table:table-cell office:value-type="float" office:value="-154.1312845" calcext:value-type="float">
            <text:p>-154.1312845</text:p>
          </table:table-cell>
          <table:table-cell office:value-type="float" office:value="4803.34584786187" calcext:value-type="float">
            <text:p>4803.34584786187</text:p>
          </table:table-cell>
          <table:table-cell office:value-type="float" office:value="1827.5275436207" calcext:value-type="float">
            <text:p>1827.5275436207</text:p>
          </table:table-cell>
        </table:table-row>
        <table:table-row table:style-name="ro1">
          <table:table-cell office:value-type="float" office:value="1422934379.696" calcext:value-type="float">
            <text:p>1422934379.696</text:p>
          </table:table-cell>
          <table:table-cell office:value-type="float" office:value="1422935933" calcext:value-type="float">
            <text:p>1422935933</text:p>
          </table:table-cell>
          <table:table-cell office:value-type="float" office:value="62.1799134" calcext:value-type="float">
            <text:p>62.1799134</text:p>
          </table:table-cell>
          <table:table-cell office:value-type="float" office:value="-148.9441517" calcext:value-type="float">
            <text:p>-148.9441517</text:p>
          </table:table-cell>
          <table:table-cell office:value-type="float" office:value="4057.84760364941" calcext:value-type="float">
            <text:p>4057.84760364941</text:p>
          </table:table-cell>
          <table:table-cell office:value-type="float" office:value="1764.10948984523" calcext:value-type="float">
            <text:p>1764.10948984523</text:p>
          </table:table-cell>
        </table:table-row>
        <table:table-row table:style-name="ro1">
          <table:table-cell office:value-type="float" office:value="1423149858.197" calcext:value-type="float">
            <text:p>1423149858.197</text:p>
          </table:table-cell>
          <table:table-cell office:value-type="float" office:value="1423150046" calcext:value-type="float">
            <text:p>1423150046</text:p>
          </table:table-cell>
          <table:table-cell office:value-type="float" office:value="65.0044668" calcext:value-type="float">
            <text:p>65.0044668</text:p>
          </table:table-cell>
          <table:table-cell office:value-type="float" office:value="-140.8979708" calcext:value-type="float">
            <text:p>-140.8979708</text:p>
          </table:table-cell>
          <table:table-cell office:value-type="float" office:value="3659.37706616802" calcext:value-type="float">
            <text:p>3659.37706616802</text:p>
          </table:table-cell>
          <table:table-cell office:value-type="float" office:value="1636.26928441051" calcext:value-type="float">
            <text:p>1636.26928441051</text:p>
          </table:table-cell>
        </table:table-row>
        <table:table-row table:style-name="ro1">
          <table:table-cell office:value-type="float" office:value="1423233323.197" calcext:value-type="float">
            <text:p>1423233323.197</text:p>
          </table:table-cell>
          <table:table-cell office:value-type="float" office:value="1423233935" calcext:value-type="float">
            <text:p>1423233935</text:p>
          </table:table-cell>
          <table:table-cell office:value-type="float" office:value="67.4732194" calcext:value-type="float">
            <text:p>67.4732194</text:p>
          </table:table-cell>
          <table:table-cell office:value-type="float" office:value="-150.2271852" calcext:value-type="float">
            <text:p>-150.2271852</text:p>
          </table:table-cell>
          <table:table-cell office:value-type="float" office:value="3345.37009250023" calcext:value-type="float">
            <text:p>3345.37009250023</text:p>
          </table:table-cell>
          <table:table-cell office:value-type="float" office:value="1579.5792169461" calcext:value-type="float">
            <text:p>1579.5792169461</text:p>
          </table:table-cell>
        </table:table-row>
        <table:table-row table:style-name="ro1">
          <table:table-cell office:value-type="float" office:value="1423233328.197" calcext:value-type="float">
            <text:p>1423233328.197</text:p>
          </table:table-cell>
          <table:table-cell office:value-type="float" office:value="1423233935" calcext:value-type="float">
            <text:p>1423233935</text:p>
          </table:table-cell>
          <table:table-cell office:value-type="float" office:value="68.099644" calcext:value-type="float">
            <text:p>68.099644</text:p>
          </table:table-cell>
          <table:table-cell office:value-type="float" office:value="-148.6415807" calcext:value-type="float">
            <text:p>-148.6415807</text:p>
          </table:table-cell>
          <table:table-cell office:value-type="float" office:value="3813.56163961194" calcext:value-type="float">
            <text:p>3813.56163961194</text:p>
          </table:table-cell>
          <table:table-cell office:value-type="float" office:value="1579.5792169461" calcext:value-type="float">
            <text:p>1579.5792169461</text:p>
          </table:table-cell>
        </table:table-row>
        <table:table-row table:style-name="ro1">
          <table:table-cell office:value-type="float" office:value="1449830163.197" calcext:value-type="float">
            <text:p>1449830163.197</text:p>
          </table:table-cell>
          <table:table-cell office:value-type="float" office:value="1449829367" calcext:value-type="float">
            <text:p>1449829367</text:p>
          </table:table-cell>
          <table:table-cell office:value-type="float" office:value="67.4705897" calcext:value-type="float">
            <text:p>67.4705897</text:p>
          </table:table-cell>
          <table:table-cell office:value-type="float" office:value="-145.253833" calcext:value-type="float">
            <text:p>-145.253833</text:p>
          </table:table-cell>
          <table:table-cell office:value-type="float" office:value="3221.86347611621" calcext:value-type="float">
            <text:p>3221.86347611621</text:p>
          </table:table-cell>
          <table:table-cell office:value-type="float" office:value="5522.76248794091" calcext:value-type="float">
            <text:p>5522.76248794091</text:p>
          </table:table-cell>
        </table:table-row>
        <table:table-row table:style-name="ro1">
          <table:table-cell office:value-type="float" office:value="1449830097.197" calcext:value-type="float">
            <text:p>1449830097.197</text:p>
          </table:table-cell>
          <table:table-cell office:value-type="float" office:value="1449829367" calcext:value-type="float">
            <text:p>1449829367</text:p>
          </table:table-cell>
          <table:table-cell office:value-type="float" office:value="63.7240527" calcext:value-type="float">
            <text:p>63.7240527</text:p>
          </table:table-cell>
          <table:table-cell office:value-type="float" office:value="-144.59879" calcext:value-type="float">
            <text:p>-144.59879</text:p>
          </table:table-cell>
          <table:table-cell office:value-type="float" office:value="3915.26037098346" calcext:value-type="float">
            <text:p>3915.26037098346</text:p>
          </table:table-cell>
          <table:table-cell office:value-type="float" office:value="5522.76248794091" calcext:value-type="float">
            <text:p>5522.76248794091</text:p>
          </table:table-cell>
        </table:table-row>
        <table:table-row table:style-name="ro1">
          <table:table-cell office:value-type="float" office:value="1449830160.197" calcext:value-type="float">
            <text:p>1449830160.197</text:p>
          </table:table-cell>
          <table:table-cell office:value-type="float" office:value="1449829367" calcext:value-type="float">
            <text:p>1449829367</text:p>
          </table:table-cell>
          <table:table-cell office:value-type="float" office:value="67.7463805" calcext:value-type="float">
            <text:p>67.7463805</text:p>
          </table:table-cell>
          <table:table-cell office:value-type="float" office:value="-143.7455604" calcext:value-type="float">
            <text:p>-143.7455604</text:p>
          </table:table-cell>
          <table:table-cell office:value-type="float" office:value="3467.36426559911" calcext:value-type="float">
            <text:p>3467.36426559911</text:p>
          </table:table-cell>
          <table:table-cell office:value-type="float" office:value="5522.76248794091" calcext:value-type="float">
            <text:p>5522.76248794091</text:p>
          </table:table-cell>
        </table:table-row>
        <table:table-row table:style-name="ro1">
          <table:table-cell office:value-type="float" office:value="1449830163.197" calcext:value-type="float">
            <text:p>1449830163.197</text:p>
          </table:table-cell>
          <table:table-cell office:value-type="float" office:value="1449831249" calcext:value-type="float">
            <text:p>1449831249</text:p>
          </table:table-cell>
          <table:table-cell office:value-type="float" office:value="67.4705897" calcext:value-type="float">
            <text:p>67.4705897</text:p>
          </table:table-cell>
          <table:table-cell office:value-type="float" office:value="-145.253833" calcext:value-type="float">
            <text:p>-145.253833</text:p>
          </table:table-cell>
          <table:table-cell office:value-type="float" office:value="3221.86347611621" calcext:value-type="float">
            <text:p>3221.86347611621</text:p>
          </table:table-cell>
          <table:table-cell office:value-type="float" office:value="2197.12046730201" calcext:value-type="float">
            <text:p>2197.12046730201</text:p>
          </table:table-cell>
        </table:table-row>
        <table:table-row table:style-name="ro1">
          <table:table-cell office:value-type="float" office:value="1449830097.197" calcext:value-type="float">
            <text:p>1449830097.197</text:p>
          </table:table-cell>
          <table:table-cell office:value-type="float" office:value="1449831249" calcext:value-type="float">
            <text:p>1449831249</text:p>
          </table:table-cell>
          <table:table-cell office:value-type="float" office:value="63.7240527" calcext:value-type="float">
            <text:p>63.7240527</text:p>
          </table:table-cell>
          <table:table-cell office:value-type="float" office:value="-144.59879" calcext:value-type="float">
            <text:p>-144.59879</text:p>
          </table:table-cell>
          <table:table-cell office:value-type="float" office:value="3915.26037098346" calcext:value-type="float">
            <text:p>3915.26037098346</text:p>
          </table:table-cell>
          <table:table-cell office:value-type="float" office:value="2197.12046730201" calcext:value-type="float">
            <text:p>2197.12046730201</text:p>
          </table:table-cell>
        </table:table-row>
        <table:table-row table:style-name="ro1">
          <table:table-cell office:value-type="float" office:value="1449830160.197" calcext:value-type="float">
            <text:p>1449830160.197</text:p>
          </table:table-cell>
          <table:table-cell office:value-type="float" office:value="1449831249" calcext:value-type="float">
            <text:p>1449831249</text:p>
          </table:table-cell>
          <table:table-cell office:value-type="float" office:value="67.7463805" calcext:value-type="float">
            <text:p>67.7463805</text:p>
          </table:table-cell>
          <table:table-cell office:value-type="float" office:value="-143.7455604" calcext:value-type="float">
            <text:p>-143.7455604</text:p>
          </table:table-cell>
          <table:table-cell office:value-type="float" office:value="3467.36426559911" calcext:value-type="float">
            <text:p>3467.36426559911</text:p>
          </table:table-cell>
          <table:table-cell office:value-type="float" office:value="2197.12046730201" calcext:value-type="float">
            <text:p>2197.12046730201</text:p>
          </table:table-cell>
        </table:table-row>
        <table:table-row table:style-name="ro1">
          <table:table-cell office:value-type="float" office:value="1449925330.696" calcext:value-type="float">
            <text:p>1449925330.696</text:p>
          </table:table-cell>
          <table:table-cell office:value-type="float" office:value="1449926460" calcext:value-type="float">
            <text:p>1449926460</text:p>
          </table:table-cell>
          <table:table-cell office:value-type="float" office:value="67.3262014" calcext:value-type="float">
            <text:p>67.3262014</text:p>
          </table:table-cell>
          <table:table-cell office:value-type="float" office:value="-142.7078537" calcext:value-type="float">
            <text:p>-142.7078537</text:p>
          </table:table-cell>
          <table:table-cell office:value-type="float" office:value="3934.45619366237" calcext:value-type="float">
            <text:p>3934.45619366237</text:p>
          </table:table-cell>
          <table:table-cell office:value-type="float" office:value="4188.59478932097" calcext:value-type="float">
            <text:p>4188.59478932097</text:p>
          </table:table-cell>
        </table:table-row>
        <table:table-row table:style-name="ro1">
          <table:table-cell office:value-type="float" office:value="1447504956.696" calcext:value-type="float">
            <text:p>1447504956.696</text:p>
          </table:table-cell>
          <table:table-cell office:value-type="float" office:value="1447505928" calcext:value-type="float">
            <text:p>1447505928</text:p>
          </table:table-cell>
          <table:table-cell office:value-type="float" office:value="61.8625743" calcext:value-type="float">
            <text:p>61.8625743</text:p>
          </table:table-cell>
          <table:table-cell office:value-type="float" office:value="-142.0549126" calcext:value-type="float">
            <text:p>-142.0549126</text:p>
          </table:table-cell>
          <table:table-cell office:value-type="float" office:value="3420.35368048677" calcext:value-type="float">
            <text:p>3420.35368048677</text:p>
          </table:table-cell>
          <table:table-cell office:value-type="float" office:value="1811.36583513754" calcext:value-type="float">
            <text:p>1811.36583513754</text:p>
          </table:table-cell>
        </table:table-row>
        <table:table-row table:style-name="ro1">
          <table:table-cell office:value-type="float" office:value="1429035658.197" calcext:value-type="float">
            <text:p>1429035658.197</text:p>
          </table:table-cell>
          <table:table-cell office:value-type="float" office:value="1429034536" calcext:value-type="float">
            <text:p>1429034536</text:p>
          </table:table-cell>
          <table:table-cell office:value-type="float" office:value="62.2334673" calcext:value-type="float">
            <text:p>62.2334673</text:p>
          </table:table-cell>
          <table:table-cell office:value-type="float" office:value="-143.5954325" calcext:value-type="float">
            <text:p>-143.5954325</text:p>
          </table:table-cell>
          <table:table-cell office:value-type="float" office:value="6015.14272428447" calcext:value-type="float">
            <text:p>6015.14272428447</text:p>
          </table:table-cell>
          <table:table-cell office:value-type="float" office:value="1776.30764684585" calcext:value-type="float">
            <text:p>1776.30764684585</text:p>
          </table:table-cell>
        </table:table-row>
        <table:table-row table:style-name="ro1">
          <table:table-cell office:value-type="float" office:value="1421336889.197" calcext:value-type="float">
            <text:p>1421336889.197</text:p>
          </table:table-cell>
          <table:table-cell office:value-type="float" office:value="1421337497" calcext:value-type="float">
            <text:p>1421337497</text:p>
          </table:table-cell>
          <table:table-cell office:value-type="float" office:value="65.6298359" calcext:value-type="float">
            <text:p>65.6298359</text:p>
          </table:table-cell>
          <table:table-cell office:value-type="float" office:value="-139.4192993" calcext:value-type="float">
            <text:p>-139.4192993</text:p>
          </table:table-cell>
          <table:table-cell office:value-type="float" office:value="3246.31287755908" calcext:value-type="float">
            <text:p>3246.31287755908</text:p>
          </table:table-cell>
          <table:table-cell office:value-type="float" office:value="1471.28116913923" calcext:value-type="float">
            <text:p>1471.28116913923</text:p>
          </table:table-cell>
        </table:table-row>
        <table:table-row table:style-name="ro1">
          <table:table-cell office:value-type="float" office:value="1421336877.696" calcext:value-type="float">
            <text:p>1421336877.696</text:p>
          </table:table-cell>
          <table:table-cell office:value-type="float" office:value="1421337497" calcext:value-type="float">
            <text:p>1421337497</text:p>
          </table:table-cell>
          <table:table-cell office:value-type="float" office:value="65.4531711" calcext:value-type="float">
            <text:p>65.4531711</text:p>
          </table:table-cell>
          <table:table-cell office:value-type="float" office:value="-138.016631" calcext:value-type="float">
            <text:p>-138.016631</text:p>
          </table:table-cell>
          <table:table-cell office:value-type="float" office:value="3512.63892552749" calcext:value-type="float">
            <text:p>3512.63892552749</text:p>
          </table:table-cell>
          <table:table-cell office:value-type="float" office:value="1471.28116913923" calcext:value-type="float">
            <text:p>1471.28116913923</text:p>
          </table:table-cell>
        </table:table-row>
        <table:table-row table:style-name="ro1">
          <table:table-cell office:value-type="float" office:value="1437481569.197" calcext:value-type="float">
            <text:p>1437481569.197</text:p>
          </table:table-cell>
          <table:table-cell office:value-type="float" office:value="1437483236" calcext:value-type="float">
            <text:p>1437483236</text:p>
          </table:table-cell>
          <table:table-cell office:value-type="float" office:value="67.0416918" calcext:value-type="float">
            <text:p>67.0416918</text:p>
          </table:table-cell>
          <table:table-cell office:value-type="float" office:value="-154.4830698" calcext:value-type="float">
            <text:p>-154.4830698</text:p>
          </table:table-cell>
          <table:table-cell office:value-type="float" office:value="4310.77622319495" calcext:value-type="float">
            <text:p>4310.77622319495</text:p>
          </table:table-cell>
          <table:table-cell office:value-type="float" office:value="1455.54047635617" calcext:value-type="float">
            <text:p>1455.54047635617</text:p>
          </table:table-cell>
        </table:table-row>
        <table:table-row table:style-name="ro1">
          <table:table-cell office:value-type="float" office:value="1422197880.197" calcext:value-type="float">
            <text:p>1422197880.197</text:p>
          </table:table-cell>
          <table:table-cell office:value-type="float" office:value="1422198180" calcext:value-type="float">
            <text:p>1422198180</text:p>
          </table:table-cell>
          <table:table-cell office:value-type="float" office:value="63.8248485" calcext:value-type="float">
            <text:p>63.8248485</text:p>
          </table:table-cell>
          <table:table-cell office:value-type="float" office:value="-140.7540171" calcext:value-type="float">
            <text:p>-140.7540171</text:p>
          </table:table-cell>
          <table:table-cell office:value-type="float" office:value="3843.43976705532" calcext:value-type="float">
            <text:p>3843.43976705532</text:p>
          </table:table-cell>
          <table:table-cell office:value-type="float" office:value="1177.824866801" calcext:value-type="float">
            <text:p>1177.824866801</text:p>
          </table:table-cell>
        </table:table-row>
        <table:table-row table:style-name="ro1">
          <table:table-cell office:value-type="float" office:value="1422197941.197" calcext:value-type="float">
            <text:p>1422197941.197</text:p>
          </table:table-cell>
          <table:table-cell office:value-type="float" office:value="1422198180" calcext:value-type="float">
            <text:p>1422198180</text:p>
          </table:table-cell>
          <table:table-cell office:value-type="float" office:value="67.7115623" calcext:value-type="float">
            <text:p>67.7115623</text:p>
          </table:table-cell>
          <table:table-cell office:value-type="float" office:value="-139.9301304" calcext:value-type="float">
            <text:p>-139.9301304</text:p>
          </table:table-cell>
          <table:table-cell office:value-type="float" office:value="3120.99613160375" calcext:value-type="float">
            <text:p>3120.99613160375</text:p>
          </table:table-cell>
          <table:table-cell office:value-type="float" office:value="1177.824866801" calcext:value-type="float">
            <text:p>1177.824866801</text:p>
          </table:table-cell>
        </table:table-row>
        <table:table-row table:style-name="ro1">
          <table:table-cell office:value-type="float" office:value="1422197870.696" calcext:value-type="float">
            <text:p>1422197870.696</text:p>
          </table:table-cell>
          <table:table-cell office:value-type="float" office:value="1422198180" calcext:value-type="float">
            <text:p>1422198180</text:p>
          </table:table-cell>
          <table:table-cell office:value-type="float" office:value="63.6395523" calcext:value-type="float">
            <text:p>63.6395523</text:p>
          </table:table-cell>
          <table:table-cell office:value-type="float" office:value="-139.3557068" calcext:value-type="float">
            <text:p>-139.3557068</text:p>
          </table:table-cell>
          <table:table-cell office:value-type="float" office:value="3709.69160350077" calcext:value-type="float">
            <text:p>3709.69160350077</text:p>
          </table:table-cell>
          <table:table-cell office:value-type="float" office:value="1177.824866801" calcext:value-type="float">
            <text:p>1177.824866801</text:p>
          </table:table-cell>
        </table:table-row>
        <table:table-row table:style-name="ro1">
          <table:table-cell office:value-type="float" office:value="1422197926.696" calcext:value-type="float">
            <text:p>1422197926.696</text:p>
          </table:table-cell>
          <table:table-cell office:value-type="float" office:value="1422198180" calcext:value-type="float">
            <text:p>1422198180</text:p>
          </table:table-cell>
          <table:table-cell office:value-type="float" office:value="67.2082881" calcext:value-type="float">
            <text:p>67.2082881</text:p>
          </table:table-cell>
          <table:table-cell office:value-type="float" office:value="-138.6263636" calcext:value-type="float">
            <text:p>-138.6263636</text:p>
          </table:table-cell>
          <table:table-cell office:value-type="float" office:value="3265.4686145006" calcext:value-type="float">
            <text:p>3265.4686145006</text:p>
          </table:table-cell>
          <table:table-cell office:value-type="float" office:value="1177.824866801" calcext:value-type="float">
            <text:p>1177.824866801</text:p>
          </table:table-cell>
        </table:table-row>
        <table:table-row table:style-name="ro1">
          <table:table-cell office:value-type="float" office:value="1426672619.696" calcext:value-type="float">
            <text:p>1426672619.696</text:p>
          </table:table-cell>
          <table:table-cell office:value-type="float" office:value="1426670831" calcext:value-type="float">
            <text:p>1426670831</text:p>
          </table:table-cell>
          <table:table-cell office:value-type="float" office:value="62.1591809" calcext:value-type="float">
            <text:p>62.1591809</text:p>
          </table:table-cell>
          <table:table-cell office:value-type="float" office:value="-150.6583127" calcext:value-type="float">
            <text:p>-150.6583127</text:p>
          </table:table-cell>
          <table:table-cell office:value-type="float" office:value="3930.11451992127" calcext:value-type="float">
            <text:p>3930.11451992127</text:p>
          </table:table-cell>
          <table:table-cell office:value-type="float" office:value="4199.48759353758" calcext:value-type="float">
            <text:p>4199.48759353758</text:p>
          </table:table-cell>
        </table:table-row>
        <table:table-row table:style-name="ro1">
          <table:table-cell office:value-type="float" office:value="1426672619.696" calcext:value-type="float">
            <text:p>1426672619.696</text:p>
          </table:table-cell>
          <table:table-cell office:value-type="float" office:value="1426673758" calcext:value-type="float">
            <text:p>1426673758</text:p>
          </table:table-cell>
          <table:table-cell office:value-type="float" office:value="62.1591809" calcext:value-type="float">
            <text:p>62.1591809</text:p>
          </table:table-cell>
          <table:table-cell office:value-type="float" office:value="-150.6583127" calcext:value-type="float">
            <text:p>-150.6583127</text:p>
          </table:table-cell>
          <table:table-cell office:value-type="float" office:value="3930.11451992127" calcext:value-type="float">
            <text:p>3930.11451992127</text:p>
          </table:table-cell>
          <table:table-cell office:value-type="float" office:value="6022.44099728343" calcext:value-type="float">
            <text:p>6022.44099728343</text:p>
          </table:table-cell>
        </table:table-row>
        <table:table-row table:style-name="ro1">
          <table:table-cell office:value-type="float" office:value="1426672685.197" calcext:value-type="float">
            <text:p>1426672685.197</text:p>
          </table:table-cell>
          <table:table-cell office:value-type="float" office:value="1426673758" calcext:value-type="float">
            <text:p>1426673758</text:p>
          </table:table-cell>
          <table:table-cell office:value-type="float" office:value="66.3366989" calcext:value-type="float">
            <text:p>66.3366989</text:p>
          </table:table-cell>
          <table:table-cell office:value-type="float" office:value="-149.895444" calcext:value-type="float">
            <text:p>-149.895444</text:p>
          </table:table-cell>
          <table:table-cell office:value-type="float" office:value="4309.95117858904" calcext:value-type="float">
            <text:p>4309.95117858904</text:p>
          </table:table-cell>
          <table:table-cell office:value-type="float" office:value="6022.44099728343" calcext:value-type="float">
            <text:p>6022.44099728343</text:p>
          </table:table-cell>
        </table:table-row>
        <table:table-row table:style-name="ro1">
          <table:table-cell office:value-type="float" office:value="1426672670.197" calcext:value-type="float">
            <text:p>1426672670.197</text:p>
          </table:table-cell>
          <table:table-cell office:value-type="float" office:value="1426673758" calcext:value-type="float">
            <text:p>1426673758</text:p>
          </table:table-cell>
          <table:table-cell office:value-type="float" office:value="65.927207" calcext:value-type="float">
            <text:p>65.927207</text:p>
          </table:table-cell>
          <table:table-cell office:value-type="float" office:value="-148.5449724" calcext:value-type="float">
            <text:p>-148.5449724</text:p>
          </table:table-cell>
          <table:table-cell office:value-type="float" office:value="5157.85257886724" calcext:value-type="float">
            <text:p>5157.85257886724</text:p>
          </table:table-cell>
          <table:table-cell office:value-type="float" office:value="6022.44099728343" calcext:value-type="float">
            <text:p>6022.44099728343</text:p>
          </table:table-cell>
        </table:table-row>
        <table:table-row table:style-name="ro1">
          <table:table-cell office:value-type="float" office:value="1428570309.197" calcext:value-type="float">
            <text:p>1428570309.197</text:p>
          </table:table-cell>
          <table:table-cell office:value-type="float" office:value="1428571153" calcext:value-type="float">
            <text:p>1428571153</text:p>
          </table:table-cell>
          <table:table-cell office:value-type="float" office:value="63.3994195" calcext:value-type="float">
            <text:p>63.3994195</text:p>
          </table:table-cell>
          <table:table-cell office:value-type="float" office:value="-141.9856878" calcext:value-type="float">
            <text:p>-141.9856878</text:p>
          </table:table-cell>
          <table:table-cell office:value-type="float" office:value="3872.0236880438" calcext:value-type="float">
            <text:p>3872.0236880438</text:p>
          </table:table-cell>
          <table:table-cell office:value-type="float" office:value="2023.94952530222" calcext:value-type="float">
            <text:p>2023.94952530222</text:p>
          </table:table-cell>
        </table:table-row>
        <table:table-row table:style-name="ro1">
          <table:table-cell office:value-type="float" office:value="1428570385.197" calcext:value-type="float">
            <text:p>1428570385.197</text:p>
          </table:table-cell>
          <table:table-cell office:value-type="float" office:value="1428571153" calcext:value-type="float">
            <text:p>1428571153</text:p>
          </table:table-cell>
          <table:table-cell office:value-type="float" office:value="68.1954784" calcext:value-type="float">
            <text:p>68.1954784</text:p>
          </table:table-cell>
          <table:table-cell office:value-type="float" office:value="-141.1676452" calcext:value-type="float">
            <text:p>-141.1676452</text:p>
          </table:table-cell>
          <table:table-cell office:value-type="float" office:value="3785.5744965772" calcext:value-type="float">
            <text:p>3785.5744965772</text:p>
          </table:table-cell>
          <table:table-cell office:value-type="float" office:value="2023.94952530222" calcext:value-type="float">
            <text:p>2023.94952530222</text:p>
          </table:table-cell>
        </table:table-row>
        <table:table-row table:style-name="ro1">
          <table:table-cell office:value-type="float" office:value="1428736745.197" calcext:value-type="float">
            <text:p>1428736745.197</text:p>
          </table:table-cell>
          <table:table-cell office:value-type="float" office:value="1428737619" calcext:value-type="float">
            <text:p>1428737619</text:p>
          </table:table-cell>
          <table:table-cell office:value-type="float" office:value="62.2999249" calcext:value-type="float">
            <text:p>62.2999249</text:p>
          </table:table-cell>
          <table:table-cell office:value-type="float" office:value="-143.3403138" calcext:value-type="float">
            <text:p>-143.3403138</text:p>
          </table:table-cell>
          <table:table-cell office:value-type="float" office:value="5883.82383775177" calcext:value-type="float">
            <text:p>5883.82383775177</text:p>
          </table:table-cell>
          <table:table-cell office:value-type="float" office:value="5043.57116508463" calcext:value-type="float">
            <text:p>5043.57116508463</text:p>
          </table:table-cell>
        </table:table-row>
        <table:table-row table:style-name="ro1">
          <table:table-cell office:value-type="float" office:value="1428736783.696" calcext:value-type="float">
            <text:p>1428736783.696</text:p>
          </table:table-cell>
          <table:table-cell office:value-type="float" office:value="1428737619" calcext:value-type="float">
            <text:p>1428737619</text:p>
          </table:table-cell>
          <table:table-cell office:value-type="float" office:value="65.2079722" calcext:value-type="float">
            <text:p>65.2079722</text:p>
          </table:table-cell>
          <table:table-cell office:value-type="float" office:value="-141.4013282" calcext:value-type="float">
            <text:p>-141.4013282</text:p>
          </table:table-cell>
          <table:table-cell office:value-type="float" office:value="5503.97697481565" calcext:value-type="float">
            <text:p>5503.97697481565</text:p>
          </table:table-cell>
          <table:table-cell office:value-type="float" office:value="5043.57116508463" calcext:value-type="float">
            <text:p>5043.57116508463</text:p>
          </table:table-cell>
        </table:table-row>
        <table:table-row table:style-name="ro1">
          <table:table-cell office:value-type="float" office:value="1428776920.696" calcext:value-type="float">
            <text:p>1428776920.696</text:p>
          </table:table-cell>
          <table:table-cell office:value-type="float" office:value="1428777457" calcext:value-type="float">
            <text:p>1428777457</text:p>
          </table:table-cell>
          <table:table-cell office:value-type="float" office:value="65.4883055" calcext:value-type="float">
            <text:p>65.4883055</text:p>
          </table:table-cell>
          <table:table-cell office:value-type="float" office:value="-142.269971" calcext:value-type="float">
            <text:p>-142.269971</text:p>
          </table:table-cell>
          <table:table-cell office:value-type="float" office:value="5157.67986273246" calcext:value-type="float">
            <text:p>5157.67986273246</text:p>
          </table:table-cell>
          <table:table-cell office:value-type="float" office:value="3488.35455084032" calcext:value-type="float">
            <text:p>3488.35455084032</text:p>
          </table:table-cell>
        </table:table-row>
        <table:table-row table:style-name="ro1">
          <table:table-cell office:value-type="float" office:value="1428776936.696" calcext:value-type="float">
            <text:p>1428776936.696</text:p>
          </table:table-cell>
          <table:table-cell office:value-type="float" office:value="1428777457" calcext:value-type="float">
            <text:p>1428777457</text:p>
          </table:table-cell>
          <table:table-cell office:value-type="float" office:value="64.0185495" calcext:value-type="float">
            <text:p>64.0185495</text:p>
          </table:table-cell>
          <table:table-cell office:value-type="float" office:value="-140.554518" calcext:value-type="float">
            <text:p>-140.554518</text:p>
          </table:table-cell>
          <table:table-cell office:value-type="float" office:value="5884.59540664824" calcext:value-type="float">
            <text:p>5884.59540664824</text:p>
          </table:table-cell>
          <table:table-cell office:value-type="float" office:value="3488.35455084032" calcext:value-type="float">
            <text:p>3488.35455084032</text:p>
          </table:table-cell>
        </table:table-row>
        <table:table-row table:style-name="ro1">
          <table:table-cell office:value-type="float" office:value="1422461056.696" calcext:value-type="float">
            <text:p>1422461056.696</text:p>
          </table:table-cell>
          <table:table-cell office:value-type="float" office:value="1422460525" calcext:value-type="float">
            <text:p>1422460525</text:p>
          </table:table-cell>
          <table:table-cell office:value-type="float" office:value="63.8329345" calcext:value-type="float">
            <text:p>63.8329345</text:p>
          </table:table-cell>
          <table:table-cell office:value-type="float" office:value="-140.9095709" calcext:value-type="float">
            <text:p>-140.9095709</text:p>
          </table:table-cell>
          <table:table-cell office:value-type="float" office:value="3490.92176883925" calcext:value-type="float">
            <text:p>3490.92176883925</text:p>
          </table:table-cell>
          <table:table-cell office:value-type="float" office:value="1861.93918309866" calcext:value-type="float">
            <text:p>1861.93918309866</text:p>
          </table:table-cell>
        </table:table-row>
        <table:table-row table:style-name="ro1">
          <table:table-cell office:value-type="float" office:value="1426757029.696" calcext:value-type="float">
            <text:p>1426757029.696</text:p>
          </table:table-cell>
          <table:table-cell office:value-type="float" office:value="1426756227" calcext:value-type="float">
            <text:p>1426756227</text:p>
          </table:table-cell>
          <table:table-cell office:value-type="float" office:value="64.523902" calcext:value-type="float">
            <text:p>64.523902</text:p>
          </table:table-cell>
          <table:table-cell office:value-type="float" office:value="-143.1341074" calcext:value-type="float">
            <text:p>-143.1341074</text:p>
          </table:table-cell>
          <table:table-cell office:value-type="float" office:value="4129.72066204154" calcext:value-type="float">
            <text:p>4129.72066204154</text:p>
          </table:table-cell>
          <table:table-cell office:value-type="float" office:value="1703.60231326487" calcext:value-type="float">
            <text:p>1703.60231326487</text:p>
          </table:table-cell>
        </table:table-row>
        <table:table-row table:style-name="ro1">
          <table:table-cell office:value-type="float" office:value="1426757002.197" calcext:value-type="float">
            <text:p>1426757002.197</text:p>
          </table:table-cell>
          <table:table-cell office:value-type="float" office:value="1426756227" calcext:value-type="float">
            <text:p>1426756227</text:p>
          </table:table-cell>
          <table:table-cell office:value-type="float" office:value="63.3314161" calcext:value-type="float">
            <text:p>63.3314161</text:p>
          </table:table-cell>
          <table:table-cell office:value-type="float" office:value="-141.9021227" calcext:value-type="float">
            <text:p>-141.9021227</text:p>
          </table:table-cell>
          <table:table-cell office:value-type="float" office:value="4236.54059406082" calcext:value-type="float">
            <text:p>4236.54059406082</text:p>
          </table:table-cell>
          <table:table-cell office:value-type="float" office:value="1703.60231326487" calcext:value-type="float">
            <text:p>1703.60231326487</text:p>
          </table:table-cell>
        </table:table-row>
        <table:table-row table:style-name="ro1">
          <table:table-cell office:value-type="float" office:value="1423838635.197" calcext:value-type="float">
            <text:p>1423838635.197</text:p>
          </table:table-cell>
          <table:table-cell office:value-type="float" office:value="1423837909" calcext:value-type="float">
            <text:p>1423837909</text:p>
          </table:table-cell>
          <table:table-cell office:value-type="float" office:value="66.5168958" calcext:value-type="float">
            <text:p>66.5168958</text:p>
          </table:table-cell>
          <table:table-cell office:value-type="float" office:value="-140.6724172" calcext:value-type="float">
            <text:p>-140.6724172</text:p>
          </table:table-cell>
          <table:table-cell office:value-type="float" office:value="3910.09077122821" calcext:value-type="float">
            <text:p>3910.09077122821</text:p>
          </table:table-cell>
          <table:table-cell office:value-type="float" office:value="2974.27657661168" calcext:value-type="float">
            <text:p>2974.27657661168</text:p>
          </table:table-cell>
        </table:table-row>
        <table:table-row table:style-name="ro1">
          <table:table-cell office:value-type="float" office:value="1445792279.696" calcext:value-type="float">
            <text:p>1445792279.696</text:p>
          </table:table-cell>
          <table:table-cell office:value-type="float" office:value="1445793076" calcext:value-type="float">
            <text:p>1445793076</text:p>
          </table:table-cell>
          <table:table-cell office:value-type="float" office:value="68.0751511" calcext:value-type="float">
            <text:p>68.0751511</text:p>
          </table:table-cell>
          <table:table-cell office:value-type="float" office:value="-155.0807992" calcext:value-type="float">
            <text:p>-155.0807992</text:p>
          </table:table-cell>
          <table:table-cell office:value-type="float" office:value="4760.63163273367" calcext:value-type="float">
            <text:p>4760.63163273367</text:p>
          </table:table-cell>
          <table:table-cell office:value-type="float" office:value="1240.30369399075" calcext:value-type="float">
            <text:p>1240.30369399075</text:p>
          </table:table-cell>
        </table:table-row>
        <table:table-row table:style-name="ro1">
          <table:table-cell office:value-type="float" office:value="1445131677.197" calcext:value-type="float">
            <text:p>1445131677.197</text:p>
          </table:table-cell>
          <table:table-cell office:value-type="float" office:value="1445133051" calcext:value-type="float">
            <text:p>1445133051</text:p>
          </table:table-cell>
          <table:table-cell office:value-type="float" office:value="69.261642" calcext:value-type="float">
            <text:p>69.261642</text:p>
          </table:table-cell>
          <table:table-cell office:value-type="float" office:value="-143.4103441" calcext:value-type="float">
            <text:p>-143.4103441</text:p>
          </table:table-cell>
          <table:table-cell office:value-type="float" office:value="3812.75782702578" calcext:value-type="float">
            <text:p>3812.75782702578</text:p>
          </table:table-cell>
          <table:table-cell office:value-type="float" office:value="1354.57333080446" calcext:value-type="float">
            <text:p>1354.57333080446</text:p>
          </table:table-cell>
        </table:table-row>
        <table:table-row table:style-name="ro1">
          <table:table-cell office:value-type="float" office:value="1437652226.696" calcext:value-type="float">
            <text:p>1437652226.696</text:p>
          </table:table-cell>
          <table:table-cell office:value-type="float" office:value="1437651347" calcext:value-type="float">
            <text:p>1437651347</text:p>
          </table:table-cell>
          <table:table-cell office:value-type="float" office:value="68.296463" calcext:value-type="float">
            <text:p>68.296463</text:p>
          </table:table-cell>
          <table:table-cell office:value-type="float" office:value="-148.4356251" calcext:value-type="float">
            <text:p>-148.4356251</text:p>
          </table:table-cell>
          <table:table-cell office:value-type="float" office:value="4522.30458483748" calcext:value-type="float">
            <text:p>4522.30458483748</text:p>
          </table:table-cell>
          <table:table-cell office:value-type="float" office:value="2688.80805325368" calcext:value-type="float">
            <text:p>2688.80805325368</text:p>
          </table:table-cell>
        </table:table-row>
        <table:table-row table:style-name="ro1">
          <table:table-cell office:value-type="float" office:value="1435146551.197" calcext:value-type="float">
            <text:p>1435146551.197</text:p>
          </table:table-cell>
          <table:table-cell office:value-type="float" office:value="1435146741" calcext:value-type="float">
            <text:p>1435146741</text:p>
          </table:table-cell>
          <table:table-cell office:value-type="float" office:value="63.4777617" calcext:value-type="float">
            <text:p>63.4777617</text:p>
          </table:table-cell>
          <table:table-cell office:value-type="float" office:value="-141.2244262" calcext:value-type="float">
            <text:p>-141.2244262</text:p>
          </table:table-cell>
          <table:table-cell office:value-type="float" office:value="4902.33077595621" calcext:value-type="float">
            <text:p>4902.33077595621</text:p>
          </table:table-cell>
          <table:table-cell office:value-type="float" office:value="5570.98499728593" calcext:value-type="float">
            <text:p>5570.98499728593</text:p>
          </table:table-cell>
        </table:table-row>
        <table:table-row table:style-name="ro1">
          <table:table-cell office:value-type="float" office:value="1450431003.696" calcext:value-type="float">
            <text:p>1450431003.696</text:p>
          </table:table-cell>
          <table:table-cell office:value-type="float" office:value="1450431913" calcext:value-type="float">
            <text:p>1450431913</text:p>
          </table:table-cell>
          <table:table-cell office:value-type="float" office:value="65.0353048" calcext:value-type="float">
            <text:p>65.0353048</text:p>
          </table:table-cell>
          <table:table-cell office:value-type="float" office:value="-137.4299065" calcext:value-type="float">
            <text:p>-137.4299065</text:p>
          </table:table-cell>
          <table:table-cell office:value-type="float" office:value="3144.34923933596" calcext:value-type="float">
            <text:p>3144.34923933596</text:p>
          </table:table-cell>
          <table:table-cell office:value-type="float" office:value="1644.26196277528" calcext:value-type="float">
            <text:p>1644.26196277528</text:p>
          </table:table-cell>
        </table:table-row>
        <table:table-row table:style-name="ro1">
          <table:table-cell office:value-type="float" office:value="1447172367.197" calcext:value-type="float">
            <text:p>1447172367.197</text:p>
          </table:table-cell>
          <table:table-cell office:value-type="float" office:value="1447170671" calcext:value-type="float">
            <text:p>1447170671</text:p>
          </table:table-cell>
          <table:table-cell office:value-type="float" office:value="64.3539733" calcext:value-type="float">
            <text:p>64.3539733</text:p>
          </table:table-cell>
          <table:table-cell office:value-type="float" office:value="-151.8154091" calcext:value-type="float">
            <text:p>-151.8154091</text:p>
          </table:table-cell>
          <table:table-cell office:value-type="float" office:value="4325.50699143944" calcext:value-type="float">
            <text:p>4325.50699143944</text:p>
          </table:table-cell>
          <table:table-cell office:value-type="float" office:value="6650.92114307537" calcext:value-type="float">
            <text:p>6650.92114307537</text:p>
          </table:table-cell>
        </table:table-row>
        <table:table-row table:style-name="ro1">
          <table:table-cell office:value-type="float" office:value="1446133567.197" calcext:value-type="float">
            <text:p>1446133567.197</text:p>
          </table:table-cell>
          <table:table-cell office:value-type="float" office:value="1446134231" calcext:value-type="float">
            <text:p>1446134231</text:p>
          </table:table-cell>
          <table:table-cell office:value-type="float" office:value="67.4175409" calcext:value-type="float">
            <text:p>67.4175409</text:p>
          </table:table-cell>
          <table:table-cell office:value-type="float" office:value="-142.36908" calcext:value-type="float">
            <text:p>-142.36908</text:p>
          </table:table-cell>
          <table:table-cell office:value-type="float" office:value="3801.1908637486" calcext:value-type="float">
            <text:p>3801.1908637486</text:p>
          </table:table-cell>
          <table:table-cell office:value-type="float" office:value="1072.7906099341" calcext:value-type="float">
            <text:p>1072.7906099341</text:p>
          </table:table-cell>
        </table:table-row>
        <table:table-row table:style-name="ro1">
          <table:table-cell office:value-type="float" office:value="1422113520.197" calcext:value-type="float">
            <text:p>1422113520.197</text:p>
          </table:table-cell>
          <table:table-cell office:value-type="float" office:value="1422115109" calcext:value-type="float">
            <text:p>1422115109</text:p>
          </table:table-cell>
          <table:table-cell office:value-type="float" office:value="67.0805155" calcext:value-type="float">
            <text:p>67.0805155</text:p>
          </table:table-cell>
          <table:table-cell office:value-type="float" office:value="-147.0608628" calcext:value-type="float">
            <text:p>-147.0608628</text:p>
          </table:table-cell>
          <table:table-cell office:value-type="float" office:value="4601.23752078141" calcext:value-type="float">
            <text:p>4601.23752078141</text:p>
          </table:table-cell>
          <table:table-cell office:value-type="float" office:value="1147.18436089425" calcext:value-type="float">
            <text:p>1147.18436089425</text:p>
          </table:table-cell>
        </table:table-row>
        <table:table-row table:style-name="ro1">
          <table:table-cell office:value-type="float" office:value="1420993588.696" calcext:value-type="float">
            <text:p>1420993588.696</text:p>
          </table:table-cell>
          <table:table-cell office:value-type="float" office:value="1420993210" calcext:value-type="float">
            <text:p>1420993210</text:p>
          </table:table-cell>
          <table:table-cell office:value-type="float" office:value="65.7926786" calcext:value-type="float">
            <text:p>65.7926786</text:p>
          </table:table-cell>
          <table:table-cell office:value-type="float" office:value="-143.6099523" calcext:value-type="float">
            <text:p>-143.6099523</text:p>
          </table:table-cell>
          <table:table-cell office:value-type="float" office:value="3663.49589023388" calcext:value-type="float">
            <text:p>3663.49589023388</text:p>
          </table:table-cell>
          <table:table-cell office:value-type="float" office:value="1464.80151198329" calcext:value-type="float">
            <text:p>1464.80151198329</text:p>
          </table:table-cell>
        </table:table-row>
        <table:table-row table:style-name="ro1">
          <table:table-cell office:value-type="float" office:value="1420993578.696" calcext:value-type="float">
            <text:p>1420993578.696</text:p>
          </table:table-cell>
          <table:table-cell office:value-type="float" office:value="1420993210" calcext:value-type="float">
            <text:p>1420993210</text:p>
          </table:table-cell>
          <table:table-cell office:value-type="float" office:value="65.6867103" calcext:value-type="float">
            <text:p>65.6867103</text:p>
          </table:table-cell>
          <table:table-cell office:value-type="float" office:value="-142.1950906" calcext:value-type="float">
            <text:p>-142.1950906</text:p>
          </table:table-cell>
          <table:table-cell office:value-type="float" office:value="3768.24453312557" calcext:value-type="float">
            <text:p>3768.24453312557</text:p>
          </table:table-cell>
          <table:table-cell office:value-type="float" office:value="1464.80151198329" calcext:value-type="float">
            <text:p>1464.80151198329</text:p>
          </table:table-cell>
        </table:table-row>
        <table:table-row table:style-name="ro1">
          <table:table-cell office:value-type="float" office:value="1445350010.696" calcext:value-type="float">
            <text:p>1445350010.696</text:p>
          </table:table-cell>
          <table:table-cell office:value-type="float" office:value="1445350159" calcext:value-type="float">
            <text:p>1445350159</text:p>
          </table:table-cell>
          <table:table-cell office:value-type="float" office:value="62.4868845" calcext:value-type="float">
            <text:p>62.4868845</text:p>
          </table:table-cell>
          <table:table-cell office:value-type="float" office:value="-143.0153482" calcext:value-type="float">
            <text:p>-143.0153482</text:p>
          </table:table-cell>
          <table:table-cell office:value-type="float" office:value="4022.13029963312" calcext:value-type="float">
            <text:p>4022.13029963312</text:p>
          </table:table-cell>
          <table:table-cell office:value-type="float" office:value="1645.91000412554" calcext:value-type="float">
            <text:p>1645.91000412554</text:p>
          </table:table-cell>
        </table:table-row>
        <table:table-row table:style-name="ro1">
          <table:table-cell office:value-type="float" office:value="1445359907.696" calcext:value-type="float">
            <text:p>1445359907.696</text:p>
          </table:table-cell>
          <table:table-cell office:value-type="float" office:value="1445361061" calcext:value-type="float">
            <text:p>1445361061</text:p>
          </table:table-cell>
          <table:table-cell office:value-type="float" office:value="64.5641068" calcext:value-type="float">
            <text:p>64.5641068</text:p>
          </table:table-cell>
          <table:table-cell office:value-type="float" office:value="-147.9647608" calcext:value-type="float">
            <text:p>-147.9647608</text:p>
          </table:table-cell>
          <table:table-cell office:value-type="float" office:value="3359.80270890242" calcext:value-type="float">
            <text:p>3359.80270890242</text:p>
          </table:table-cell>
          <table:table-cell office:value-type="float" office:value="1642.35324955255" calcext:value-type="float">
            <text:p>1642.35324955255</text:p>
          </table:table-cell>
        </table:table-row>
        <table:table-row table:style-name="ro1">
          <table:table-cell office:value-type="float" office:value="1445359980.696" calcext:value-type="float">
            <text:p>1445359980.696</text:p>
          </table:table-cell>
          <table:table-cell office:value-type="float" office:value="1445361061" calcext:value-type="float">
            <text:p>1445361061</text:p>
          </table:table-cell>
          <table:table-cell office:value-type="float" office:value="69.1709111" calcext:value-type="float">
            <text:p>69.1709111</text:p>
          </table:table-cell>
          <table:table-cell office:value-type="float" office:value="-147.0811919" calcext:value-type="float">
            <text:p>-147.0811919</text:p>
          </table:table-cell>
          <table:table-cell office:value-type="float" office:value="3380.91126806827" calcext:value-type="float">
            <text:p>3380.91126806827</text:p>
          </table:table-cell>
          <table:table-cell office:value-type="float" office:value="1642.35324955255" calcext:value-type="float">
            <text:p>1642.35324955255</text:p>
          </table:table-cell>
        </table:table-row>
        <table:table-row table:style-name="ro1">
          <table:table-cell office:value-type="float" office:value="1447763400.197" calcext:value-type="float">
            <text:p>1447763400.197</text:p>
          </table:table-cell>
          <table:table-cell office:value-type="float" office:value="1447763333" calcext:value-type="float">
            <text:p>1447763333</text:p>
          </table:table-cell>
          <table:table-cell office:value-type="float" office:value="66.9718832" calcext:value-type="float">
            <text:p>66.9718832</text:p>
          </table:table-cell>
          <table:table-cell office:value-type="float" office:value="-141.6481385" calcext:value-type="float">
            <text:p>-141.6481385</text:p>
          </table:table-cell>
          <table:table-cell office:value-type="float" office:value="3507.60716845588" calcext:value-type="float">
            <text:p>3507.60716845588</text:p>
          </table:table-cell>
          <table:table-cell office:value-type="float" office:value="1518.63455956661" calcext:value-type="float">
            <text:p>1518.63455956661</text:p>
          </table:table-cell>
        </table:table-row>
        <table:table-row table:style-name="ro1">
          <table:table-cell office:value-type="float" office:value="1447763392.197" calcext:value-type="float">
            <text:p>1447763392.197</text:p>
          </table:table-cell>
          <table:table-cell office:value-type="float" office:value="1447763333" calcext:value-type="float">
            <text:p>1447763333</text:p>
          </table:table-cell>
          <table:table-cell office:value-type="float" office:value="66.8005192" calcext:value-type="float">
            <text:p>66.8005192</text:p>
          </table:table-cell>
          <table:table-cell office:value-type="float" office:value="-140.2597472" calcext:value-type="float">
            <text:p>-140.2597472</text:p>
          </table:table-cell>
          <table:table-cell office:value-type="float" office:value="3373.43575172889" calcext:value-type="float">
            <text:p>3373.43575172889</text:p>
          </table:table-cell>
          <table:table-cell office:value-type="float" office:value="1518.63455956661" calcext:value-type="float">
            <text:p>1518.63455956661</text:p>
          </table:table-cell>
        </table:table-row>
        <table:table-row table:style-name="ro1">
          <table:table-cell office:value-type="float" office:value="1433607039.197" calcext:value-type="float">
            <text:p>1433607039.197</text:p>
          </table:table-cell>
          <table:table-cell office:value-type="float" office:value="1433606940" calcext:value-type="float">
            <text:p>1433606940</text:p>
          </table:table-cell>
          <table:table-cell office:value-type="float" office:value="65.656744" calcext:value-type="float">
            <text:p>65.656744</text:p>
          </table:table-cell>
          <table:table-cell office:value-type="float" office:value="-152.6900678" calcext:value-type="float">
            <text:p>-152.6900678</text:p>
          </table:table-cell>
          <table:table-cell office:value-type="float" office:value="4316.74765959463" calcext:value-type="float">
            <text:p>4316.74765959463</text:p>
          </table:table-cell>
          <table:table-cell office:value-type="float" office:value="1524.43902808813" calcext:value-type="float">
            <text:p>1524.43902808813</text:p>
          </table:table-cell>
        </table:table-row>
        <table:table-row table:style-name="ro1">
          <table:table-cell office:value-type="float" office:value="1450128509.197" calcext:value-type="float">
            <text:p>1450128509.197</text:p>
          </table:table-cell>
          <table:table-cell office:value-type="float" office:value="1450127339" calcext:value-type="float">
            <text:p>1450127339</text:p>
          </table:table-cell>
          <table:table-cell office:value-type="float" office:value="66.7274924" calcext:value-type="float">
            <text:p>66.7274924</text:p>
          </table:table-cell>
          <table:table-cell office:value-type="float" office:value="-145.6231955" calcext:value-type="float">
            <text:p>-145.6231955</text:p>
          </table:table-cell>
          <table:table-cell office:value-type="float" office:value="5019.31567435579" calcext:value-type="float">
            <text:p>5019.31567435579</text:p>
          </table:table-cell>
          <table:table-cell office:value-type="float" office:value="1697.43506173142" calcext:value-type="float">
            <text:p>1697.43506173142</text:p>
          </table:table-cell>
        </table:table-row>
        <table:table-row table:style-name="ro1">
          <table:table-cell office:value-type="float" office:value="1450128527.197" calcext:value-type="float">
            <text:p>1450128527.197</text:p>
          </table:table-cell>
          <table:table-cell office:value-type="float" office:value="1450127339" calcext:value-type="float">
            <text:p>1450127339</text:p>
          </table:table-cell>
          <table:table-cell office:value-type="float" office:value="65.1295569" calcext:value-type="float">
            <text:p>65.1295569</text:p>
          </table:table-cell>
          <table:table-cell office:value-type="float" office:value="-143.8429847" calcext:value-type="float">
            <text:p>-143.8429847</text:p>
          </table:table-cell>
          <table:table-cell office:value-type="float" office:value="4624.89967936501" calcext:value-type="float">
            <text:p>4624.89967936501</text:p>
          </table:table-cell>
          <table:table-cell office:value-type="float" office:value="1697.43506173142" calcext:value-type="float">
            <text:p>1697.43506173142</text:p>
          </table:table-cell>
        </table:table-row>
        <table:table-row table:style-name="ro1">
          <table:table-cell office:value-type="float" office:value="1435062257.197" calcext:value-type="float">
            <text:p>1435062257.197</text:p>
          </table:table-cell>
          <table:table-cell office:value-type="float" office:value="1435061201" calcext:value-type="float">
            <text:p>1435061201</text:p>
          </table:table-cell>
          <table:table-cell office:value-type="float" office:value="62.1317968" calcext:value-type="float">
            <text:p>62.1317968</text:p>
          </table:table-cell>
          <table:table-cell office:value-type="float" office:value="-146.977641" calcext:value-type="float">
            <text:p>-146.977641</text:p>
          </table:table-cell>
          <table:table-cell office:value-type="float" office:value="4390.70513639447" calcext:value-type="float">
            <text:p>4390.70513639447</text:p>
          </table:table-cell>
          <table:table-cell office:value-type="float" office:value="6144.44652286051" calcext:value-type="float">
            <text:p>6144.44652286051</text:p>
          </table:table-cell>
        </table:table-row>
        <table:table-row table:style-name="ro1">
          <table:table-cell office:value-type="float" office:value="1435062257.197" calcext:value-type="float">
            <text:p>1435062257.197</text:p>
          </table:table-cell>
          <table:table-cell office:value-type="float" office:value="1435062525" calcext:value-type="float">
            <text:p>1435062525</text:p>
          </table:table-cell>
          <table:table-cell office:value-type="float" office:value="62.1317968" calcext:value-type="float">
            <text:p>62.1317968</text:p>
          </table:table-cell>
          <table:table-cell office:value-type="float" office:value="-146.977641" calcext:value-type="float">
            <text:p>-146.977641</text:p>
          </table:table-cell>
          <table:table-cell office:value-type="float" office:value="4390.70513639447" calcext:value-type="float">
            <text:p>4390.70513639447</text:p>
          </table:table-cell>
          <table:table-cell office:value-type="float" office:value="8450.25642879839" calcext:value-type="float">
            <text:p>8450.25642879839</text:p>
          </table:table-cell>
        </table:table-row>
        <table:table-row table:style-name="ro1">
          <table:table-cell office:value-type="float" office:value="1442862660.197" calcext:value-type="float">
            <text:p>1442862660.197</text:p>
          </table:table-cell>
          <table:table-cell office:value-type="float" office:value="1442860911" calcext:value-type="float">
            <text:p>1442860911</text:p>
          </table:table-cell>
          <table:table-cell office:value-type="float" office:value="67.722277" calcext:value-type="float">
            <text:p>67.722277</text:p>
          </table:table-cell>
          <table:table-cell office:value-type="float" office:value="-144.8671595" calcext:value-type="float">
            <text:p>-144.8671595</text:p>
          </table:table-cell>
          <table:table-cell office:value-type="float" office:value="3746.38652411011" calcext:value-type="float">
            <text:p>3746.38652411011</text:p>
          </table:table-cell>
          <table:table-cell office:value-type="float" office:value="1127.48995015711" calcext:value-type="float">
            <text:p>1127.48995015711</text:p>
          </table:table-cell>
        </table:table-row>
        <table:table-row table:style-name="ro1">
          <table:table-cell office:value-type="float" office:value="1457415236.197" calcext:value-type="float">
            <text:p>1457415236.197</text:p>
          </table:table-cell>
          <table:table-cell office:value-type="float" office:value="1457415005" calcext:value-type="float">
            <text:p>1457415005</text:p>
          </table:table-cell>
          <table:table-cell office:value-type="float" office:value="64.455471" calcext:value-type="float">
            <text:p>64.455471</text:p>
          </table:table-cell>
          <table:table-cell office:value-type="float" office:value="-142.6931713" calcext:value-type="float">
            <text:p>-142.6931713</text:p>
          </table:table-cell>
          <table:table-cell office:value-type="float" office:value="3671.6418874083" calcext:value-type="float">
            <text:p>3671.6418874083</text:p>
          </table:table-cell>
          <table:table-cell office:value-type="float" office:value="1645.10785571274" calcext:value-type="float">
            <text:p>1645.10785571274</text:p>
          </table:table-cell>
        </table:table-row>
        <table:table-row table:style-name="ro1">
          <table:table-cell office:value-type="float" office:value="1457415236.197" calcext:value-type="float">
            <text:p>1457415236.197</text:p>
          </table:table-cell>
          <table:table-cell office:value-type="float" office:value="1457415611" calcext:value-type="float">
            <text:p>1457415611</text:p>
          </table:table-cell>
          <table:table-cell office:value-type="float" office:value="64.455471" calcext:value-type="float">
            <text:p>64.455471</text:p>
          </table:table-cell>
          <table:table-cell office:value-type="float" office:value="-142.6931713" calcext:value-type="float">
            <text:p>-142.6931713</text:p>
          </table:table-cell>
          <table:table-cell office:value-type="float" office:value="3671.6418874083" calcext:value-type="float">
            <text:p>3671.6418874083</text:p>
          </table:table-cell>
          <table:table-cell office:value-type="float" office:value="1574.10736461153" calcext:value-type="float">
            <text:p>1574.10736461153</text:p>
          </table:table-cell>
        </table:table-row>
        <table:table-row table:style-name="ro1">
          <table:table-cell office:value-type="float" office:value="1452671558.696" calcext:value-type="float">
            <text:p>1452671558.696</text:p>
          </table:table-cell>
          <table:table-cell office:value-type="float" office:value="1452670283" calcext:value-type="float">
            <text:p>1452670283</text:p>
          </table:table-cell>
          <table:table-cell office:value-type="float" office:value="69.1743584" calcext:value-type="float">
            <text:p>69.1743584</text:p>
          </table:table-cell>
          <table:table-cell office:value-type="float" office:value="-148.1797171" calcext:value-type="float">
            <text:p>-148.1797171</text:p>
          </table:table-cell>
          <table:table-cell office:value-type="float" office:value="3442.07788138364" calcext:value-type="float">
            <text:p>3442.07788138364</text:p>
          </table:table-cell>
          <table:table-cell office:value-type="float" office:value="1966.43225624163" calcext:value-type="float">
            <text:p>1966.43225624163</text:p>
          </table:table-cell>
        </table:table-row>
        <table:table-row table:style-name="ro1">
          <table:table-cell office:value-type="float" office:value="1458046876.197" calcext:value-type="float">
            <text:p>1458046876.197</text:p>
          </table:table-cell>
          <table:table-cell office:value-type="float" office:value="1458045648" calcext:value-type="float">
            <text:p>1458045648</text:p>
          </table:table-cell>
          <table:table-cell office:value-type="float" office:value="63.854268" calcext:value-type="float">
            <text:p>63.854268</text:p>
          </table:table-cell>
          <table:table-cell office:value-type="float" office:value="-155.2867012" calcext:value-type="float">
            <text:p>-155.2867012</text:p>
          </table:table-cell>
          <table:table-cell office:value-type="float" office:value="3234.92265200284" calcext:value-type="float">
            <text:p>3234.92265200284</text:p>
          </table:table-cell>
          <table:table-cell office:value-type="float" office:value="3644.44368244495" calcext:value-type="float">
            <text:p>3644.44368244495</text:p>
          </table:table-cell>
        </table:table-row>
        <table:table-row table:style-name="ro1">
          <table:table-cell office:value-type="float" office:value="1461415641.696" calcext:value-type="float">
            <text:p>1461415641.696</text:p>
          </table:table-cell>
          <table:table-cell office:value-type="float" office:value="1461417255" calcext:value-type="float">
            <text:p>1461417255</text:p>
          </table:table-cell>
          <table:table-cell office:value-type="float" office:value="66.5025764" calcext:value-type="float">
            <text:p>66.5025764</text:p>
          </table:table-cell>
          <table:table-cell office:value-type="float" office:value="-155.435462" calcext:value-type="float">
            <text:p>-155.435462</text:p>
          </table:table-cell>
          <table:table-cell office:value-type="float" office:value="4380.05042585668" calcext:value-type="float">
            <text:p>4380.05042585668</text:p>
          </table:table-cell>
          <table:table-cell office:value-type="float" office:value="1638.08547001139" calcext:value-type="float">
            <text:p>1638.08547001139</text:p>
          </table:table-cell>
        </table:table-row>
        <table:table-row table:style-name="ro1">
          <table:table-cell office:value-type="float" office:value="1457802709.197" calcext:value-type="float">
            <text:p>1457802709.197</text:p>
          </table:table-cell>
          <table:table-cell office:value-type="float" office:value="1457801586" calcext:value-type="float">
            <text:p>1457801586</text:p>
          </table:table-cell>
          <table:table-cell office:value-type="float" office:value="65.6681181" calcext:value-type="float">
            <text:p>65.6681181</text:p>
          </table:table-cell>
          <table:table-cell office:value-type="float" office:value="-152.6097267" calcext:value-type="float">
            <text:p>-152.6097267</text:p>
          </table:table-cell>
          <table:table-cell office:value-type="float" office:value="3052.9942807762" calcext:value-type="float">
            <text:p>3052.9942807762</text:p>
          </table:table-cell>
          <table:table-cell office:value-type="float" office:value="6849.15615121129" calcext:value-type="float">
            <text:p>6849.15615121129</text:p>
          </table:table-cell>
        </table:table-row>
        <table:table-row table:style-name="ro1">
          <table:table-cell office:value-type="float" office:value="1457802709.197" calcext:value-type="float">
            <text:p>1457802709.197</text:p>
          </table:table-cell>
          <table:table-cell office:value-type="float" office:value="1457801732" calcext:value-type="float">
            <text:p>1457801732</text:p>
          </table:table-cell>
          <table:table-cell office:value-type="float" office:value="65.6681181" calcext:value-type="float">
            <text:p>65.6681181</text:p>
          </table:table-cell>
          <table:table-cell office:value-type="float" office:value="-152.6097267" calcext:value-type="float">
            <text:p>-152.6097267</text:p>
          </table:table-cell>
          <table:table-cell office:value-type="float" office:value="3052.9942807762" calcext:value-type="float">
            <text:p>3052.9942807762</text:p>
          </table:table-cell>
          <table:table-cell office:value-type="float" office:value="4258.08361237878" calcext:value-type="float">
            <text:p>4258.08361237878</text:p>
          </table:table-cell>
        </table:table-row>
        <table:table-row table:style-name="ro1">
          <table:table-cell office:value-type="float" office:value="1466958005.197" calcext:value-type="float">
            <text:p>1466958005.197</text:p>
          </table:table-cell>
          <table:table-cell office:value-type="float" office:value="1466957435" calcext:value-type="float">
            <text:p>1466957435</text:p>
          </table:table-cell>
          <table:table-cell office:value-type="float" office:value="67.3290206" calcext:value-type="float">
            <text:p>67.3290206</text:p>
          </table:table-cell>
          <table:table-cell office:value-type="float" office:value="-153.7895349" calcext:value-type="float">
            <text:p>-153.7895349</text:p>
          </table:table-cell>
          <table:table-cell office:value-type="float" office:value="5543.26983505023" calcext:value-type="float">
            <text:p>5543.26983505023</text:p>
          </table:table-cell>
          <table:table-cell office:value-type="float" office:value="1906.89583344246" calcext:value-type="float">
            <text:p>1906.89583344246</text:p>
          </table:table-cell>
        </table:table-row>
        <table:table-row table:style-name="ro1">
          <table:table-cell office:value-type="float" office:value="1466957999.696" calcext:value-type="float">
            <text:p>1466957999.696</text:p>
          </table:table-cell>
          <table:table-cell office:value-type="float" office:value="1466957435" calcext:value-type="float">
            <text:p>1466957435</text:p>
          </table:table-cell>
          <table:table-cell office:value-type="float" office:value="67.4394663" calcext:value-type="float">
            <text:p>67.4394663</text:p>
          </table:table-cell>
          <table:table-cell office:value-type="float" office:value="-152.3200517" calcext:value-type="float">
            <text:p>-152.3200517</text:p>
          </table:table-cell>
          <table:table-cell office:value-type="float" office:value="4679.10670004316" calcext:value-type="float">
            <text:p>4679.10670004316</text:p>
          </table:table-cell>
          <table:table-cell office:value-type="float" office:value="1906.89583344246" calcext:value-type="float">
            <text:p>1906.89583344246</text:p>
          </table:table-cell>
        </table:table-row>
        <table:table-row table:style-name="ro1">
          <table:table-cell office:value-type="float" office:value="1476010296.696" calcext:value-type="float">
            <text:p>1476010296.696</text:p>
          </table:table-cell>
          <table:table-cell office:value-type="float" office:value="1476010718" calcext:value-type="float">
            <text:p>1476010718</text:p>
          </table:table-cell>
          <table:table-cell office:value-type="float" office:value="64.05482" calcext:value-type="float">
            <text:p>64.05482</text:p>
          </table:table-cell>
          <table:table-cell office:value-type="float" office:value="-153.6623211" calcext:value-type="float">
            <text:p>-153.6623211</text:p>
          </table:table-cell>
          <table:table-cell office:value-type="float" office:value="3837.20658803979" calcext:value-type="float">
            <text:p>3837.20658803979</text:p>
          </table:table-cell>
          <table:table-cell office:value-type="float" office:value="1568.70645310463" calcext:value-type="float">
            <text:p>1568.70645310463</text:p>
          </table:table-cell>
        </table:table-row>
        <table:table-row table:style-name="ro1">
          <table:table-cell office:value-type="float" office:value="1479027147.197" calcext:value-type="float">
            <text:p>1479027147.197</text:p>
          </table:table-cell>
          <table:table-cell office:value-type="float" office:value="1479028362" calcext:value-type="float">
            <text:p>1479028362</text:p>
          </table:table-cell>
          <table:table-cell office:value-type="float" office:value="67.2458087" calcext:value-type="float">
            <text:p>67.2458087</text:p>
          </table:table-cell>
          <table:table-cell office:value-type="float" office:value="-152.9384282" calcext:value-type="float">
            <text:p>-152.9384282</text:p>
          </table:table-cell>
          <table:table-cell office:value-type="float" office:value="3592.86547497155" calcext:value-type="float">
            <text:p>3592.86547497155</text:p>
          </table:table-cell>
          <table:table-cell office:value-type="float" office:value="3480.10175813122" calcext:value-type="float">
            <text:p>3480.10175813122</text:p>
          </table:table-cell>
        </table:table-row>
        <table:table-row table:style-name="ro1">
          <table:table-cell office:value-type="float" office:value="1468989372.197" calcext:value-type="float">
            <text:p>1468989372.197</text:p>
          </table:table-cell>
          <table:table-cell office:value-type="float" office:value="1468988280" calcext:value-type="float">
            <text:p>1468988280</text:p>
          </table:table-cell>
          <table:table-cell office:value-type="float" office:value="65.8394857" calcext:value-type="float">
            <text:p>65.8394857</text:p>
          </table:table-cell>
          <table:table-cell office:value-type="float" office:value="-145.0997518" calcext:value-type="float">
            <text:p>-145.0997518</text:p>
          </table:table-cell>
          <table:table-cell office:value-type="float" office:value="5343.34424215912" calcext:value-type="float">
            <text:p>5343.34424215912</text:p>
          </table:table-cell>
          <table:table-cell office:value-type="float" office:value="1713.95501280886" calcext:value-type="float">
            <text:p>1713.95501280886</text:p>
          </table:table-cell>
        </table:table-row>
        <table:table-row table:style-name="ro1">
          <table:table-cell office:value-type="float" office:value="1475132512.197" calcext:value-type="float">
            <text:p>1475132512.197</text:p>
          </table:table-cell>
          <table:table-cell office:value-type="float" office:value="1475132315" calcext:value-type="float">
            <text:p>1475132315</text:p>
          </table:table-cell>
          <table:table-cell office:value-type="float" office:value="63.3101592" calcext:value-type="float">
            <text:p>63.3101592</text:p>
          </table:table-cell>
          <table:table-cell office:value-type="float" office:value="-142.9880234" calcext:value-type="float">
            <text:p>-142.9880234</text:p>
          </table:table-cell>
          <table:table-cell office:value-type="float" office:value="4572.66024095674" calcext:value-type="float">
            <text:p>4572.66024095674</text:p>
          </table:table-cell>
          <table:table-cell office:value-type="float" office:value="5989.26528719547" calcext:value-type="float">
            <text:p>5989.26528719547</text:p>
          </table:table-cell>
        </table:table-row>
        <table:table-row table:style-name="ro1">
          <table:table-cell office:value-type="float" office:value="1475132497.197" calcext:value-type="float">
            <text:p>1475132497.197</text:p>
          </table:table-cell>
          <table:table-cell office:value-type="float" office:value="1475132315" calcext:value-type="float">
            <text:p>1475132315</text:p>
          </table:table-cell>
          <table:table-cell office:value-type="float" office:value="62.6380465" calcext:value-type="float">
            <text:p>62.6380465</text:p>
          </table:table-cell>
          <table:table-cell office:value-type="float" office:value="-141.6626157" calcext:value-type="float">
            <text:p>-141.6626157</text:p>
          </table:table-cell>
          <table:table-cell office:value-type="float" office:value="4589.28293579769" calcext:value-type="float">
            <text:p>4589.28293579769</text:p>
          </table:table-cell>
          <table:table-cell office:value-type="float" office:value="5989.26528719547" calcext:value-type="float">
            <text:p>5989.26528719547</text:p>
          </table:table-cell>
        </table:table-row>
        <table:table-row table:style-name="ro1">
          <table:table-cell office:value-type="float" office:value="1475132512.197" calcext:value-type="float">
            <text:p>1475132512.197</text:p>
          </table:table-cell>
          <table:table-cell office:value-type="float" office:value="1475133430" calcext:value-type="float">
            <text:p>1475133430</text:p>
          </table:table-cell>
          <table:table-cell office:value-type="float" office:value="63.3101592" calcext:value-type="float">
            <text:p>63.3101592</text:p>
          </table:table-cell>
          <table:table-cell office:value-type="float" office:value="-142.9880234" calcext:value-type="float">
            <text:p>-142.9880234</text:p>
          </table:table-cell>
          <table:table-cell office:value-type="float" office:value="4572.66024095674" calcext:value-type="float">
            <text:p>4572.66024095674</text:p>
          </table:table-cell>
          <table:table-cell office:value-type="float" office:value="4929.65623216888" calcext:value-type="float">
            <text:p>4929.65623216888</text:p>
          </table:table-cell>
        </table:table-row>
        <table:table-row table:style-name="ro1">
          <table:table-cell office:value-type="float" office:value="1475132497.197" calcext:value-type="float">
            <text:p>1475132497.197</text:p>
          </table:table-cell>
          <table:table-cell office:value-type="float" office:value="1475133430" calcext:value-type="float">
            <text:p>1475133430</text:p>
          </table:table-cell>
          <table:table-cell office:value-type="float" office:value="62.6380465" calcext:value-type="float">
            <text:p>62.6380465</text:p>
          </table:table-cell>
          <table:table-cell office:value-type="float" office:value="-141.6626157" calcext:value-type="float">
            <text:p>-141.6626157</text:p>
          </table:table-cell>
          <table:table-cell office:value-type="float" office:value="4589.28293579769" calcext:value-type="float">
            <text:p>4589.28293579769</text:p>
          </table:table-cell>
          <table:table-cell office:value-type="float" office:value="4929.65623216888" calcext:value-type="float">
            <text:p>4929.65623216888</text:p>
          </table:table-cell>
        </table:table-row>
        <table:table-row table:style-name="ro1">
          <table:table-cell office:value-type="float" office:value="1475088429.197" calcext:value-type="float">
            <text:p>1475088429.197</text:p>
          </table:table-cell>
          <table:table-cell office:value-type="float" office:value="1475089526" calcext:value-type="float">
            <text:p>1475089526</text:p>
          </table:table-cell>
          <table:table-cell office:value-type="float" office:value="65.238835" calcext:value-type="float">
            <text:p>65.238835</text:p>
          </table:table-cell>
          <table:table-cell office:value-type="float" office:value="-149.6992182" calcext:value-type="float">
            <text:p>-149.6992182</text:p>
          </table:table-cell>
          <table:table-cell office:value-type="float" office:value="4552.46363428663" calcext:value-type="float">
            <text:p>4552.46363428663</text:p>
          </table:table-cell>
          <table:table-cell office:value-type="float" office:value="3213.66004880336" calcext:value-type="float">
            <text:p>3213.66004880336</text:p>
          </table:table-cell>
        </table:table-row>
        <table:table-row table:style-name="ro1">
          <table:table-cell office:value-type="float" office:value="1475088422.696" calcext:value-type="float">
            <text:p>1475088422.696</text:p>
          </table:table-cell>
          <table:table-cell office:value-type="float" office:value="1475089526" calcext:value-type="float">
            <text:p>1475089526</text:p>
          </table:table-cell>
          <table:table-cell office:value-type="float" office:value="65.3687435" calcext:value-type="float">
            <text:p>65.3687435</text:p>
          </table:table-cell>
          <table:table-cell office:value-type="float" office:value="-148.2922534" calcext:value-type="float">
            <text:p>-148.2922534</text:p>
          </table:table-cell>
          <table:table-cell office:value-type="float" office:value="3931.33709318119" calcext:value-type="float">
            <text:p>3931.33709318119</text:p>
          </table:table-cell>
          <table:table-cell office:value-type="float" office:value="3213.66004880336" calcext:value-type="float">
            <text:p>3213.66004880336</text:p>
          </table:table-cell>
        </table:table-row>
        <table:table-row table:style-name="ro1">
          <table:table-cell office:value-type="float" office:value="1456853014.197" calcext:value-type="float">
            <text:p>1456853014.197</text:p>
          </table:table-cell>
          <table:table-cell office:value-type="float" office:value="1456852002" calcext:value-type="float">
            <text:p>1456852002</text:p>
          </table:table-cell>
          <table:table-cell office:value-type="float" office:value="67.0278592" calcext:value-type="float">
            <text:p>67.0278592</text:p>
          </table:table-cell>
          <table:table-cell office:value-type="float" office:value="-141.7687228" calcext:value-type="float">
            <text:p>-141.7687228</text:p>
          </table:table-cell>
          <table:table-cell office:value-type="float" office:value="3122.12431397182" calcext:value-type="float">
            <text:p>3122.12431397182</text:p>
          </table:table-cell>
          <table:table-cell office:value-type="float" office:value="1133.74691112" calcext:value-type="float">
            <text:p>1133.74691112</text:p>
          </table:table-cell>
        </table:table-row>
        <table:table-row table:style-name="ro1">
          <table:table-cell office:value-type="float" office:value="1456853067.696" calcext:value-type="float">
            <text:p>1456853067.696</text:p>
          </table:table-cell>
          <table:table-cell office:value-type="float" office:value="1456852002" calcext:value-type="float">
            <text:p>1456852002</text:p>
          </table:table-cell>
          <table:table-cell office:value-type="float" office:value="63.6480047" calcext:value-type="float">
            <text:p>63.6480047</text:p>
          </table:table-cell>
          <table:table-cell office:value-type="float" office:value="-141.2241178" calcext:value-type="float">
            <text:p>-141.2241178</text:p>
          </table:table-cell>
          <table:table-cell office:value-type="float" office:value="3154.35973257655" calcext:value-type="float">
            <text:p>3154.35973257655</text:p>
          </table:table-cell>
          <table:table-cell office:value-type="float" office:value="1133.74691112" calcext:value-type="float">
            <text:p>1133.74691112</text:p>
          </table:table-cell>
        </table:table-row>
        <table:table-row table:style-name="ro1">
          <table:table-cell office:value-type="float" office:value="1456853014.197" calcext:value-type="float">
            <text:p>1456853014.197</text:p>
          </table:table-cell>
          <table:table-cell office:value-type="float" office:value="1456852910" calcext:value-type="float">
            <text:p>1456852910</text:p>
          </table:table-cell>
          <table:table-cell office:value-type="float" office:value="67.0278592" calcext:value-type="float">
            <text:p>67.0278592</text:p>
          </table:table-cell>
          <table:table-cell office:value-type="float" office:value="-141.7687228" calcext:value-type="float">
            <text:p>-141.7687228</text:p>
          </table:table-cell>
          <table:table-cell office:value-type="float" office:value="3122.12431397182" calcext:value-type="float">
            <text:p>3122.12431397182</text:p>
          </table:table-cell>
          <table:table-cell office:value-type="float" office:value="1187.02692153477" calcext:value-type="float">
            <text:p>1187.02692153477</text:p>
          </table:table-cell>
        </table:table-row>
        <table:table-row table:style-name="ro1">
          <table:table-cell office:value-type="float" office:value="1456853067.696" calcext:value-type="float">
            <text:p>1456853067.696</text:p>
          </table:table-cell>
          <table:table-cell office:value-type="float" office:value="1456852910" calcext:value-type="float">
            <text:p>1456852910</text:p>
          </table:table-cell>
          <table:table-cell office:value-type="float" office:value="63.6480047" calcext:value-type="float">
            <text:p>63.6480047</text:p>
          </table:table-cell>
          <table:table-cell office:value-type="float" office:value="-141.2241178" calcext:value-type="float">
            <text:p>-141.2241178</text:p>
          </table:table-cell>
          <table:table-cell office:value-type="float" office:value="3154.35973257655" calcext:value-type="float">
            <text:p>3154.35973257655</text:p>
          </table:table-cell>
          <table:table-cell office:value-type="float" office:value="1187.02692153477" calcext:value-type="float">
            <text:p>1187.02692153477</text:p>
          </table:table-cell>
        </table:table-row>
        <table:table-row table:style-name="ro1">
          <table:table-cell office:value-type="float" office:value="1456853014.197" calcext:value-type="float">
            <text:p>1456853014.197</text:p>
          </table:table-cell>
          <table:table-cell office:value-type="float" office:value="1456853819" calcext:value-type="float">
            <text:p>1456853819</text:p>
          </table:table-cell>
          <table:table-cell office:value-type="float" office:value="67.0278592" calcext:value-type="float">
            <text:p>67.0278592</text:p>
          </table:table-cell>
          <table:table-cell office:value-type="float" office:value="-141.7687228" calcext:value-type="float">
            <text:p>-141.7687228</text:p>
          </table:table-cell>
          <table:table-cell office:value-type="float" office:value="3122.12431397182" calcext:value-type="float">
            <text:p>3122.12431397182</text:p>
          </table:table-cell>
          <table:table-cell office:value-type="float" office:value="1233.91369168554" calcext:value-type="float">
            <text:p>1233.91369168554</text:p>
          </table:table-cell>
        </table:table-row>
        <table:table-row table:style-name="ro1">
          <table:table-cell office:value-type="float" office:value="1456853067.696" calcext:value-type="float">
            <text:p>1456853067.696</text:p>
          </table:table-cell>
          <table:table-cell office:value-type="float" office:value="1456853819" calcext:value-type="float">
            <text:p>1456853819</text:p>
          </table:table-cell>
          <table:table-cell office:value-type="float" office:value="63.6480047" calcext:value-type="float">
            <text:p>63.6480047</text:p>
          </table:table-cell>
          <table:table-cell office:value-type="float" office:value="-141.2241178" calcext:value-type="float">
            <text:p>-141.2241178</text:p>
          </table:table-cell>
          <table:table-cell office:value-type="float" office:value="3154.35973257655" calcext:value-type="float">
            <text:p>3154.35973257655</text:p>
          </table:table-cell>
          <table:table-cell office:value-type="float" office:value="1233.91369168554" calcext:value-type="float">
            <text:p>1233.91369168554</text:p>
          </table:table-cell>
        </table:table-row>
        <table:table-row table:style-name="ro1">
          <table:table-cell office:value-type="float" office:value="1469107030.197" calcext:value-type="float">
            <text:p>1469107030.197</text:p>
          </table:table-cell>
          <table:table-cell office:value-type="float" office:value="1469107981" calcext:value-type="float">
            <text:p>1469107981</text:p>
          </table:table-cell>
          <table:table-cell office:value-type="float" office:value="68.000279" calcext:value-type="float">
            <text:p>68.000279</text:p>
          </table:table-cell>
          <table:table-cell office:value-type="float" office:value="-141.4035176" calcext:value-type="float">
            <text:p>-141.4035176</text:p>
          </table:table-cell>
          <table:table-cell office:value-type="float" office:value="3559.71308033019" calcext:value-type="float">
            <text:p>3559.71308033019</text:p>
          </table:table-cell>
          <table:table-cell office:value-type="float" office:value="3576.90946464702" calcext:value-type="float">
            <text:p>3576.90946464702</text:p>
          </table:table-cell>
        </table:table-row>
        <table:table-row table:style-name="ro1">
          <table:table-cell office:value-type="float" office:value="1469119404.696" calcext:value-type="float">
            <text:p>1469119404.696</text:p>
          </table:table-cell>
          <table:table-cell office:value-type="float" office:value="1469119056" calcext:value-type="float">
            <text:p>1469119056</text:p>
          </table:table-cell>
          <table:table-cell office:value-type="float" office:value="67.0015885" calcext:value-type="float">
            <text:p>67.0015885</text:p>
          </table:table-cell>
          <table:table-cell office:value-type="float" office:value="-138.5077645" calcext:value-type="float">
            <text:p>-138.5077645</text:p>
          </table:table-cell>
          <table:table-cell office:value-type="float" office:value="4303.31224473885" calcext:value-type="float">
            <text:p>4303.31224473885</text:p>
          </table:table-cell>
          <table:table-cell office:value-type="float" office:value="7732.14867195664" calcext:value-type="float">
            <text:p>7732.14867195664</text:p>
          </table:table-cell>
        </table:table-row>
        <table:table-row table:style-name="ro1">
          <table:table-cell office:value-type="float" office:value="1459422048.197" calcext:value-type="float">
            <text:p>1459422048.197</text:p>
          </table:table-cell>
          <table:table-cell office:value-type="float" office:value="1459423392" calcext:value-type="float">
            <text:p>1459423392</text:p>
          </table:table-cell>
          <table:table-cell office:value-type="float" office:value="62.1250161" calcext:value-type="float">
            <text:p>62.1250161</text:p>
          </table:table-cell>
          <table:table-cell office:value-type="float" office:value="-147.6594975" calcext:value-type="float">
            <text:p>-147.6594975</text:p>
          </table:table-cell>
          <table:table-cell office:value-type="float" office:value="3936.34010042648" calcext:value-type="float">
            <text:p>3936.34010042648</text:p>
          </table:table-cell>
          <table:table-cell office:value-type="float" office:value="5933.12712456174" calcext:value-type="float">
            <text:p>5933.12712456174</text:p>
          </table:table-cell>
        </table:table-row>
        <table:table-row table:style-name="ro1">
          <table:table-cell office:value-type="float" office:value="1457186032.197" calcext:value-type="float">
            <text:p>1457186032.197</text:p>
          </table:table-cell>
          <table:table-cell office:value-type="float" office:value="1457186730" calcext:value-type="float">
            <text:p>1457186730</text:p>
          </table:table-cell>
          <table:table-cell office:value-type="float" office:value="65.2217139" calcext:value-type="float">
            <text:p>65.2217139</text:p>
          </table:table-cell>
          <table:table-cell office:value-type="float" office:value="-141.6970416" calcext:value-type="float">
            <text:p>-141.6970416</text:p>
          </table:table-cell>
          <table:table-cell office:value-type="float" office:value="3187.50579555588" calcext:value-type="float">
            <text:p>3187.50579555588</text:p>
          </table:table-cell>
          <table:table-cell office:value-type="float" office:value="3332.07157288451" calcext:value-type="float">
            <text:p>3332.07157288451</text:p>
          </table:table-cell>
        </table:table-row>
        <table:table-row table:style-name="ro1">
          <table:table-cell office:value-type="float" office:value="1457186032.197" calcext:value-type="float">
            <text:p>1457186032.197</text:p>
          </table:table-cell>
          <table:table-cell office:value-type="float" office:value="1457187022" calcext:value-type="float">
            <text:p>1457187022</text:p>
          </table:table-cell>
          <table:table-cell office:value-type="float" office:value="65.2217139" calcext:value-type="float">
            <text:p>65.2217139</text:p>
          </table:table-cell>
          <table:table-cell office:value-type="float" office:value="-141.6970416" calcext:value-type="float">
            <text:p>-141.6970416</text:p>
          </table:table-cell>
          <table:table-cell office:value-type="float" office:value="3187.50579555588" calcext:value-type="float">
            <text:p>3187.50579555588</text:p>
          </table:table-cell>
          <table:table-cell office:value-type="float" office:value="4082.57138589504" calcext:value-type="float">
            <text:p>4082.57138589504</text:p>
          </table:table-cell>
        </table:table-row>
        <table:table-row table:style-name="ro1">
          <table:table-cell office:value-type="float" office:value="1480000166.696" calcext:value-type="float">
            <text:p>1480000166.696</text:p>
          </table:table-cell>
          <table:table-cell office:value-type="float" office:value="1480000561" calcext:value-type="float">
            <text:p>1480000561</text:p>
          </table:table-cell>
          <table:table-cell office:value-type="float" office:value="64.0756378" calcext:value-type="float">
            <text:p>64.0756378</text:p>
          </table:table-cell>
          <table:table-cell office:value-type="float" office:value="-155.2182402" calcext:value-type="float">
            <text:p>-155.2182402</text:p>
          </table:table-cell>
          <table:table-cell office:value-type="float" office:value="4309.70951080033" calcext:value-type="float">
            <text:p>4309.70951080033</text:p>
          </table:table-cell>
          <table:table-cell office:value-type="float" office:value="3831.14561510228" calcext:value-type="float">
            <text:p>3831.14561510228</text:p>
          </table:table-cell>
        </table:table-row>
        <table:table-row table:style-name="ro1">
          <table:table-cell office:value-type="float" office:value="1457872819.696" calcext:value-type="float">
            <text:p>1457872819.696</text:p>
          </table:table-cell>
          <table:table-cell office:value-type="float" office:value="1457874214" calcext:value-type="float">
            <text:p>1457874214</text:p>
          </table:table-cell>
          <table:table-cell office:value-type="float" office:value="67.4856853" calcext:value-type="float">
            <text:p>67.4856853</text:p>
          </table:table-cell>
          <table:table-cell office:value-type="float" office:value="-149.7441221" calcext:value-type="float">
            <text:p>-149.7441221</text:p>
          </table:table-cell>
          <table:table-cell office:value-type="float" office:value="3212.58485985424" calcext:value-type="float">
            <text:p>3212.58485985424</text:p>
          </table:table-cell>
          <table:table-cell office:value-type="float" office:value="11303.8317115891" calcext:value-type="float">
            <text:p>11303.8317115891</text:p>
          </table:table-cell>
        </table:table-row>
        <table:table-row table:style-name="ro1">
          <table:table-cell office:value-type="float" office:value="1457872822.197" calcext:value-type="float">
            <text:p>1457872822.197</text:p>
          </table:table-cell>
          <table:table-cell office:value-type="float" office:value="1457874214" calcext:value-type="float">
            <text:p>1457874214</text:p>
          </table:table-cell>
          <table:table-cell office:value-type="float" office:value="67.0201409" calcext:value-type="float">
            <text:p>67.0201409</text:p>
          </table:table-cell>
          <table:table-cell office:value-type="float" office:value="-148.2003417" calcext:value-type="float">
            <text:p>-148.2003417</text:p>
          </table:table-cell>
          <table:table-cell office:value-type="float" office:value="3139.76137696805" calcext:value-type="float">
            <text:p>3139.76137696805</text:p>
          </table:table-cell>
          <table:table-cell office:value-type="float" office:value="11303.8317115891" calcext:value-type="float">
            <text:p>11303.8317115891</text:p>
          </table:table-cell>
        </table:table-row>
        <table:table-row table:style-name="ro1">
          <table:table-cell office:value-type="float" office:value="1457884406.197" calcext:value-type="float">
            <text:p>1457884406.197</text:p>
          </table:table-cell>
          <table:table-cell office:value-type="float" office:value="1457885071" calcext:value-type="float">
            <text:p>1457885071</text:p>
          </table:table-cell>
          <table:table-cell office:value-type="float" office:value="65.781534" calcext:value-type="float">
            <text:p>65.781534</text:p>
          </table:table-cell>
          <table:table-cell office:value-type="float" office:value="-149.3080759" calcext:value-type="float">
            <text:p>-149.3080759</text:p>
          </table:table-cell>
          <table:table-cell office:value-type="float" office:value="3459.29807926619" calcext:value-type="float">
            <text:p>3459.29807926619</text:p>
          </table:table-cell>
          <table:table-cell office:value-type="float" office:value="5887.67569201979" calcext:value-type="float">
            <text:p>5887.67569201979</text:p>
          </table:table-cell>
        </table:table-row>
        <table:table-row table:style-name="ro1">
          <table:table-cell office:value-type="float" office:value="1456242929.696" calcext:value-type="float">
            <text:p>1456242929.696</text:p>
          </table:table-cell>
          <table:table-cell office:value-type="float" office:value="1456242946" calcext:value-type="float">
            <text:p>1456242946</text:p>
          </table:table-cell>
          <table:table-cell office:value-type="float" office:value="67.2068152" calcext:value-type="float">
            <text:p>67.2068152</text:p>
          </table:table-cell>
          <table:table-cell office:value-type="float" office:value="-156.5423701" calcext:value-type="float">
            <text:p>-156.5423701</text:p>
          </table:table-cell>
          <table:table-cell office:value-type="float" office:value="3556.44321916251" calcext:value-type="float">
            <text:p>3556.44321916251</text:p>
          </table:table-cell>
          <table:table-cell office:value-type="float" office:value="2025.895881103" calcext:value-type="float">
            <text:p>2025.895881103</text:p>
          </table:table-cell>
        </table:table-row>
        <table:table-row table:style-name="ro1">
          <table:table-cell office:value-type="float" office:value="1471706391.197" calcext:value-type="float">
            <text:p>1471706391.197</text:p>
          </table:table-cell>
          <table:table-cell office:value-type="float" office:value="1471705590" calcext:value-type="float">
            <text:p>1471705590</text:p>
          </table:table-cell>
          <table:table-cell office:value-type="float" office:value="66.6813358" calcext:value-type="float">
            <text:p>66.6813358</text:p>
          </table:table-cell>
          <table:table-cell office:value-type="float" office:value="-156.161115" calcext:value-type="float">
            <text:p>-156.161115</text:p>
          </table:table-cell>
          <table:table-cell office:value-type="float" office:value="3614.6749566736" calcext:value-type="float">
            <text:p>3614.6749566736</text:p>
          </table:table-cell>
          <table:table-cell office:value-type="float" office:value="1363.82106779668" calcext:value-type="float">
            <text:p>1363.82106779668</text:p>
          </table:table-cell>
        </table:table-row>
        <table:table-row table:style-name="ro1">
          <table:table-cell office:value-type="float" office:value="1451819268.197" calcext:value-type="float">
            <text:p>1451819268.197</text:p>
          </table:table-cell>
          <table:table-cell office:value-type="float" office:value="1451818114" calcext:value-type="float">
            <text:p>1451818114</text:p>
          </table:table-cell>
          <table:table-cell office:value-type="float" office:value="68.2769866" calcext:value-type="float">
            <text:p>68.2769866</text:p>
          </table:table-cell>
          <table:table-cell office:value-type="float" office:value="-142.0020598" calcext:value-type="float">
            <text:p>-142.0020598</text:p>
          </table:table-cell>
          <table:table-cell office:value-type="float" office:value="4344.47263454148" calcext:value-type="float">
            <text:p>4344.47263454148</text:p>
          </table:table-cell>
          <table:table-cell office:value-type="float" office:value="1924.97471532543" calcext:value-type="float">
            <text:p>1924.97471532543</text:p>
          </table:table-cell>
        </table:table-row>
        <table:table-row table:style-name="ro1">
          <table:table-cell office:value-type="float" office:value="1454315867.696" calcext:value-type="float">
            <text:p>1454315867.696</text:p>
          </table:table-cell>
          <table:table-cell office:value-type="float" office:value="1454314767" calcext:value-type="float">
            <text:p>1454314767</text:p>
          </table:table-cell>
          <table:table-cell office:value-type="float" office:value="62.7962891" calcext:value-type="float">
            <text:p>62.7962891</text:p>
          </table:table-cell>
          <table:table-cell office:value-type="float" office:value="-142.8988892" calcext:value-type="float">
            <text:p>-142.8988892</text:p>
          </table:table-cell>
          <table:table-cell office:value-type="float" office:value="3946.19958990854" calcext:value-type="float">
            <text:p>3946.19958990854</text:p>
          </table:table-cell>
          <table:table-cell office:value-type="float" office:value="1763.27669697007" calcext:value-type="float">
            <text:p>1763.27669697007</text:p>
          </table:table-cell>
        </table:table-row>
        <table:table-row table:style-name="ro1">
          <table:table-cell office:value-type="float" office:value="1454315932.696" calcext:value-type="float">
            <text:p>1454315932.696</text:p>
          </table:table-cell>
          <table:table-cell office:value-type="float" office:value="1454314767" calcext:value-type="float">
            <text:p>1454314767</text:p>
          </table:table-cell>
          <table:table-cell office:value-type="float" office:value="66.9028538" calcext:value-type="float">
            <text:p>66.9028538</text:p>
          </table:table-cell>
          <table:table-cell office:value-type="float" office:value="-142.2684099" calcext:value-type="float">
            <text:p>-142.2684099</text:p>
          </table:table-cell>
          <table:table-cell office:value-type="float" office:value="4785.05238458157" calcext:value-type="float">
            <text:p>4785.05238458157</text:p>
          </table:table-cell>
          <table:table-cell office:value-type="float" office:value="1763.27669697007" calcext:value-type="float">
            <text:p>1763.27669697007</text:p>
          </table:table-cell>
        </table:table-row>
        <table:table-row table:style-name="ro1">
          <table:table-cell office:value-type="float" office:value="1472983874.197" calcext:value-type="float">
            <text:p>1472983874.197</text:p>
          </table:table-cell>
          <table:table-cell office:value-type="float" office:value="1472983504" calcext:value-type="float">
            <text:p>1472983504</text:p>
          </table:table-cell>
          <table:table-cell office:value-type="float" office:value="64.3932436" calcext:value-type="float">
            <text:p>64.3932436</text:p>
          </table:table-cell>
          <table:table-cell office:value-type="float" office:value="-156.4989575" calcext:value-type="float">
            <text:p>-156.4989575</text:p>
          </table:table-cell>
          <table:table-cell office:value-type="float" office:value="4364.31841931564" calcext:value-type="float">
            <text:p>4364.31841931564</text:p>
          </table:table-cell>
          <table:table-cell office:value-type="float" office:value="6495.52180326172" calcext:value-type="float">
            <text:p>6495.52180326172</text:p>
          </table:table-cell>
        </table:table-row>
        <table:table-row table:style-name="ro1">
          <table:table-cell office:value-type="float" office:value="1472983931.197" calcext:value-type="float">
            <text:p>1472983931.197</text:p>
          </table:table-cell>
          <table:table-cell office:value-type="float" office:value="1472983504" calcext:value-type="float">
            <text:p>1472983504</text:p>
          </table:table-cell>
          <table:table-cell office:value-type="float" office:value="68.0356805" calcext:value-type="float">
            <text:p>68.0356805</text:p>
          </table:table-cell>
          <table:table-cell office:value-type="float" office:value="-155.6864413" calcext:value-type="float">
            <text:p>-155.6864413</text:p>
          </table:table-cell>
          <table:table-cell office:value-type="float" office:value="3676.70423877172" calcext:value-type="float">
            <text:p>3676.70423877172</text:p>
          </table:table-cell>
          <table:table-cell office:value-type="float" office:value="6495.52180326172" calcext:value-type="float">
            <text:p>6495.52180326172</text:p>
          </table:table-cell>
        </table:table-row>
        <table:table-row table:style-name="ro1">
          <table:table-cell office:value-type="float" office:value="1472983867.197" calcext:value-type="float">
            <text:p>1472983867.197</text:p>
          </table:table-cell>
          <table:table-cell office:value-type="float" office:value="1472983504" calcext:value-type="float">
            <text:p>1472983504</text:p>
          </table:table-cell>
          <table:table-cell office:value-type="float" office:value="64.1564859" calcext:value-type="float">
            <text:p>64.1564859</text:p>
          </table:table-cell>
          <table:table-cell office:value-type="float" office:value="-155.1145469" calcext:value-type="float">
            <text:p>-155.1145469</text:p>
          </table:table-cell>
          <table:table-cell office:value-type="float" office:value="5620.80269447423" calcext:value-type="float">
            <text:p>5620.80269447423</text:p>
          </table:table-cell>
          <table:table-cell office:value-type="float" office:value="6495.52180326172" calcext:value-type="float">
            <text:p>6495.52180326172</text:p>
          </table:table-cell>
        </table:table-row>
        <table:table-row table:style-name="ro1">
          <table:table-cell office:value-type="float" office:value="1472983874.197" calcext:value-type="float">
            <text:p>1472983874.197</text:p>
          </table:table-cell>
          <table:table-cell office:value-type="float" office:value="1472984160" calcext:value-type="float">
            <text:p>1472984160</text:p>
          </table:table-cell>
          <table:table-cell office:value-type="float" office:value="64.3932436" calcext:value-type="float">
            <text:p>64.3932436</text:p>
          </table:table-cell>
          <table:table-cell office:value-type="float" office:value="-156.4989575" calcext:value-type="float">
            <text:p>-156.4989575</text:p>
          </table:table-cell>
          <table:table-cell office:value-type="float" office:value="4364.31841931564" calcext:value-type="float">
            <text:p>4364.31841931564</text:p>
          </table:table-cell>
          <table:table-cell office:value-type="float" office:value="16282.2611909446" calcext:value-type="float">
            <text:p>16282.2611909446</text:p>
          </table:table-cell>
        </table:table-row>
        <table:table-row table:style-name="ro1">
          <table:table-cell office:value-type="float" office:value="1472983931.197" calcext:value-type="float">
            <text:p>1472983931.197</text:p>
          </table:table-cell>
          <table:table-cell office:value-type="float" office:value="1472984160" calcext:value-type="float">
            <text:p>1472984160</text:p>
          </table:table-cell>
          <table:table-cell office:value-type="float" office:value="68.0356805" calcext:value-type="float">
            <text:p>68.0356805</text:p>
          </table:table-cell>
          <table:table-cell office:value-type="float" office:value="-155.6864413" calcext:value-type="float">
            <text:p>-155.6864413</text:p>
          </table:table-cell>
          <table:table-cell office:value-type="float" office:value="3676.70423877172" calcext:value-type="float">
            <text:p>3676.70423877172</text:p>
          </table:table-cell>
          <table:table-cell office:value-type="float" office:value="16282.2611909446" calcext:value-type="float">
            <text:p>16282.2611909446</text:p>
          </table:table-cell>
        </table:table-row>
        <table:table-row table:style-name="ro1">
          <table:table-cell office:value-type="float" office:value="1472983867.197" calcext:value-type="float">
            <text:p>1472983867.197</text:p>
          </table:table-cell>
          <table:table-cell office:value-type="float" office:value="1472984160" calcext:value-type="float">
            <text:p>1472984160</text:p>
          </table:table-cell>
          <table:table-cell office:value-type="float" office:value="64.1564859" calcext:value-type="float">
            <text:p>64.1564859</text:p>
          </table:table-cell>
          <table:table-cell office:value-type="float" office:value="-155.1145469" calcext:value-type="float">
            <text:p>-155.1145469</text:p>
          </table:table-cell>
          <table:table-cell office:value-type="float" office:value="5620.80269447423" calcext:value-type="float">
            <text:p>5620.80269447423</text:p>
          </table:table-cell>
          <table:table-cell office:value-type="float" office:value="16282.2611909446" calcext:value-type="float">
            <text:p>16282.2611909446</text:p>
          </table:table-cell>
        </table:table-row>
        <table:table-row table:style-name="ro1">
          <table:table-cell office:value-type="float" office:value="1452251508.197" calcext:value-type="float">
            <text:p>1452251508.197</text:p>
          </table:table-cell>
          <table:table-cell office:value-type="float" office:value="1452251439" calcext:value-type="float">
            <text:p>1452251439</text:p>
          </table:table-cell>
          <table:table-cell office:value-type="float" office:value="68.513176" calcext:value-type="float">
            <text:p>68.513176</text:p>
          </table:table-cell>
          <table:table-cell office:value-type="float" office:value="-149.3568176" calcext:value-type="float">
            <text:p>-149.3568176</text:p>
          </table:table-cell>
          <table:table-cell office:value-type="float" office:value="3493.48362967892" calcext:value-type="float">
            <text:p>3493.48362967892</text:p>
          </table:table-cell>
          <table:table-cell office:value-type="float" office:value="1082.59858378325" calcext:value-type="float">
            <text:p>1082.59858378325</text:p>
          </table:table-cell>
        </table:table-row>
        <table:table-row table:style-name="ro1">
          <table:table-cell office:value-type="float" office:value="1452251508.197" calcext:value-type="float">
            <text:p>1452251508.197</text:p>
          </table:table-cell>
          <table:table-cell office:value-type="float" office:value="1452251889" calcext:value-type="float">
            <text:p>1452251889</text:p>
          </table:table-cell>
          <table:table-cell office:value-type="float" office:value="68.513176" calcext:value-type="float">
            <text:p>68.513176</text:p>
          </table:table-cell>
          <table:table-cell office:value-type="float" office:value="-149.3568176" calcext:value-type="float">
            <text:p>-149.3568176</text:p>
          </table:table-cell>
          <table:table-cell office:value-type="float" office:value="3493.48362967892" calcext:value-type="float">
            <text:p>3493.48362967892</text:p>
          </table:table-cell>
          <table:table-cell office:value-type="float" office:value="948.682607046641" calcext:value-type="float">
            <text:p>948.682607046641</text:p>
          </table:table-cell>
        </table:table-row>
        <table:table-row table:style-name="ro1">
          <table:table-cell office:value-type="float" office:value="1482336598.197" calcext:value-type="float">
            <text:p>1482336598.197</text:p>
          </table:table-cell>
          <table:table-cell office:value-type="float" office:value="1482335706" calcext:value-type="float">
            <text:p>1482335706</text:p>
          </table:table-cell>
          <table:table-cell office:value-type="float" office:value="66.8711714" calcext:value-type="float">
            <text:p>66.8711714</text:p>
          </table:table-cell>
          <table:table-cell office:value-type="float" office:value="-142.2044667" calcext:value-type="float">
            <text:p>-142.2044667</text:p>
          </table:table-cell>
          <table:table-cell office:value-type="float" office:value="3940.33799701363" calcext:value-type="float">
            <text:p>3940.33799701363</text:p>
          </table:table-cell>
          <table:table-cell office:value-type="float" office:value="16004.3975960522" calcext:value-type="float">
            <text:p>16004.3975960522</text:p>
          </table:table-cell>
        </table:table-row>
        <table:table-row table:style-name="ro1">
          <table:table-cell office:value-type="float" office:value="1475172564.696" calcext:value-type="float">
            <text:p>1475172564.696</text:p>
          </table:table-cell>
          <table:table-cell office:value-type="float" office:value="1475173671" calcext:value-type="float">
            <text:p>1475173671</text:p>
          </table:table-cell>
          <table:table-cell office:value-type="float" office:value="66.019431" calcext:value-type="float">
            <text:p>66.019431</text:p>
          </table:table-cell>
          <table:table-cell office:value-type="float" office:value="-141.7935056" calcext:value-type="float">
            <text:p>-141.7935056</text:p>
          </table:table-cell>
          <table:table-cell office:value-type="float" office:value="3981.43530651702" calcext:value-type="float">
            <text:p>3981.43530651702</text:p>
          </table:table-cell>
          <table:table-cell office:value-type="float" office:value="9650.0315105048" calcext:value-type="float">
            <text:p>9650.0315105048</text:p>
          </table:table-cell>
        </table:table-row>
        <table:table-row table:style-name="ro1">
          <table:table-cell office:value-type="float" office:value="1475172569.696" calcext:value-type="float">
            <text:p>1475172569.696</text:p>
          </table:table-cell>
          <table:table-cell office:value-type="float" office:value="1475173671" calcext:value-type="float">
            <text:p>1475173671</text:p>
          </table:table-cell>
          <table:table-cell office:value-type="float" office:value="65.4119426" calcext:value-type="float">
            <text:p>65.4119426</text:p>
          </table:table-cell>
          <table:table-cell office:value-type="float" office:value="-140.2325095" calcext:value-type="float">
            <text:p>-140.2325095</text:p>
          </table:table-cell>
          <table:table-cell office:value-type="float" office:value="4087.58101703915" calcext:value-type="float">
            <text:p>4087.58101703915</text:p>
          </table:table-cell>
          <table:table-cell office:value-type="float" office:value="9650.0315105048" calcext:value-type="float">
            <text:p>9650.0315105048</text:p>
          </table:table-cell>
        </table:table-row>
        <table:table-row table:style-name="ro1">
          <table:table-cell office:value-type="float" office:value="1475172564.696" calcext:value-type="float">
            <text:p>1475172564.696</text:p>
          </table:table-cell>
          <table:table-cell office:value-type="float" office:value="1475173950" calcext:value-type="float">
            <text:p>1475173950</text:p>
          </table:table-cell>
          <table:table-cell office:value-type="float" office:value="66.019431" calcext:value-type="float">
            <text:p>66.019431</text:p>
          </table:table-cell>
          <table:table-cell office:value-type="float" office:value="-141.7935056" calcext:value-type="float">
            <text:p>-141.7935056</text:p>
          </table:table-cell>
          <table:table-cell office:value-type="float" office:value="3981.43530651702" calcext:value-type="float">
            <text:p>3981.43530651702</text:p>
          </table:table-cell>
          <table:table-cell office:value-type="float" office:value="4798.30167953691" calcext:value-type="float">
            <text:p>4798.30167953691</text:p>
          </table:table-cell>
        </table:table-row>
        <table:table-row table:style-name="ro1">
          <table:table-cell office:value-type="float" office:value="1475172569.696" calcext:value-type="float">
            <text:p>1475172569.696</text:p>
          </table:table-cell>
          <table:table-cell office:value-type="float" office:value="1475173950" calcext:value-type="float">
            <text:p>1475173950</text:p>
          </table:table-cell>
          <table:table-cell office:value-type="float" office:value="65.4119426" calcext:value-type="float">
            <text:p>65.4119426</text:p>
          </table:table-cell>
          <table:table-cell office:value-type="float" office:value="-140.2325095" calcext:value-type="float">
            <text:p>-140.2325095</text:p>
          </table:table-cell>
          <table:table-cell office:value-type="float" office:value="4087.58101703915" calcext:value-type="float">
            <text:p>4087.58101703915</text:p>
          </table:table-cell>
          <table:table-cell office:value-type="float" office:value="4798.30167953691" calcext:value-type="float">
            <text:p>4798.30167953691</text:p>
          </table:table-cell>
        </table:table-row>
        <table:table-row table:style-name="ro1">
          <table:table-cell office:value-type="float" office:value="1475346423.197" calcext:value-type="float">
            <text:p>1475346423.197</text:p>
          </table:table-cell>
          <table:table-cell office:value-type="float" office:value="1475345269" calcext:value-type="float">
            <text:p>1475345269</text:p>
          </table:table-cell>
          <table:table-cell office:value-type="float" office:value="68.9496115" calcext:value-type="float">
            <text:p>68.9496115</text:p>
          </table:table-cell>
          <table:table-cell office:value-type="float" office:value="-149.8566832" calcext:value-type="float">
            <text:p>-149.8566832</text:p>
          </table:table-cell>
          <table:table-cell office:value-type="float" office:value="3019.4964956371" calcext:value-type="float">
            <text:p>3019.4964956371</text:p>
          </table:table-cell>
          <table:table-cell office:value-type="float" office:value="3784.54282139336" calcext:value-type="float">
            <text:p>3784.54282139336</text:p>
          </table:table-cell>
        </table:table-row>
        <table:table-row table:style-name="ro1">
          <table:table-cell office:value-type="float" office:value="1475346521.696" calcext:value-type="float">
            <text:p>1475346521.696</text:p>
          </table:table-cell>
          <table:table-cell office:value-type="float" office:value="1475345269" calcext:value-type="float">
            <text:p>1475345269</text:p>
          </table:table-cell>
          <table:table-cell office:value-type="float" office:value="62.6558442" calcext:value-type="float">
            <text:p>62.6558442</text:p>
          </table:table-cell>
          <table:table-cell office:value-type="float" office:value="-148.4912219" calcext:value-type="float">
            <text:p>-148.4912219</text:p>
          </table:table-cell>
          <table:table-cell office:value-type="float" office:value="3564.90806431154" calcext:value-type="float">
            <text:p>3564.90806431154</text:p>
          </table:table-cell>
          <table:table-cell office:value-type="float" office:value="3784.54282139336" calcext:value-type="float">
            <text:p>3784.54282139336</text:p>
          </table:table-cell>
        </table:table-row>
        <table:table-row table:style-name="ro1">
          <table:table-cell office:value-type="float" office:value="1475346421.696" calcext:value-type="float">
            <text:p>1475346421.696</text:p>
          </table:table-cell>
          <table:table-cell office:value-type="float" office:value="1475345269" calcext:value-type="float">
            <text:p>1475345269</text:p>
          </table:table-cell>
          <table:table-cell office:value-type="float" office:value="68.7539428" calcext:value-type="float">
            <text:p>68.7539428</text:p>
          </table:table-cell>
          <table:table-cell office:value-type="float" office:value="-148.365761" calcext:value-type="float">
            <text:p>-148.365761</text:p>
          </table:table-cell>
          <table:table-cell office:value-type="float" office:value="3496.98695752678" calcext:value-type="float">
            <text:p>3496.98695752678</text:p>
          </table:table-cell>
          <table:table-cell office:value-type="float" office:value="3784.54282139336" calcext:value-type="float">
            <text:p>3784.54282139336</text:p>
          </table:table-cell>
        </table:table-row>
        <table:table-row table:style-name="ro1">
          <table:table-cell office:value-type="float" office:value="1475346474.696" calcext:value-type="float">
            <text:p>1475346474.696</text:p>
          </table:table-cell>
          <table:table-cell office:value-type="float" office:value="1475345269" calcext:value-type="float">
            <text:p>1475345269</text:p>
          </table:table-cell>
          <table:table-cell office:value-type="float" office:value="65.3694558" calcext:value-type="float">
            <text:p>65.3694558</text:p>
          </table:table-cell>
          <table:table-cell office:value-type="float" office:value="-147.5412023" calcext:value-type="float">
            <text:p>-147.5412023</text:p>
          </table:table-cell>
          <table:table-cell office:value-type="float" office:value="3916.45440124177" calcext:value-type="float">
            <text:p>3916.45440124177</text:p>
          </table:table-cell>
          <table:table-cell office:value-type="float" office:value="3784.54282139336" calcext:value-type="float">
            <text:p>3784.54282139336</text:p>
          </table:table-cell>
        </table:table-row>
        <table:table-row table:style-name="ro1">
          <table:table-cell office:value-type="float" office:value="1472132804.696" calcext:value-type="float">
            <text:p>1472132804.696</text:p>
          </table:table-cell>
          <table:table-cell office:value-type="float" office:value="1472132261" calcext:value-type="float">
            <text:p>1472132261</text:p>
          </table:table-cell>
          <table:table-cell office:value-type="float" office:value="66.1170762" calcext:value-type="float">
            <text:p>66.1170762</text:p>
          </table:table-cell>
          <table:table-cell office:value-type="float" office:value="-139.3556377" calcext:value-type="float">
            <text:p>-139.3556377</text:p>
          </table:table-cell>
          <table:table-cell office:value-type="float" office:value="4590.48084674248" calcext:value-type="float">
            <text:p>4590.48084674248</text:p>
          </table:table-cell>
          <table:table-cell office:value-type="float" office:value="2327.60551983122" calcext:value-type="float">
            <text:p>2327.60551983122</text:p>
          </table:table-cell>
        </table:table-row>
        <table:table-row table:style-name="ro1">
          <table:table-cell office:value-type="float" office:value="1462778098.197" calcext:value-type="float">
            <text:p>1462778098.197</text:p>
          </table:table-cell>
          <table:table-cell office:value-type="float" office:value="1462778081" calcext:value-type="float">
            <text:p>1462778081</text:p>
          </table:table-cell>
          <table:table-cell office:value-type="float" office:value="68.9335702" calcext:value-type="float">
            <text:p>68.9335702</text:p>
          </table:table-cell>
          <table:table-cell office:value-type="float" office:value="-144.0988633" calcext:value-type="float">
            <text:p>-144.0988633</text:p>
          </table:table-cell>
          <table:table-cell office:value-type="float" office:value="4781.20385562895" calcext:value-type="float">
            <text:p>4781.20385562895</text:p>
          </table:table-cell>
          <table:table-cell office:value-type="float" office:value="3150.20766244778" calcext:value-type="float">
            <text:p>3150.20766244778</text:p>
          </table:table-cell>
        </table:table-row>
        <table:table-row table:style-name="ro1">
          <table:table-cell office:value-type="float" office:value="1452251508.197" calcext:value-type="float">
            <text:p>1452251508.197</text:p>
          </table:table-cell>
          <table:table-cell office:value-type="float" office:value="1452250489" calcext:value-type="float">
            <text:p>1452250489</text:p>
          </table:table-cell>
          <table:table-cell office:value-type="float" office:value="68.513176" calcext:value-type="float">
            <text:p>68.513176</text:p>
          </table:table-cell>
          <table:table-cell office:value-type="float" office:value="-149.3568176" calcext:value-type="float">
            <text:p>-149.3568176</text:p>
          </table:table-cell>
          <table:table-cell office:value-type="float" office:value="3493.48362967892" calcext:value-type="float">
            <text:p>3493.48362967892</text:p>
          </table:table-cell>
          <table:table-cell office:value-type="float" office:value="1426.17806370381" calcext:value-type="float">
            <text:p>1426.17806370381</text:p>
          </table:table-cell>
        </table:table-row>
        <table:table-row table:style-name="ro1">
          <table:table-cell office:value-type="float" office:value="1471359523.696" calcext:value-type="float">
            <text:p>1471359523.696</text:p>
          </table:table-cell>
          <table:table-cell office:value-type="float" office:value="1471360207" calcext:value-type="float">
            <text:p>1471360207</text:p>
          </table:table-cell>
          <table:table-cell office:value-type="float" office:value="63.9012704" calcext:value-type="float">
            <text:p>63.9012704</text:p>
          </table:table-cell>
          <table:table-cell office:value-type="float" office:value="-146.3510659" calcext:value-type="float">
            <text:p>-146.3510659</text:p>
          </table:table-cell>
          <table:table-cell office:value-type="float" office:value="3495.05719462972" calcext:value-type="float">
            <text:p>3495.05719462972</text:p>
          </table:table-cell>
          <table:table-cell office:value-type="float" office:value="2062.66631818198" calcext:value-type="float">
            <text:p>2062.66631818198</text:p>
          </table:table-cell>
        </table:table-row>
        <table:table-row table:style-name="ro1">
          <table:table-cell office:value-type="float" office:value="1482040179.696" calcext:value-type="float">
            <text:p>1482040179.696</text:p>
          </table:table-cell>
          <table:table-cell office:value-type="float" office:value="1482038383" calcext:value-type="float">
            <text:p>1482038383</text:p>
          </table:table-cell>
          <table:table-cell office:value-type="float" office:value="62.3660979" calcext:value-type="float">
            <text:p>62.3660979</text:p>
          </table:table-cell>
          <table:table-cell office:value-type="float" office:value="-153.137822" calcext:value-type="float">
            <text:p>-153.137822</text:p>
          </table:table-cell>
          <table:table-cell office:value-type="float" office:value="3830.80949517937" calcext:value-type="float">
            <text:p>3830.80949517937</text:p>
          </table:table-cell>
          <table:table-cell office:value-type="float" office:value="2286.45568591909" calcext:value-type="float">
            <text:p>2286.45568591909</text:p>
          </table:table-cell>
        </table:table-row>
        <table:table-row table:style-name="ro1">
          <table:table-cell office:value-type="float" office:value="1482040179.696" calcext:value-type="float">
            <text:p>1482040179.696</text:p>
          </table:table-cell>
          <table:table-cell office:value-type="float" office:value="1482039850" calcext:value-type="float">
            <text:p>1482039850</text:p>
          </table:table-cell>
          <table:table-cell office:value-type="float" office:value="62.3660979" calcext:value-type="float">
            <text:p>62.3660979</text:p>
          </table:table-cell>
          <table:table-cell office:value-type="float" office:value="-153.137822" calcext:value-type="float">
            <text:p>-153.137822</text:p>
          </table:table-cell>
          <table:table-cell office:value-type="float" office:value="3830.80949517937" calcext:value-type="float">
            <text:p>3830.80949517937</text:p>
          </table:table-cell>
          <table:table-cell office:value-type="float" office:value="2359.00674550833" calcext:value-type="float">
            <text:p>2359.00674550833</text:p>
          </table:table-cell>
        </table:table-row>
        <table:table-row table:style-name="ro1">
          <table:table-cell office:value-type="float" office:value="1482040179.696" calcext:value-type="float">
            <text:p>1482040179.696</text:p>
          </table:table-cell>
          <table:table-cell office:value-type="float" office:value="1482041947" calcext:value-type="float">
            <text:p>1482041947</text:p>
          </table:table-cell>
          <table:table-cell office:value-type="float" office:value="62.3660979" calcext:value-type="float">
            <text:p>62.3660979</text:p>
          </table:table-cell>
          <table:table-cell office:value-type="float" office:value="-153.137822" calcext:value-type="float">
            <text:p>-153.137822</text:p>
          </table:table-cell>
          <table:table-cell office:value-type="float" office:value="3830.80949517937" calcext:value-type="float">
            <text:p>3830.80949517937</text:p>
          </table:table-cell>
          <table:table-cell office:value-type="float" office:value="2333.68303609403" calcext:value-type="float">
            <text:p>2333.68303609403</text:p>
          </table:table-cell>
        </table:table-row>
        <table:table-row table:style-name="ro1">
          <table:table-cell office:value-type="float" office:value="1453446385.197" calcext:value-type="float">
            <text:p>1453446385.197</text:p>
          </table:table-cell>
          <table:table-cell office:value-type="float" office:value="1453446077" calcext:value-type="float">
            <text:p>1453446077</text:p>
          </table:table-cell>
          <table:table-cell office:value-type="float" office:value="68.2662337" calcext:value-type="float">
            <text:p>68.2662337</text:p>
          </table:table-cell>
          <table:table-cell office:value-type="float" office:value="-149.0406126" calcext:value-type="float">
            <text:p>-149.0406126</text:p>
          </table:table-cell>
          <table:table-cell office:value-type="float" office:value="3461.60668320352" calcext:value-type="float">
            <text:p>3461.60668320352</text:p>
          </table:table-cell>
          <table:table-cell office:value-type="float" office:value="2026.69402975476" calcext:value-type="float">
            <text:p>2026.69402975476</text:p>
          </table:table-cell>
        </table:table-row>
        <table:table-row table:style-name="ro1">
          <table:table-cell office:value-type="float" office:value="1453446359.696" calcext:value-type="float">
            <text:p>1453446359.696</text:p>
          </table:table-cell>
          <table:table-cell office:value-type="float" office:value="1453446077" calcext:value-type="float">
            <text:p>1453446077</text:p>
          </table:table-cell>
          <table:table-cell office:value-type="float" office:value="66.9570026" calcext:value-type="float">
            <text:p>66.9570026</text:p>
          </table:table-cell>
          <table:table-cell office:value-type="float" office:value="-147.947225" calcext:value-type="float">
            <text:p>-147.947225</text:p>
          </table:table-cell>
          <table:table-cell office:value-type="float" office:value="4061.49358251705" calcext:value-type="float">
            <text:p>4061.49358251705</text:p>
          </table:table-cell>
          <table:table-cell office:value-type="float" office:value="2026.69402975476" calcext:value-type="float">
            <text:p>2026.69402975476</text:p>
          </table:table-cell>
        </table:table-row>
        <table:table-row table:style-name="ro1">
          <table:table-cell office:value-type="float" office:value="1479840854.197" calcext:value-type="float">
            <text:p>1479840854.197</text:p>
          </table:table-cell>
          <table:table-cell office:value-type="float" office:value="1479839562" calcext:value-type="float">
            <text:p>1479839562</text:p>
          </table:table-cell>
          <table:table-cell office:value-type="float" office:value="66.346539" calcext:value-type="float">
            <text:p>66.346539</text:p>
          </table:table-cell>
          <table:table-cell office:value-type="float" office:value="-146.0264901" calcext:value-type="float">
            <text:p>-146.0264901</text:p>
          </table:table-cell>
          <table:table-cell office:value-type="float" office:value="5002.57004170586" calcext:value-type="float">
            <text:p>5002.57004170586</text:p>
          </table:table-cell>
          <table:table-cell office:value-type="float" office:value="2901.34528345707" calcext:value-type="float">
            <text:p>2901.34528345707</text:p>
          </table:table-cell>
        </table:table-row>
        <table:table-row table:style-name="ro1">
          <table:table-cell office:value-type="float" office:value="1460812918.197" calcext:value-type="float">
            <text:p>1460812918.197</text:p>
          </table:table-cell>
          <table:table-cell office:value-type="float" office:value="1460811941" calcext:value-type="float">
            <text:p>1460811941</text:p>
          </table:table-cell>
          <table:table-cell office:value-type="float" office:value="65.2851977" calcext:value-type="float">
            <text:p>65.2851977</text:p>
          </table:table-cell>
          <table:table-cell office:value-type="float" office:value="-154.8444333" calcext:value-type="float">
            <text:p>-154.8444333</text:p>
          </table:table-cell>
          <table:table-cell office:value-type="float" office:value="3596.42675709676" calcext:value-type="float">
            <text:p>3596.42675709676</text:p>
          </table:table-cell>
          <table:table-cell office:value-type="float" office:value="2000.89560298848" calcext:value-type="float">
            <text:p>2000.89560298848</text:p>
          </table:table-cell>
        </table:table-row>
        <table:table-row table:style-name="ro1">
          <table:table-cell office:value-type="float" office:value="1460886818.696" calcext:value-type="float">
            <text:p>1460886818.696</text:p>
          </table:table-cell>
          <table:table-cell office:value-type="float" office:value="1460885533" calcext:value-type="float">
            <text:p>1460885533</text:p>
          </table:table-cell>
          <table:table-cell office:value-type="float" office:value="67.9194993" calcext:value-type="float">
            <text:p>67.9194993</text:p>
          </table:table-cell>
          <table:table-cell office:value-type="float" office:value="-153.8681131" calcext:value-type="float">
            <text:p>-153.8681131</text:p>
          </table:table-cell>
          <table:table-cell office:value-type="float" office:value="5434.09351469362" calcext:value-type="float">
            <text:p>5434.09351469362</text:p>
          </table:table-cell>
          <table:table-cell office:value-type="float" office:value="2870.14627056571" calcext:value-type="float">
            <text:p>2870.14627056571</text:p>
          </table:table-cell>
        </table:table-row>
        <table:table-row table:style-name="ro1">
          <table:table-cell office:value-type="float" office:value="1469365085.197" calcext:value-type="float">
            <text:p>1469365085.197</text:p>
          </table:table-cell>
          <table:table-cell office:value-type="float" office:value="1469363479" calcext:value-type="float">
            <text:p>1469363479</text:p>
          </table:table-cell>
          <table:table-cell office:value-type="float" office:value="65.3236451" calcext:value-type="float">
            <text:p>65.3236451</text:p>
          </table:table-cell>
          <table:table-cell office:value-type="float" office:value="-141.4564569" calcext:value-type="float">
            <text:p>-141.4564569</text:p>
          </table:table-cell>
          <table:table-cell office:value-type="float" office:value="3586.37573810177" calcext:value-type="float">
            <text:p>3586.37573810177</text:p>
          </table:table-cell>
          <table:table-cell office:value-type="float" office:value="1375.59789510419" calcext:value-type="float">
            <text:p>1375.59789510419</text:p>
          </table:table-cell>
        </table:table-row>
        <table:table-row table:style-name="ro1">
          <table:table-cell office:value-type="float" office:value="1469365085.197" calcext:value-type="float">
            <text:p>1469365085.197</text:p>
          </table:table-cell>
          <table:table-cell office:value-type="float" office:value="1469364993" calcext:value-type="float">
            <text:p>1469364993</text:p>
          </table:table-cell>
          <table:table-cell office:value-type="float" office:value="65.3236451" calcext:value-type="float">
            <text:p>65.3236451</text:p>
          </table:table-cell>
          <table:table-cell office:value-type="float" office:value="-141.4564569" calcext:value-type="float">
            <text:p>-141.4564569</text:p>
          </table:table-cell>
          <table:table-cell office:value-type="float" office:value="3586.37573810177" calcext:value-type="float">
            <text:p>3586.37573810177</text:p>
          </table:table-cell>
          <table:table-cell office:value-type="float" office:value="1463.54754589896" calcext:value-type="float">
            <text:p>1463.54754589896</text:p>
          </table:table-cell>
        </table:table-row>
        <table:table-row table:style-name="ro1">
          <table:table-cell office:value-type="float" office:value="1473108042.696" calcext:value-type="float">
            <text:p>1473108042.696</text:p>
          </table:table-cell>
          <table:table-cell office:value-type="float" office:value="1473109132" calcext:value-type="float">
            <text:p>1473109132</text:p>
          </table:table-cell>
          <table:table-cell office:value-type="float" office:value="67.3172612" calcext:value-type="float">
            <text:p>67.3172612</text:p>
          </table:table-cell>
          <table:table-cell office:value-type="float" office:value="-146.3297937" calcext:value-type="float">
            <text:p>-146.3297937</text:p>
          </table:table-cell>
          <table:table-cell office:value-type="float" office:value="4562.28703197959" calcext:value-type="float">
            <text:p>4562.28703197959</text:p>
          </table:table-cell>
          <table:table-cell office:value-type="float" office:value="1747.09466447199" calcext:value-type="float">
            <text:p>1747.09466447199</text:p>
          </table:table-cell>
        </table:table-row>
        <table:table-row table:style-name="ro1">
          <table:table-cell office:value-type="float" office:value="1470154199.696" calcext:value-type="float">
            <text:p>1470154199.696</text:p>
          </table:table-cell>
          <table:table-cell office:value-type="float" office:value="1470152931" calcext:value-type="float">
            <text:p>1470152931</text:p>
          </table:table-cell>
          <table:table-cell office:value-type="float" office:value="66.4435014" calcext:value-type="float">
            <text:p>66.4435014</text:p>
          </table:table-cell>
          <table:table-cell office:value-type="float" office:value="-145.6814542" calcext:value-type="float">
            <text:p>-145.6814542</text:p>
          </table:table-cell>
          <table:table-cell office:value-type="float" office:value="3977.30532767187" calcext:value-type="float">
            <text:p>3977.30532767187</text:p>
          </table:table-cell>
          <table:table-cell office:value-type="float" office:value="2701.89990520965" calcext:value-type="float">
            <text:p>2701.89990520965</text:p>
          </table:table-cell>
        </table:table-row>
        <table:table-row table:style-name="ro1">
          <table:table-cell office:value-type="float" office:value="1470154199.696" calcext:value-type="float">
            <text:p>1470154199.696</text:p>
          </table:table-cell>
          <table:table-cell office:value-type="float" office:value="1470153587" calcext:value-type="float">
            <text:p>1470153587</text:p>
          </table:table-cell>
          <table:table-cell office:value-type="float" office:value="66.4435014" calcext:value-type="float">
            <text:p>66.4435014</text:p>
          </table:table-cell>
          <table:table-cell office:value-type="float" office:value="-145.6814542" calcext:value-type="float">
            <text:p>-145.6814542</text:p>
          </table:table-cell>
          <table:table-cell office:value-type="float" office:value="3977.30532767187" calcext:value-type="float">
            <text:p>3977.30532767187</text:p>
          </table:table-cell>
          <table:table-cell office:value-type="float" office:value="2008.61352252767" calcext:value-type="float">
            <text:p>2008.61352252767</text:p>
          </table:table-cell>
        </table:table-row>
        <table:table-row table:style-name="ro1">
          <table:table-cell office:value-type="float" office:value="1477410819.696" calcext:value-type="float">
            <text:p>1477410819.696</text:p>
          </table:table-cell>
          <table:table-cell office:value-type="float" office:value="1477411679" calcext:value-type="float">
            <text:p>1477411679</text:p>
          </table:table-cell>
          <table:table-cell office:value-type="float" office:value="63.5570178" calcext:value-type="float">
            <text:p>63.5570178</text:p>
          </table:table-cell>
          <table:table-cell office:value-type="float" office:value="-142.1852178" calcext:value-type="float">
            <text:p>-142.1852178</text:p>
          </table:table-cell>
          <table:table-cell office:value-type="float" office:value="3242.65521021119" calcext:value-type="float">
            <text:p>3242.65521021119</text:p>
          </table:table-cell>
          <table:table-cell office:value-type="float" office:value="3785.99368746264" calcext:value-type="float">
            <text:p>3785.99368746264</text:p>
          </table:table-cell>
        </table:table-row>
        <table:table-row table:style-name="ro1">
          <table:table-cell office:value-type="float" office:value="1478620338.696" calcext:value-type="float">
            <text:p>1478620338.696</text:p>
          </table:table-cell>
          <table:table-cell office:value-type="float" office:value="1478621964" calcext:value-type="float">
            <text:p>1478621964</text:p>
          </table:table-cell>
          <table:table-cell office:value-type="float" office:value="66.3868943" calcext:value-type="float">
            <text:p>66.3868943</text:p>
          </table:table-cell>
          <table:table-cell office:value-type="float" office:value="-145.0045252" calcext:value-type="float">
            <text:p>-145.0045252</text:p>
          </table:table-cell>
          <table:table-cell office:value-type="float" office:value="3387.99717659014" calcext:value-type="float">
            <text:p>3387.99717659014</text:p>
          </table:table-cell>
          <table:table-cell office:value-type="float" office:value="2512.1687297271" calcext:value-type="float">
            <text:p>2512.1687297271</text:p>
          </table:table-cell>
        </table:table-row>
        <table:table-row table:style-name="ro1">
          <table:table-cell office:value-type="float" office:value="1463826621.696" calcext:value-type="float">
            <text:p>1463826621.696</text:p>
          </table:table-cell>
          <table:table-cell office:value-type="float" office:value="1463826643" calcext:value-type="float">
            <text:p>1463826643</text:p>
          </table:table-cell>
          <table:table-cell office:value-type="float" office:value="62.8507546" calcext:value-type="float">
            <text:p>62.8507546</text:p>
          </table:table-cell>
          <table:table-cell office:value-type="float" office:value="-156.2404208" calcext:value-type="float">
            <text:p>-156.2404208</text:p>
          </table:table-cell>
          <table:table-cell office:value-type="float" office:value="4477.93731415936" calcext:value-type="float">
            <text:p>4477.93731415936</text:p>
          </table:table-cell>
          <table:table-cell office:value-type="float" office:value="1715.82149826939" calcext:value-type="float">
            <text:p>1715.82149826939</text:p>
          </table:table-cell>
        </table:table-row>
        <table:table-row table:style-name="ro1">
          <table:table-cell office:value-type="float" office:value="1459089896.696" calcext:value-type="float">
            <text:p>1459089896.696</text:p>
          </table:table-cell>
          <table:table-cell office:value-type="float" office:value="1459089349" calcext:value-type="float">
            <text:p>1459089349</text:p>
          </table:table-cell>
          <table:table-cell office:value-type="float" office:value="68.759457" calcext:value-type="float">
            <text:p>68.759457</text:p>
          </table:table-cell>
          <table:table-cell office:value-type="float" office:value="-150.8856285" calcext:value-type="float">
            <text:p>-150.8856285</text:p>
          </table:table-cell>
          <table:table-cell office:value-type="float" office:value="3559.61898906844" calcext:value-type="float">
            <text:p>3559.61898906844</text:p>
          </table:table-cell>
          <table:table-cell office:value-type="float" office:value="1923.0357889209" calcext:value-type="float">
            <text:p>1923.0357889209</text:p>
          </table:table-cell>
        </table:table-row>
        <table:table-row table:style-name="ro1">
          <table:table-cell office:value-type="float" office:value="1459089896.696" calcext:value-type="float">
            <text:p>1459089896.696</text:p>
          </table:table-cell>
          <table:table-cell office:value-type="float" office:value="1459090863" calcext:value-type="float">
            <text:p>1459090863</text:p>
          </table:table-cell>
          <table:table-cell office:value-type="float" office:value="68.759457" calcext:value-type="float">
            <text:p>68.759457</text:p>
          </table:table-cell>
          <table:table-cell office:value-type="float" office:value="-150.8856285" calcext:value-type="float">
            <text:p>-150.8856285</text:p>
          </table:table-cell>
          <table:table-cell office:value-type="float" office:value="3559.61898906844" calcext:value-type="float">
            <text:p>3559.61898906844</text:p>
          </table:table-cell>
          <table:table-cell office:value-type="float" office:value="1914.38007676967" calcext:value-type="float">
            <text:p>1914.38007676967</text:p>
          </table:table-cell>
        </table:table-row>
        <table:table-row table:style-name="ro1">
          <table:table-cell office:value-type="float" office:value="1482495982.696" calcext:value-type="float">
            <text:p>1482495982.696</text:p>
          </table:table-cell>
          <table:table-cell office:value-type="float" office:value="1482496989" calcext:value-type="float">
            <text:p>1482496989</text:p>
          </table:table-cell>
          <table:table-cell office:value-type="float" office:value="65.3174952" calcext:value-type="float">
            <text:p>65.3174952</text:p>
          </table:table-cell>
          <table:table-cell office:value-type="float" office:value="-155.158971" calcext:value-type="float">
            <text:p>-155.158971</text:p>
          </table:table-cell>
          <table:table-cell office:value-type="float" office:value="3471.51587070726" calcext:value-type="float">
            <text:p>3471.51587070726</text:p>
          </table:table-cell>
          <table:table-cell office:value-type="float" office:value="10940.9764307339" calcext:value-type="float">
            <text:p>10940.9764307339</text:p>
          </table:table-cell>
        </table:table-row>
        <table:table-row table:style-name="ro1">
          <table:table-cell office:value-type="float" office:value="1482495927.197" calcext:value-type="float">
            <text:p>1482495927.197</text:p>
          </table:table-cell>
          <table:table-cell office:value-type="float" office:value="1482496989" calcext:value-type="float">
            <text:p>1482496989</text:p>
          </table:table-cell>
          <table:table-cell office:value-type="float" office:value="68.4081868" calcext:value-type="float">
            <text:p>68.4081868</text:p>
          </table:table-cell>
          <table:table-cell office:value-type="float" office:value="-154.4494088" calcext:value-type="float">
            <text:p>-154.4494088</text:p>
          </table:table-cell>
          <table:table-cell office:value-type="float" office:value="3024.71500831863" calcext:value-type="float">
            <text:p>3024.71500831863</text:p>
          </table:table-cell>
          <table:table-cell office:value-type="float" office:value="10940.9764307339" calcext:value-type="float">
            <text:p>10940.9764307339</text:p>
          </table:table-cell>
        </table:table-row>
        <table:table-row table:style-name="ro1">
          <table:table-cell office:value-type="float" office:value="1469551544.197" calcext:value-type="float">
            <text:p>1469551544.197</text:p>
          </table:table-cell>
          <table:table-cell office:value-type="float" office:value="1469553339" calcext:value-type="float">
            <text:p>1469553339</text:p>
          </table:table-cell>
          <table:table-cell office:value-type="float" office:value="68.4272666" calcext:value-type="float">
            <text:p>68.4272666</text:p>
          </table:table-cell>
          <table:table-cell office:value-type="float" office:value="-145.1232854" calcext:value-type="float">
            <text:p>-145.1232854</text:p>
          </table:table-cell>
          <table:table-cell office:value-type="float" office:value="4471.9164065677" calcext:value-type="float">
            <text:p>4471.9164065677</text:p>
          </table:table-cell>
          <table:table-cell office:value-type="float" office:value="1956.59426113186" calcext:value-type="float">
            <text:p>1956.59426113186</text:p>
          </table:table-cell>
        </table:table-row>
        <table:table-row table:style-name="ro1">
          <table:table-cell office:value-type="float" office:value="1455810713.197" calcext:value-type="float">
            <text:p>1455810713.197</text:p>
          </table:table-cell>
          <table:table-cell office:value-type="float" office:value="1455810784" calcext:value-type="float">
            <text:p>1455810784</text:p>
          </table:table-cell>
          <table:table-cell office:value-type="float" office:value="64.8490761" calcext:value-type="float">
            <text:p>64.8490761</text:p>
          </table:table-cell>
          <table:table-cell office:value-type="float" office:value="-148.2334981" calcext:value-type="float">
            <text:p>-148.2334981</text:p>
          </table:table-cell>
          <table:table-cell office:value-type="float" office:value="3513.19901048567" calcext:value-type="float">
            <text:p>3513.19901048567</text:p>
          </table:table-cell>
          <table:table-cell office:value-type="float" office:value="3158.09831525551" calcext:value-type="float">
            <text:p>3158.09831525551</text:p>
          </table:table-cell>
        </table:table-row>
        <table:table-row table:style-name="ro1">
          <table:table-cell office:value-type="float" office:value="1454603682.197" calcext:value-type="float">
            <text:p>1454603682.197</text:p>
          </table:table-cell>
          <table:table-cell office:value-type="float" office:value="1454602385" calcext:value-type="float">
            <text:p>1454602385</text:p>
          </table:table-cell>
          <table:table-cell office:value-type="float" office:value="65.4181178" calcext:value-type="float">
            <text:p>65.4181178</text:p>
          </table:table-cell>
          <table:table-cell office:value-type="float" office:value="-140.2538482" calcext:value-type="float">
            <text:p>-140.2538482</text:p>
          </table:table-cell>
          <table:table-cell office:value-type="float" office:value="6415.48013970726" calcext:value-type="float">
            <text:p>6415.48013970726</text:p>
          </table:table-cell>
          <table:table-cell office:value-type="float" office:value="2698.10560459401" calcext:value-type="float">
            <text:p>2698.10560459401</text:p>
          </table:table-cell>
        </table:table-row>
        <table:table-row table:style-name="ro1">
          <table:table-cell office:value-type="float" office:value="1457702457.197" calcext:value-type="float">
            <text:p>1457702457.197</text:p>
          </table:table-cell>
          <table:table-cell office:value-type="float" office:value="1457703019" calcext:value-type="float">
            <text:p>1457703019</text:p>
          </table:table-cell>
          <table:table-cell office:value-type="float" office:value="64.7114921" calcext:value-type="float">
            <text:p>64.7114921</text:p>
          </table:table-cell>
          <table:table-cell office:value-type="float" office:value="-141.3951044" calcext:value-type="float">
            <text:p>-141.3951044</text:p>
          </table:table-cell>
          <table:table-cell office:value-type="float" office:value="3708.59548666527" calcext:value-type="float">
            <text:p>3708.59548666527</text:p>
          </table:table-cell>
          <table:table-cell office:value-type="float" office:value="5553.0763873425" calcext:value-type="float">
            <text:p>5553.0763873425</text:p>
          </table:table-cell>
        </table:table-row>
        <table:table-row table:style-name="ro1">
          <table:table-cell office:value-type="float" office:value="1457702455.197" calcext:value-type="float">
            <text:p>1457702455.197</text:p>
          </table:table-cell>
          <table:table-cell office:value-type="float" office:value="1457703019" calcext:value-type="float">
            <text:p>1457703019</text:p>
          </table:table-cell>
          <table:table-cell office:value-type="float" office:value="64.5186323" calcext:value-type="float">
            <text:p>64.5186323</text:p>
          </table:table-cell>
          <table:table-cell office:value-type="float" office:value="-139.9291056" calcext:value-type="float">
            <text:p>-139.9291056</text:p>
          </table:table-cell>
          <table:table-cell office:value-type="float" office:value="3571.37239196254" calcext:value-type="float">
            <text:p>3571.37239196254</text:p>
          </table:table-cell>
          <table:table-cell office:value-type="float" office:value="5553.0763873425" calcext:value-type="float">
            <text:p>5553.0763873425</text:p>
          </table:table-cell>
        </table:table-row>
        <table:table-row table:style-name="ro1">
          <table:table-cell office:value-type="float" office:value="1457702457.197" calcext:value-type="float">
            <text:p>1457702457.197</text:p>
          </table:table-cell>
          <table:table-cell office:value-type="float" office:value="1457703238" calcext:value-type="float">
            <text:p>1457703238</text:p>
          </table:table-cell>
          <table:table-cell office:value-type="float" office:value="64.7114921" calcext:value-type="float">
            <text:p>64.7114921</text:p>
          </table:table-cell>
          <table:table-cell office:value-type="float" office:value="-141.3951044" calcext:value-type="float">
            <text:p>-141.3951044</text:p>
          </table:table-cell>
          <table:table-cell office:value-type="float" office:value="3708.59548666527" calcext:value-type="float">
            <text:p>3708.59548666527</text:p>
          </table:table-cell>
          <table:table-cell office:value-type="float" office:value="5356.41411174677" calcext:value-type="float">
            <text:p>5356.41411174677</text:p>
          </table:table-cell>
        </table:table-row>
        <table:table-row table:style-name="ro1">
          <table:table-cell office:value-type="float" office:value="1457702455.197" calcext:value-type="float">
            <text:p>1457702455.197</text:p>
          </table:table-cell>
          <table:table-cell office:value-type="float" office:value="1457703238" calcext:value-type="float">
            <text:p>1457703238</text:p>
          </table:table-cell>
          <table:table-cell office:value-type="float" office:value="64.5186323" calcext:value-type="float">
            <text:p>64.5186323</text:p>
          </table:table-cell>
          <table:table-cell office:value-type="float" office:value="-139.9291056" calcext:value-type="float">
            <text:p>-139.9291056</text:p>
          </table:table-cell>
          <table:table-cell office:value-type="float" office:value="3571.37239196254" calcext:value-type="float">
            <text:p>3571.37239196254</text:p>
          </table:table-cell>
          <table:table-cell office:value-type="float" office:value="5356.41411174677" calcext:value-type="float">
            <text:p>5356.41411174677</text:p>
          </table:table-cell>
        </table:table-row>
        <table:table-row table:style-name="ro1">
          <table:table-cell office:value-type="float" office:value="1457702457.197" calcext:value-type="float">
            <text:p>1457702457.197</text:p>
          </table:table-cell>
          <table:table-cell office:value-type="float" office:value="1457703456" calcext:value-type="float">
            <text:p>1457703456</text:p>
          </table:table-cell>
          <table:table-cell office:value-type="float" office:value="64.7114921" calcext:value-type="float">
            <text:p>64.7114921</text:p>
          </table:table-cell>
          <table:table-cell office:value-type="float" office:value="-141.3951044" calcext:value-type="float">
            <text:p>-141.3951044</text:p>
          </table:table-cell>
          <table:table-cell office:value-type="float" office:value="3708.59548666527" calcext:value-type="float">
            <text:p>3708.59548666527</text:p>
          </table:table-cell>
          <table:table-cell office:value-type="float" office:value="5326.40805459899" calcext:value-type="float">
            <text:p>5326.40805459899</text:p>
          </table:table-cell>
        </table:table-row>
        <table:table-row table:style-name="ro1">
          <table:table-cell office:value-type="float" office:value="1457702455.197" calcext:value-type="float">
            <text:p>1457702455.197</text:p>
          </table:table-cell>
          <table:table-cell office:value-type="float" office:value="1457703456" calcext:value-type="float">
            <text:p>1457703456</text:p>
          </table:table-cell>
          <table:table-cell office:value-type="float" office:value="64.5186323" calcext:value-type="float">
            <text:p>64.5186323</text:p>
          </table:table-cell>
          <table:table-cell office:value-type="float" office:value="-139.9291056" calcext:value-type="float">
            <text:p>-139.9291056</text:p>
          </table:table-cell>
          <table:table-cell office:value-type="float" office:value="3571.37239196254" calcext:value-type="float">
            <text:p>3571.37239196254</text:p>
          </table:table-cell>
          <table:table-cell office:value-type="float" office:value="5326.40805459899" calcext:value-type="float">
            <text:p>5326.40805459899</text:p>
          </table:table-cell>
        </table:table-row>
        <table:table-row table:style-name="ro1">
          <table:table-cell office:value-type="float" office:value="1457702457.197" calcext:value-type="float">
            <text:p>1457702457.197</text:p>
          </table:table-cell>
          <table:table-cell office:value-type="float" office:value="1457703602" calcext:value-type="float">
            <text:p>1457703602</text:p>
          </table:table-cell>
          <table:table-cell office:value-type="float" office:value="64.7114921" calcext:value-type="float">
            <text:p>64.7114921</text:p>
          </table:table-cell>
          <table:table-cell office:value-type="float" office:value="-141.3951044" calcext:value-type="float">
            <text:p>-141.3951044</text:p>
          </table:table-cell>
          <table:table-cell office:value-type="float" office:value="3708.59548666527" calcext:value-type="float">
            <text:p>3708.59548666527</text:p>
          </table:table-cell>
          <table:table-cell office:value-type="float" office:value="7527.01534045143" calcext:value-type="float">
            <text:p>7527.01534045143</text:p>
          </table:table-cell>
        </table:table-row>
        <table:table-row table:style-name="ro1">
          <table:table-cell office:value-type="float" office:value="1457702455.197" calcext:value-type="float">
            <text:p>1457702455.197</text:p>
          </table:table-cell>
          <table:table-cell office:value-type="float" office:value="1457703602" calcext:value-type="float">
            <text:p>1457703602</text:p>
          </table:table-cell>
          <table:table-cell office:value-type="float" office:value="64.5186323" calcext:value-type="float">
            <text:p>64.5186323</text:p>
          </table:table-cell>
          <table:table-cell office:value-type="float" office:value="-139.9291056" calcext:value-type="float">
            <text:p>-139.9291056</text:p>
          </table:table-cell>
          <table:table-cell office:value-type="float" office:value="3571.37239196254" calcext:value-type="float">
            <text:p>3571.37239196254</text:p>
          </table:table-cell>
          <table:table-cell office:value-type="float" office:value="7527.01534045143" calcext:value-type="float">
            <text:p>7527.01534045143</text:p>
          </table:table-cell>
        </table:table-row>
        <table:table-row table:style-name="ro1">
          <table:table-cell office:value-type="float" office:value="1473842299.696" calcext:value-type="float">
            <text:p>1473842299.696</text:p>
          </table:table-cell>
          <table:table-cell office:value-type="float" office:value="1473841317" calcext:value-type="float">
            <text:p>1473841317</text:p>
          </table:table-cell>
          <table:table-cell office:value-type="float" office:value="68.678995" calcext:value-type="float">
            <text:p>68.678995</text:p>
          </table:table-cell>
          <table:table-cell office:value-type="float" office:value="-145.4104815" calcext:value-type="float">
            <text:p>-145.4104815</text:p>
          </table:table-cell>
          <table:table-cell office:value-type="float" office:value="3574.4653434015" calcext:value-type="float">
            <text:p>3574.4653434015</text:p>
          </table:table-cell>
          <table:table-cell office:value-type="float" office:value="1917.81648620234" calcext:value-type="float">
            <text:p>1917.81648620234</text:p>
          </table:table-cell>
        </table:table-row>
        <table:table-row table:style-name="ro1">
          <table:table-cell office:value-type="float" office:value="1478159390.197" calcext:value-type="float">
            <text:p>1478159390.197</text:p>
          </table:table-cell>
          <table:table-cell office:value-type="float" office:value="1478158926" calcext:value-type="float">
            <text:p>1478158926</text:p>
          </table:table-cell>
          <table:table-cell office:value-type="float" office:value="66.9946565" calcext:value-type="float">
            <text:p>66.9946565</text:p>
          </table:table-cell>
          <table:table-cell office:value-type="float" office:value="-139.4964168" calcext:value-type="float">
            <text:p>-139.4964168</text:p>
          </table:table-cell>
          <table:table-cell office:value-type="float" office:value="4839.81744100833" calcext:value-type="float">
            <text:p>4839.81744100833</text:p>
          </table:table-cell>
          <table:table-cell office:value-type="float" office:value="2315.92847947459" calcext:value-type="float">
            <text:p>2315.92847947459</text:p>
          </table:table-cell>
        </table:table-row>
        <table:table-row table:style-name="ro1">
          <table:table-cell office:value-type="float" office:value="1471876904.197" calcext:value-type="float">
            <text:p>1471876904.197</text:p>
          </table:table-cell>
          <table:table-cell office:value-type="float" office:value="1471878021" calcext:value-type="float">
            <text:p>1471878021</text:p>
          </table:table-cell>
          <table:table-cell office:value-type="float" office:value="63.1531595" calcext:value-type="float">
            <text:p>63.1531595</text:p>
          </table:table-cell>
          <table:table-cell office:value-type="float" office:value="-149.939258" calcext:value-type="float">
            <text:p>-149.939258</text:p>
          </table:table-cell>
          <table:table-cell office:value-type="float" office:value="5616.20811689823" calcext:value-type="float">
            <text:p>5616.20811689823</text:p>
          </table:table-cell>
          <table:table-cell office:value-type="float" office:value="1758.87972875364" calcext:value-type="float">
            <text:p>1758.87972875364</text:p>
          </table:table-cell>
        </table:table-row>
        <table:table-row table:style-name="ro1">
          <table:table-cell office:value-type="float" office:value="1471876993.696" calcext:value-type="float">
            <text:p>1471876993.696</text:p>
          </table:table-cell>
          <table:table-cell office:value-type="float" office:value="1471878021" calcext:value-type="float">
            <text:p>1471878021</text:p>
          </table:table-cell>
          <table:table-cell office:value-type="float" office:value="68.8075998" calcext:value-type="float">
            <text:p>68.8075998</text:p>
          </table:table-cell>
          <table:table-cell office:value-type="float" office:value="-148.9525938" calcext:value-type="float">
            <text:p>-148.9525938</text:p>
          </table:table-cell>
          <table:table-cell office:value-type="float" office:value="3213.97985183839" calcext:value-type="float">
            <text:p>3213.97985183839</text:p>
          </table:table-cell>
          <table:table-cell office:value-type="float" office:value="1758.87972875364" calcext:value-type="float">
            <text:p>1758.87972875364</text:p>
          </table:table-cell>
        </table:table-row>
        <table:table-row table:style-name="ro1">
          <table:table-cell office:value-type="float" office:value="1453570628.696" calcext:value-type="float">
            <text:p>1453570628.696</text:p>
          </table:table-cell>
          <table:table-cell office:value-type="float" office:value="1453569110" calcext:value-type="float">
            <text:p>1453569110</text:p>
          </table:table-cell>
          <table:table-cell office:value-type="float" office:value="65.056951" calcext:value-type="float">
            <text:p>65.056951</text:p>
          </table:table-cell>
          <table:table-cell office:value-type="float" office:value="-141.0548449" calcext:value-type="float">
            <text:p>-141.0548449</text:p>
          </table:table-cell>
          <table:table-cell office:value-type="float" office:value="3652.75037365444" calcext:value-type="float">
            <text:p>3652.75037365444</text:p>
          </table:table-cell>
          <table:table-cell office:value-type="float" office:value="1914.18851888284" calcext:value-type="float">
            <text:p>1914.18851888284</text:p>
          </table:table-cell>
        </table:table-row>
        <table:table-row table:style-name="ro1">
          <table:table-cell office:value-type="float" office:value="1453570629.696" calcext:value-type="float">
            <text:p>1453570629.696</text:p>
          </table:table-cell>
          <table:table-cell office:value-type="float" office:value="1453569110" calcext:value-type="float">
            <text:p>1453569110</text:p>
          </table:table-cell>
          <table:table-cell office:value-type="float" office:value="64.6764696" calcext:value-type="float">
            <text:p>64.6764696</text:p>
          </table:table-cell>
          <table:table-cell office:value-type="float" office:value="-139.5531498" calcext:value-type="float">
            <text:p>-139.5531498</text:p>
          </table:table-cell>
          <table:table-cell office:value-type="float" office:value="4040.69035179381" calcext:value-type="float">
            <text:p>4040.69035179381</text:p>
          </table:table-cell>
          <table:table-cell office:value-type="float" office:value="1914.18851888284" calcext:value-type="float">
            <text:p>1914.18851888284</text:p>
          </table:table-cell>
        </table:table-row>
        <table:table-row table:style-name="ro1">
          <table:table-cell office:value-type="float" office:value="1483056117.197" calcext:value-type="float">
            <text:p>1483056117.197</text:p>
          </table:table-cell>
          <table:table-cell office:value-type="float" office:value="1483056331" calcext:value-type="float">
            <text:p>1483056331</text:p>
          </table:table-cell>
          <table:table-cell office:value-type="float" office:value="68.9050288" calcext:value-type="float">
            <text:p>68.9050288</text:p>
          </table:table-cell>
          <table:table-cell office:value-type="float" office:value="-145.115839" calcext:value-type="float">
            <text:p>-145.115839</text:p>
          </table:table-cell>
          <table:table-cell office:value-type="float" office:value="3861.0546948381" calcext:value-type="float">
            <text:p>3861.0546948381</text:p>
          </table:table-cell>
          <table:table-cell office:value-type="float" office:value="2795.74548870676" calcext:value-type="float">
            <text:p>2795.74548870676</text:p>
          </table:table-cell>
        </table:table-row>
        <table:table-row table:style-name="ro1">
          <table:table-cell office:value-type="float" office:value="1481131406.197" calcext:value-type="float">
            <text:p>1481131406.197</text:p>
          </table:table-cell>
          <table:table-cell office:value-type="float" office:value="1481130654" calcext:value-type="float">
            <text:p>1481130654</text:p>
          </table:table-cell>
          <table:table-cell office:value-type="float" office:value="64.3804756" calcext:value-type="float">
            <text:p>64.3804756</text:p>
          </table:table-cell>
          <table:table-cell office:value-type="float" office:value="-142.0726778" calcext:value-type="float">
            <text:p>-142.0726778</text:p>
          </table:table-cell>
          <table:table-cell office:value-type="float" office:value="3203.17257315296" calcext:value-type="float">
            <text:p>3203.17257315296</text:p>
          </table:table-cell>
          <table:table-cell office:value-type="float" office:value="3612.0279546486" calcext:value-type="float">
            <text:p>3612.0279546486</text:p>
          </table:table-cell>
        </table:table-row>
        <table:table-row table:style-name="ro1">
          <table:table-cell office:value-type="float" office:value="1473770224.696" calcext:value-type="float">
            <text:p>1473770224.696</text:p>
          </table:table-cell>
          <table:table-cell office:value-type="float" office:value="1473769203" calcext:value-type="float">
            <text:p>1473769203</text:p>
          </table:table-cell>
          <table:table-cell office:value-type="float" office:value="64.1294577" calcext:value-type="float">
            <text:p>64.1294577</text:p>
          </table:table-cell>
          <table:table-cell office:value-type="float" office:value="-146.7195171" calcext:value-type="float">
            <text:p>-146.7195171</text:p>
          </table:table-cell>
          <table:table-cell office:value-type="float" office:value="4541.73685217804" calcext:value-type="float">
            <text:p>4541.73685217804</text:p>
          </table:table-cell>
          <table:table-cell office:value-type="float" office:value="1607.73890827299" calcext:value-type="float">
            <text:p>1607.73890827299</text:p>
          </table:table-cell>
        </table:table-row>
        <table:table-row table:style-name="ro1">
          <table:table-cell office:value-type="float" office:value="1452154924.696" calcext:value-type="float">
            <text:p>1452154924.696</text:p>
          </table:table-cell>
          <table:table-cell office:value-type="float" office:value="1452154253" calcext:value-type="float">
            <text:p>1452154253</text:p>
          </table:table-cell>
          <table:table-cell office:value-type="float" office:value="66.0235545" calcext:value-type="float">
            <text:p>66.0235545</text:p>
          </table:table-cell>
          <table:table-cell office:value-type="float" office:value="-147.0774014" calcext:value-type="float">
            <text:p>-147.0774014</text:p>
          </table:table-cell>
          <table:table-cell office:value-type="float" office:value="3595.83809052221" calcext:value-type="float">
            <text:p>3595.83809052221</text:p>
          </table:table-cell>
          <table:table-cell office:value-type="float" office:value="1472.16739085595" calcext:value-type="float">
            <text:p>1472.16739085595</text:p>
          </table:table-cell>
        </table:table-row>
        <table:table-row table:style-name="ro1">
          <table:table-cell office:value-type="float" office:value="1477858764.197" calcext:value-type="float">
            <text:p>1477858764.197</text:p>
          </table:table-cell>
          <table:table-cell office:value-type="float" office:value="1477857821" calcext:value-type="float">
            <text:p>1477857821</text:p>
          </table:table-cell>
          <table:table-cell office:value-type="float" office:value="68.8593616" calcext:value-type="float">
            <text:p>68.8593616</text:p>
          </table:table-cell>
          <table:table-cell office:value-type="float" office:value="-153.5756793" calcext:value-type="float">
            <text:p>-153.5756793</text:p>
          </table:table-cell>
          <table:table-cell office:value-type="float" office:value="4475.41697450153" calcext:value-type="float">
            <text:p>4475.41697450153</text:p>
          </table:table-cell>
          <table:table-cell office:value-type="float" office:value="1561.28730306471" calcext:value-type="float">
            <text:p>1561.28730306471</text:p>
          </table:table-cell>
        </table:table-row>
        <table:table-row table:style-name="ro1">
          <table:table-cell office:value-type="float" office:value="1479826287.197" calcext:value-type="float">
            <text:p>1479826287.197</text:p>
          </table:table-cell>
          <table:table-cell office:value-type="float" office:value="1479827763" calcext:value-type="float">
            <text:p>1479827763</text:p>
          </table:table-cell>
          <table:table-cell office:value-type="float" office:value="64.4819257" calcext:value-type="float">
            <text:p>64.4819257</text:p>
          </table:table-cell>
          <table:table-cell office:value-type="float" office:value="-148.1064851" calcext:value-type="float">
            <text:p>-148.1064851</text:p>
          </table:table-cell>
          <table:table-cell office:value-type="float" office:value="4381.10121505127" calcext:value-type="float">
            <text:p>4381.10121505127</text:p>
          </table:table-cell>
          <table:table-cell office:value-type="float" office:value="4476.84614075218" calcext:value-type="float">
            <text:p>4476.84614075218</text:p>
          </table:table-cell>
        </table:table-row>
        <table:table-row table:style-name="ro1">
          <table:table-cell office:value-type="float" office:value="1458046876.197" calcext:value-type="float">
            <text:p>1458046876.197</text:p>
          </table:table-cell>
          <table:table-cell office:value-type="float" office:value="1458048537" calcext:value-type="float">
            <text:p>1458048537</text:p>
          </table:table-cell>
          <table:table-cell office:value-type="float" office:value="63.854268" calcext:value-type="float">
            <text:p>63.854268</text:p>
          </table:table-cell>
          <table:table-cell office:value-type="float" office:value="-155.2867012" calcext:value-type="float">
            <text:p>-155.2867012</text:p>
          </table:table-cell>
          <table:table-cell office:value-type="float" office:value="3234.92265200284" calcext:value-type="float">
            <text:p>3234.92265200284</text:p>
          </table:table-cell>
          <table:table-cell office:value-type="float" office:value="2493.06813009368" calcext:value-type="float">
            <text:p>2493.06813009368</text:p>
          </table:table-cell>
        </table:table-row>
        <table:table-row table:style-name="ro1">
          <table:table-cell office:value-type="float" office:value="1458054951.197" calcext:value-type="float">
            <text:p>1458054951.197</text:p>
          </table:table-cell>
          <table:table-cell office:value-type="float" office:value="1458054601" calcext:value-type="float">
            <text:p>1458054601</text:p>
          </table:table-cell>
          <table:table-cell office:value-type="float" office:value="69.0538325" calcext:value-type="float">
            <text:p>69.0538325</text:p>
          </table:table-cell>
          <table:table-cell office:value-type="float" office:value="-143.3266888" calcext:value-type="float">
            <text:p>-143.3266888</text:p>
          </table:table-cell>
          <table:table-cell office:value-type="float" office:value="3399.73907221468" calcext:value-type="float">
            <text:p>3399.73907221468</text:p>
          </table:table-cell>
          <table:table-cell office:value-type="float" office:value="3406.46135608234" calcext:value-type="float">
            <text:p>3406.46135608234</text:p>
          </table:table-cell>
        </table:table-row>
        <table:table-row table:style-name="ro1">
          <table:table-cell office:value-type="float" office:value="1473514372.197" calcext:value-type="float">
            <text:p>1473514372.197</text:p>
          </table:table-cell>
          <table:table-cell office:value-type="float" office:value="1473514034" calcext:value-type="float">
            <text:p>1473514034</text:p>
          </table:table-cell>
          <table:table-cell office:value-type="float" office:value="63.9563118" calcext:value-type="float">
            <text:p>63.9563118</text:p>
          </table:table-cell>
          <table:table-cell office:value-type="float" office:value="-156.8994432" calcext:value-type="float">
            <text:p>-156.8994432</text:p>
          </table:table-cell>
          <table:table-cell office:value-type="float" office:value="4354.10131669879" calcext:value-type="float">
            <text:p>4354.10131669879</text:p>
          </table:table-cell>
          <table:table-cell office:value-type="float" office:value="2198.17454782941" calcext:value-type="float">
            <text:p>2198.17454782941</text:p>
          </table:table-cell>
        </table:table-row>
        <table:table-row table:style-name="ro1">
          <table:table-cell office:value-type="float" office:value="1473599660.197" calcext:value-type="float">
            <text:p>1473599660.197</text:p>
          </table:table-cell>
          <table:table-cell office:value-type="float" office:value="1473599134" calcext:value-type="float">
            <text:p>1473599134</text:p>
          </table:table-cell>
          <table:table-cell office:value-type="float" office:value="64.2504817" calcext:value-type="float">
            <text:p>64.2504817</text:p>
          </table:table-cell>
          <table:table-cell office:value-type="float" office:value="-153.472706" calcext:value-type="float">
            <text:p>-153.472706</text:p>
          </table:table-cell>
          <table:table-cell office:value-type="float" office:value="4865.63255905224" calcext:value-type="float">
            <text:p>4865.63255905224</text:p>
          </table:table-cell>
          <table:table-cell office:value-type="float" office:value="2394.91944051827" calcext:value-type="float">
            <text:p>2394.91944051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0:45:46.590599984</meta:creation-date>
    <meta:generator>LibreOffice/7.3.6.2$Linux_X86_64 LibreOffice_project/30$Build-2</meta:generator>
    <dc:date>2023-03-03T00:47:49.154532750</dc:date>
    <meta:editing-duration>PT2M3S</meta:editing-duration>
    <meta:editing-cycles>2</meta:editing-cycles>
    <meta:document-statistic meta:table-count="1" meta:cell-count="1434" meta:object-count="0"/>
  </office:meta>
</office:document-meta>
</file>